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/>
    <style:font-face style:name="verdana" svg:font-family="verdana, arial, helvetica, sans-serif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8.251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a0808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7" style:family="paragraph" style:parent-style-name="Standard_20__28_user_29_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fo:font-size="14pt" officeooo:paragraph-rsid="000a0808" style:font-size-asian="14pt" style:font-name-complex="Times New Roman2" style:font-size-complex="14pt"/>
    </style:style>
    <style:style style:name="P9" style:family="paragraph" style:parent-style-name="Standard_20__28_user_29_">
      <style:text-properties style:font-name="Times New Roman1" fo:font-size="14pt" officeooo:paragraph-rsid="000a0808" style:font-size-asian="14pt" style:font-name-complex="Times New Roman2" style:font-size-complex="14pt"/>
    </style:style>
    <style:style style:name="P10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b6ecf" style:font-size-asian="14pt" style:font-weight-asian="bold" style:font-name-complex="Times New Roman2" style:font-size-complex="14pt"/>
    </style:style>
    <style:style style:name="P13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_20__28_user_29_">
      <style:paragraph-properties fo:margin-top="0cm" fo:margin-bottom="0.282cm" style:contextual-spacing="false" fo:line-height="150%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text-properties style:font-name="Times New Roman1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_20__28_user_29_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_20__28_user_29_">
      <style:paragraph-properties fo:text-align="center" style:justify-single-word="false"/>
      <style:text-properties style:font-name="Times New Roman1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_20__28_user_29_">
      <style:paragraph-properties fo:margin-top="0cm" fo:margin-bottom="0cm" style:contextual-spacing="false"/>
      <style:text-properties style:font-name="Times New Roman1" fo:font-size="10pt" style:font-size-asian="10pt" style:font-name-complex="Times New Roman2" style:font-size-complex="10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25" style:family="paragraph" style:parent-style-name="Standard_20__28_user_29_"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26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27" style:family="paragraph" style:parent-style-name="Standard_20__28_user_29_">
      <style:text-properties officeooo:paragraph-rsid="000a0808"/>
    </style:style>
    <style:style style:name="P28" style:family="paragraph" style:parent-style-name="List_20_Paragraph" style:list-style-name="WWNum12">
      <style:text-properties style:font-name="Times New Roman1" fo:font-size="14pt" officeooo:paragraph-rsid="000a0808" style:font-size-asian="14pt" style:font-name-complex="Times New Roman2" style:font-size-complex="14pt"/>
    </style:style>
    <style:style style:name="P29" style:family="paragraph" style:parent-style-name="List_20_Paragraph" style:list-style-name="WWNum13">
      <style:text-properties style:font-name="Times New Roman1" fo:font-size="14pt" officeooo:paragraph-rsid="000a0808" style:font-size-asian="14pt" style:font-name-complex="Times New Roman2" style:font-size-complex="14pt"/>
    </style:style>
    <style:style style:name="P30" style:family="paragraph" style:parent-style-name="List_20_Paragraph" style:list-style-name="WWNum14">
      <style:text-properties style:font-name="Times New Roman1" fo:font-size="14pt" officeooo:paragraph-rsid="000a0808" style:font-size-asian="14pt" style:font-name-complex="Times New Roman2" style:font-size-complex="14pt"/>
    </style:style>
    <style:style style:name="P31" style:family="paragraph" style:parent-style-name="List_20_Paragraph" style:list-style-name="WWNum15">
      <style:text-properties style:font-name="Times New Roman1" fo:font-size="14pt" officeooo:paragraph-rsid="000a0808" style:font-size-asian="14pt" style:font-name-complex="Times New Roman2" style:font-size-complex="14pt"/>
    </style:style>
    <style:style style:name="P32" style:family="paragraph" style:parent-style-name="List_20_Paragraph" style:list-style-name="WWNum16">
      <style:text-properties style:font-name="Times New Roman1" fo:font-size="14pt" officeooo:paragraph-rsid="000a0808" style:font-size-asian="14pt" style:font-name-complex="Times New Roman2" style:font-size-complex="14pt"/>
    </style:style>
    <style:style style:name="P33" style:family="paragraph" style:parent-style-name="List_20_Paragraph" style:list-style-name="WWNum16">
      <style:text-properties style:font-name="Times New Roman1" fo:font-size="14pt" officeooo:rsid="000eedc6" officeooo:paragraph-rsid="000eedc6" style:font-size-asian="14pt" style:font-name-complex="Times New Roman2" style:font-size-complex="14pt"/>
    </style:style>
    <style:style style:name="P34" style:family="paragraph" style:parent-style-name="List_20_Paragraph" style:list-style-name="WWNum17">
      <style:text-properties style:font-name="Times New Roman1" fo:font-size="14pt" officeooo:paragraph-rsid="000a0808" style:font-size-asian="14pt" style:font-name-complex="Times New Roman2" style:font-size-complex="14pt"/>
    </style:style>
    <style:style style:name="P35" style:family="paragraph" style:parent-style-name="List_20_Paragraph" style:list-style-name="WWNum18">
      <style:text-properties style:font-name="Times New Roman1" fo:font-size="14pt" officeooo:paragraph-rsid="000a0808" style:font-size-asian="14pt" style:font-name-complex="Times New Roman2" style:font-size-complex="14pt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officeooo:rsid="0012a4ce" officeooo:paragraph-rsid="0012a4ce" style:font-size-asian="14pt" style:font-name-complex="Times New Roman2" style:font-size-complex="14pt"/>
    </style:style>
    <style:style style:name="P37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38" style:family="paragraph" style:parent-style-name="Standard">
      <style:text-properties fo:color="#000000" loext:opacity="100%" style:font-name="TimesNewRoman" fo:font-size="14pt" officeooo:paragraph-rsid="000b6ecf" style:letter-kerning="true" style:font-name-asian="Times New Roman2" style:font-size-asian="14pt" style:font-name-complex="Times New Roman2" style:font-size-complex="14pt"/>
    </style:style>
    <style:style style:name="P39" style:family="paragraph" style:parent-style-name="Standard" style:list-style-name="L3">
      <style:paragraph-properties fo:margin-top="0cm" fo:margin-bottom="0cm" style:contextual-spacing="false" fo:line-height="100%" style:vertical-align="baseline"/>
      <style:text-properties fo:color="#000000" loext:opacity="100%" style:font-name="TimesNewRoman" fo:font-size="14pt" fo:font-weight="normal" officeooo:rsid="002c272f" officeooo:paragraph-rsid="000b6ecf" style:letter-kerning="true" style:font-name-asian="Times New Roman2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2" style:font-size-complex="14pt" style:font-weight-complex="normal"/>
    </style:style>
    <style:style style:name="P41" style:family="paragraph" style:parent-style-name="Standard" style:list-style-name="L4"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2" style:font-size-complex="14pt" style:font-weight-complex="normal"/>
    </style:style>
    <style:style style:name="P4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3" style:family="paragraph" style:parent-style-name="Standard">
      <style:paragraph-properties fo:margin-left="-1.501cm" fo:margin-right="0cm" fo:margin-top="0cm" fo:margin-bottom="0cm" style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officeooo:rsid="000c98ee" officeooo:paragraph-rsid="000a0808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>
        <style:tab-stops>
          <style:tab-stop style:position="6.267cm"/>
        </style:tab-stops>
      </style:paragraph-properties>
      <style:text-properties style:font-name="Times New Roman1" fo:font-size="14pt" fo:font-weight="normal" officeooo:rsid="002e32b0" officeooo:paragraph-rsid="00127496" style:font-size-asian="14pt" style:font-weight-asian="normal" style:font-name-complex="Times New Roman2" style:font-size-complex="14pt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font-size="14pt" officeooo:paragraph-rsid="0016845d" style:font-size-asian="14pt" style:font-size-complex="14pt"/>
    </style:style>
    <style:style style:name="P46" style:family="paragraph" style:parent-style-name="Standard">
      <style:text-properties style:font-name="TimesNewRoman" fo:font-size="14pt" officeooo:paragraph-rsid="000b6ecf" style:font-size-asian="14pt" style:font-size-complex="14pt"/>
    </style:style>
    <style:style style:name="P47" style:family="paragraph" style:parent-style-name="Standard" style:list-style-name="L5">
      <style:paragraph-properties fo:margin-top="0cm" fo:margin-bottom="0cm" style:contextual-spacing="false" fo:line-height="150%" fo:text-align="start" style:justify-single-word="false">
        <style:tab-stops>
          <style:tab-stop style:position="6.017cm"/>
        </style:tab-stops>
      </style:paragraph-properties>
      <style:text-properties style:font-name="TimesNewRoman" fo:font-size="14pt" officeooo:paragraph-rsid="000b6ecf" style:font-size-asian="14pt" style:font-name-complex="Times New Roman2" style:font-size-complex="14pt"/>
    </style:style>
    <style:style style:name="P48" style:family="paragraph" style:parent-style-name="Standard" style:list-style-name="L5">
      <style:paragraph-properties fo:margin-top="0cm" fo:margin-bottom="0cm" style:contextual-spacing="false" fo:line-height="150%" fo:text-align="start" style:justify-single-word="false">
        <style:tab-stops>
          <style:tab-stop style:position="6.017cm"/>
        </style:tab-stops>
      </style:paragraph-properties>
      <style:text-properties style:font-name="TimesNewRoman" fo:font-size="14pt" fo:font-weight="bold" officeooo:paragraph-rsid="000b6ecf" style:font-size-asian="14pt" style:font-weight-asian="bold" style:font-name-complex="Times New Roman2" style:font-size-complex="14pt" style:font-weight-complex="bold"/>
    </style:style>
    <style:style style:name="P49" style:family="paragraph" style:parent-style-name="Standard" style:list-style-name="L5">
      <style:paragraph-properties fo:margin-top="0cm" fo:margin-bottom="0cm" style:contextual-spacing="false" fo:line-height="150%" fo:text-align="start" style:justify-single-word="false">
        <style:tab-stops>
          <style:tab-stop style:position="6.017cm"/>
        </style:tab-stops>
      </style:paragraph-properties>
      <style:text-properties style:font-name="TimesNewRoman" fo:font-size="14pt" fo:font-weight="bold" officeooo:rsid="00127496" officeooo:paragraph-rsid="00127496" style:font-size-asian="14pt" style:font-weight-asian="bold" style:font-name-complex="Times New Roman2" style:font-size-complex="14pt" style:font-weight-complex="bold"/>
    </style:style>
    <style:style style:name="P50" style:family="paragraph" style:parent-style-name="Standard" style:list-style-name="L5" style:master-page-name="">
      <loext:graphic-properties draw:fill="none"/>
      <style:paragraph-properties fo:margin-left="0.6cm" fo:margin-right="0cm" fo:margin-top="0cm" fo:margin-bottom="0cm" style:contextual-spacing="false" fo:line-height="150%" fo:text-align="start" style:justify-single-word="false" fo:orphans="0" fo:widows="0" fo:hyphenation-ladder-count="no-limit" fo:text-indent="-0.7cm" style:auto-text-indent="false" style:page-number="auto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style:font-name="TimesNewRoman" fo:font-size="14pt" fo:font-weight="bold" officeooo:rsid="0012a4ce" officeooo:paragraph-rsid="0012a4ce" style:font-size-asian="14pt" style:font-weight-asian="bold" style:font-name-complex="Times New Roman2" style:font-size-complex="14pt" style:font-weight-complex="bold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50%" fo:text-align="start" style:justify-single-word="false" fo:orphans="0" fo:widows="0" fo:hyphenation-ladder-count="no-limit" fo:text-indent="-0.7cm" style:auto-text-indent="false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style:font-name="TimesNewRoman" fo:font-size="14pt" fo:font-weight="bold" officeooo:rsid="0012a4ce" officeooo:paragraph-rsid="0012a4ce" style:font-size-asian="14pt" style:font-weight-asian="bold" style:font-name-complex="Times New Roman2" style:font-size-complex="14pt" style:font-weight-complex="bold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.282cm" style:contextual-spacing="false" fo:line-height="100%"/>
      <style:text-properties officeooo:paragraph-rsid="0016845d"/>
    </style:style>
    <style:style style:name="P5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officeooo:paragraph-rsid="000a0808" style:font-size-asian="14pt" style:font-name-complex="Times New Roman2" style:font-size-complex="14pt"/>
    </style:style>
    <style:style style:name="P54" style:family="paragraph" style:parent-style-name="Standard_20__28_user_29_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55" style:family="paragraph" style:parent-style-name="Standard_20__28_user_29_">
      <style:text-properties style:font-name="Times New Roman1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56" style:family="paragraph" style:parent-style-name="Standard_20__28_user_29_">
      <style:text-properties style:font-name="Times New Roman1" fo:font-size="14pt" fo:font-weight="normal" officeooo:paragraph-rsid="0013526f" style:font-size-asian="14pt" style:font-weight-asian="normal" style:font-name-complex="Times New Roman2" style:font-size-complex="14pt" style:font-weight-complex="normal"/>
    </style:style>
    <style:style style:name="P57" style:family="paragraph" style:parent-style-name="Standard_20__28_user_29_">
      <style:text-properties style:font-name="Times New Roman1" fo:font-size="14pt" fo:font-weight="normal" officeooo:paragraph-rsid="000c98ee" style:font-size-asian="14pt" style:font-weight-asian="normal" style:font-name-complex="Times New Roman2" style:font-size-complex="14pt" style:font-weight-complex="normal"/>
    </style:style>
    <style:style style:name="P58" style:family="paragraph" style:parent-style-name="Standard_20__28_user_29_">
      <style:text-properties style:font-name="Times New Roman1" fo:font-size="14pt" fo:font-weight="normal" officeooo:paragraph-rsid="000cf8f1" style:font-size-asian="14pt" style:font-weight-asian="normal" style:font-name-complex="Times New Roman2" style:font-size-complex="14pt" style:font-weight-complex="normal"/>
    </style:style>
    <style:style style:name="P59" style:family="paragraph" style:parent-style-name="Standard_20__28_user_29_">
      <style:paragraph-properties fo:text-align="start" style:justify-single-word="false"/>
      <style:text-properties style:font-name="Times New Roman1" fo:font-size="14pt" fo:font-weight="normal" officeooo:paragraph-rsid="0013526f" style:font-size-asian="14pt" style:font-weight-asian="normal" style:font-name-complex="Times New Roman2" style:font-size-complex="14pt" style:font-weight-complex="normal"/>
    </style:style>
    <style:style style:name="P60" style:family="paragraph" style:parent-style-name="Standard_20__28_user_29_">
      <style:paragraph-properties fo:margin-top="0cm" fo:margin-bottom="0cm" style:contextual-spacing="false"/>
      <style:text-properties style:use-window-font-color="true" loext:opacity="0%" style:font-name="Times New Roman1" fo:font-size="14pt" fo:language="en" fo:country="US" fo:font-weight="bold" officeooo:rsid="0013526f" officeooo:paragraph-rsid="0013526f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61" style:family="paragraph" style:parent-style-name="Table_20_Contents">
      <style:text-properties officeooo:rsid="0012a4ce" officeooo:paragraph-rsid="0012a4ce"/>
    </style:style>
    <style:style style:name="P6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normal"/>
    </style:style>
    <style:style style:name="P63" style:family="paragraph" style:parent-style-name="Table_20_Contents">
      <style:text-properties fo:font-variant="normal" fo:text-transform="none" fo:color="#000000" loext:opacity="100%" style:font-name="verdana" fo:font-size="9.75pt" fo:letter-spacing="normal" fo:font-style="normal" fo:font-weight="normal" officeooo:rsid="0012a4ce" officeooo:paragraph-rsid="0012a4ce"/>
    </style:style>
    <style:style style:name="P64" style:family="paragraph" style:parent-style-name="Table_20_Contents">
      <style:text-properties officeooo:paragraph-rsid="0012a4ce"/>
    </style:style>
    <style:style style:name="P65" style:family="paragraph" style:parent-style-name="Table_20_Contents">
      <style:text-properties officeooo:rsid="0013526f" officeooo:paragraph-rsid="0013526f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officeooo:rsid="00127496" style:font-size-asian="14pt" style:font-weight-asian="bold" style:font-name-complex="Times New Roman2" style:font-size-complex="14pt"/>
    </style:style>
    <style:style style:name="T4" style:family="text">
      <style:text-properties style:font-name="Times New Roman1" style:font-name-complex="Times New Roman2"/>
    </style:style>
    <style:style style:name="T5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officeooo:rsid="0006e68f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officeooo:rsid="00127496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ru" fo:country="RU" officeooo:rsid="0006e68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9" style:family="text">
      <style:text-properties fo:color="#000000" loext:opacity="100%" fo:font-weight="bold" officeooo:rsid="000eedc6" style:font-weight-asian="bold" style:font-weight-complex="bold"/>
    </style:style>
    <style:style style:name="T10" style:family="text">
      <style:text-properties fo:color="#000000" loext:opacity="100%" fo:font-weight="bold" officeooo:rsid="0013526f" style:font-weight-asian="bold" style:font-weight-complex="bold"/>
    </style:style>
    <style:style style:name="T11" style:family="text">
      <style:text-properties fo:color="#000000" loext:opacity="100%" fo:font-weight="normal" officeooo:rsid="002c272f" style:letter-kerning="true" style:font-name-asian="Times New Roman2" style:font-weight-asian="normal" style:font-name-complex="Times New Roman2" style:font-weight-complex="normal"/>
    </style:style>
    <style:style style:name="T12" style:family="text">
      <style:text-properties fo:color="#000000" loext:opacity="100%" fo:font-weight="normal" officeooo:rsid="0013526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c272f" style:font-weight-asian="normal" style:font-weight-complex="normal"/>
    </style:style>
    <style:style style:name="T15" style:family="text">
      <style:text-properties fo:font-weight="normal" officeooo:rsid="00127496" style:font-weight-asian="normal" style:font-weight-complex="normal"/>
    </style:style>
    <style:style style:name="T16" style:family="text">
      <style:text-properties officeooo:rsid="000cf8f1" style:font-weight-asian="bold" style:font-weight-complex="bold"/>
    </style:style>
    <style:style style:name="T17" style:family="text">
      <style:text-properties officeooo:rsid="00100124"/>
    </style:style>
    <style:style style:name="T18" style:family="text">
      <style:text-properties officeooo:rsid="0012749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2a4ce"/>
    </style:style>
    <style:style style:name="T21" style:family="text">
      <style:text-properties fo:font-variant="normal" fo:text-transform="none" fo:color="#000000" loext:opacity="100%" style:font-name="verdana" fo:font-size="9.7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verdana" fo:font-size="9.75pt" fo:letter-spacing="normal" fo:font-style="normal" fo:font-weight="normal" officeooo:rsid="0012a4ce"/>
    </style:style>
    <style:style style:name="T23" style:family="text">
      <style:text-properties officeooo:rsid="0013526f"/>
    </style:style>
    <style:style style:name="T24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осковский Авиационный Институт</text:p>
      <text:p text:style-name="P8">(Национальный Исследовательский Университет)</text:p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24"/>
      <text:p text:style-name="P24"/>
      <text:p text:style-name="P26"><text:span text:style-name="T2">Лабораторная работа №</text:span><text:span text:style-name="T3">6</text:span><text:span text:style-name="T2"> по курсу</text:span></text:p>
      <text:p text:style-name="P16">«Операционные системы»</text:p>
      <text:p text:style-name="P16"/>
      <text:p text:style-name="P26"/>
      <text:p text:style-name="P25"/>
      <text:p text:style-name="P24"/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5">Студент: </text:span><text:span text:style-name="T8">Ядров Артем Леонидович</text:span></text:p>
      <text:p text:style-name="P3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0</text:span></text:p>
      <text:p text:style-name="P3"><text:span text:style-name="T5">Вариант: </text:span><text:span text:style-name="T7">9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6"/>
      <text:p text:style-name="P6"/>
      <text:p text:style-name="P6">Москва, 2021</text:p>
      <text:p text:style-name="P18"><text:soft-page-break/>Содержание</text:p>
      <text:list xml:id="list4065826708" text:style-name="WWNum12">
        <text:list-item text:start-value="1">
          <text:p text:style-name="P28">Репозиторий</text:p>
        </text:list-item>
        <text:list-item text:style-override="WWNum13">
          <text:p text:style-name="P29">Постановка задачи</text:p>
        </text:list-item>
        <text:list-item text:style-override="WWNum14">
          <text:p text:style-name="P30">Общие сведения о программе</text:p>
        </text:list-item>
        <text:list-item text:style-override="WWNum15">
          <text:p text:style-name="P31">Общий метод и алгоритм решения</text:p>
        </text:list-item>
        <text:list-item text:style-override="WWNum16">
          <text:p text:style-name="P32">Исходный код</text:p>
        </text:list-item>
        <text:list-item text:style-override="WWNum16">
          <text:p text:style-name="P33">Сборка программы</text:p>
        </text:list-item>
        <text:list-item text:style-override="WWNum17">
          <text:p text:style-name="P34">Демонстрация работы программы</text:p>
        </text:list-item>
        <text:list-item text:style-override="WWNum18">
          <text:p text:style-name="P35">Выводы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8">Репозиторий</text:p>
      <text:p text:style-name="P27"><text:span text:style-name="Internet_20_link"><text:span text:style-name="T1">https://github.com/Yadroff/OS/tree/master/2_lab</text:span></text:span></text:p>
      <text:p text:style-name="P9"/>
      <text:p text:style-name="P18">Постановка задачи</text:p>
      <text:h text:style-name="P37" text:outline-level="2">Цель работы</text:h>
      <text:p text:style-name="P40">Целью является приобретение практических навыков в:</text:p>
      <text:list xml:id="list3055631973" text:style-name="L4">
        <text:list-item>
          <text:p text:style-name="P41">Управлении серверами сообщений (№6)</text:p>
        </text:list-item>
        <text:list-item>
          <text:p text:style-name="P41">Применение отложенных вычислений (№7)</text:p>
        </text:list-item>
        <text:list-item>
          <text:p text:style-name="P41">Интеграция программных систем друг с другом (№8)</text:p>
        </text:list-item>
      </text:list>
      <text:h text:style-name="P42" text:outline-level="2">Задание</text:h>
      <text:p text:style-name="P38"><text:span text:style-name="T14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</text:span></text:p>
      <text:p text:style-name="P46"><text:span text:style-name="T11">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span></text:p>
      <text:list xml:id="list1142240299" text:style-name="L3">
        <text:list-header>
          <text:p text:style-name="P39"/>
        </text:list-header>
      </text:list>
      <text:list xml:id="list33949994" text:style-name="L5">
        <text:list-item>
          <text:p text:style-name="P47"><text:span text:style-name="T19">Создание нового вычислительного узла</text:span> <text:span text:style-name="T18">(Формат команды: create id [parent])</text:span></text:p>
        </text:list-item>
        <text:list-item>
          <text:p text:style-name="P48">Исполнение команды на вычислительном узле <text:span text:style-name="T15">(Формат команды: exec id [params])</text:span></text:p>
        </text:list-item>
        <text:list-item>
          <text:p text:style-name="P49">Проверка доступности узла<text:span text:style-name="T13"> (Формат команды: ping id)</text:span></text:p>
        </text:list-item>
        <text:list-item>
          <text:p text:style-name="P49">Удаление узла<text:span text:style-name="T13"> (Формат команды remove id)</text:span></text:p>
          <text:p text:style-name="P50">Вариант №9: <text:span text:style-name="T13">топология — список, команда — работа с локальным словарем, проверка доступности — ping id.</text:span></text:p>
        </text:list-item>
      </text:list>
      <text:p text:style-name="P51"><text:span text:style-name="T13"/></text:p>
      <text:p text:style-name="P51"><text:span text:style-name="T13"/></text:p>
      <text:list xml:id="list5921470103612" text:continue-numbering="true" text:style-name="L5">
        <text:list-header>
          <text:p text:style-name="P49"><text:span text:style-name="T13"/></text:p>
        </text:list-header>
      </text:list>
      <text:p text:style-name="P12"><text:soft-page-break/>Общие сведения о программе</text:p>
      <text:p text:style-name="P44">Связь между вычислительными узлами будем поддерживать с помощью ZMQ_PAIR. При инициализации установить время ожидания ZMQ_SNDTIMEO и ZMQ_RECVTIMEO, чтобы предусмотреть случай, когда дочерний процесс был убит. Для обмена информацией будем использовать специальную структуру node_token_t, в которой есть перечислимое поле actions. Вычислительные узлы обрабатывают каждое сообщение: если идентификатор сообщения не совпадает с идентификатором узла, то он отправляет сообщение дальше и ждёт ответа снизу. <text:s/></text:p>
      <text:p text:style-name="P11">Общий метод и алгоритм решения</text:p>
      <text:p text:style-name="P43"/>
      <text:p text:style-name="P36">Используемые методы системные вызовы:</text:p>
      <table:table table:name="Таблица1" table:style-name="Таблица1">
        <table:table-column table:style-name="Таблица1.A" table:number-columns-repeated="2"/>
        <table:table-row table:style-name="TableLine94314193288432">
          <table:table-cell table:style-name="Таблица1.A1" office:value-type="string">
            <text:p text:style-name="P61">zmq_ctx_new()</text:p>
          </table:table-cell>
          <table:table-cell table:style-name="Таблица1.B1" office:value-type="string">
            <text:p text:style-name="P62"><text:span text:style-name="T20">Создает</text:span> <text:span text:style-name="T20">новый</text:span> ØMQ <text:span text:style-name="T20">контекст</text:span>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void *zmq_socket (void *context, int type);</text:p>
          </table:table-cell>
          <table:table-cell table:style-name="Таблица1.B2" office:value-type="string">
            <text:p text:style-name="P62"><text:span text:style-name="T20">Создает</text:span> ØMQ <text:span text:style-name="T20">сокет</text:span>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setsockopt (void *socket, int option_name, const void *option_value, size_t option_len);</text:p>
          </table:table-cell>
          <table:table-cell table:style-name="Таблица1.B2" office:value-type="string">
            <text:p text:style-name="P64"><text:span text:style-name="T20">Устанавливает </text:span><text:span text:style-name="T22">опции ØMQ сокета</text:span>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init (zmq_msg_t *msg);</text:p>
          </table:table-cell>
          <table:table-cell table:style-name="Таблица1.B2" office:value-type="string">
            <text:p text:style-name="P64"><text:span text:style-name="T20">Инициализирует пустое </text:span><text:span text:style-name="Strong_20_Emphasis"><text:span text:style-name="T21">ØMQ</text:span></text:span><text:span text:style-name="Strong_20_Emphasis"><text:span text:style-name="T22"> сообщение</text:span></text:span>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recv (zmq_msg_t *msg, void *socket, int flags);</text:p>
          </table:table-cell>
          <table:table-cell table:style-name="Таблица1.B2" office:value-type="string">
            <text:p text:style-name="P61">Получает часть сообщения из сокета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close (zmq_msg_t *msg);</text:p>
          </table:table-cell>
          <table:table-cell table:style-name="Таблица1.B2" office:value-type="string">
            <text:p text:style-name="Table_20_Contents"><text:span text:style-name="T20">Ос</text:span>вобо<text:span text:style-name="T20">ждает</text:span> сообщение ØMQ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init_size (zmq_msg_t *msg, size_t size);</text:p>
          </table:table-cell>
          <table:table-cell table:style-name="Таблица1.B2" office:value-type="string">
            <text:p text:style-name="P61">Инициализирует <text:span text:style-name="Strong_20_Emphasis"><text:span text:style-name="T21">ØMQ сообщение определенного размера</text:span></text:span>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init_data (zmq_msg_t *msg, void *data, size_t size, zmq_free_fn *ffn, void *hint);</text:p>
          </table:table-cell>
          <table:table-cell table:style-name="Таблица1.B2" office:value-type="string">
            <text:p text:style-name="P61">Инициализирует сообщение ØMQ из предоставленного буфера.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msg_send (zmq_msg_t *msg, void *socket, int flags);</text:p>
          </table:table-cell>
          <table:table-cell table:style-name="Таблица1.B2" office:value-type="string">
            <text:p text:style-name="P61">Отправляет часть сообщения на сокет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bind (void *socket, const char *endpoint);</text:p>
          </table:table-cell>
          <table:table-cell table:style-name="Таблица1.B2" office:value-type="string">
            <text:p text:style-name="P61">Принимает входящие соединения на сокет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close (void * socket );</text:p>
          </table:table-cell>
          <table:table-cell table:style-name="Таблица1.B2" office:value-type="string">
            <text:p text:style-name="P61">Закрывает сокет ØMQ</text:p>
          </table:table-cell>
        </table:table-row>
        <table:table-row table:style-name="TableLine94314193288432">
          <table:table-cell table:style-name="Таблица1.A2" office:value-type="string">
            <text:p text:style-name="Table_20_Contents">int zmq_ctx_term (void * context );</text:p>
          </table:table-cell>
          <table:table-cell table:style-name="Таблица1.B2" office:value-type="string">
            <text:p text:style-name="P63">Уничтожает контекст ØMQ</text:p>
          </table:table-cell>
        </table:table-row>
        <table:table-row table:style-name="TableLine94314193288432">
          <table:table-cell table:style-name="Таблица1.A2" office:value-type="string">
            <text:p text:style-name="P65">assert(expr)</text:p>
          </table:table-cell>
          <table:table-cell table:style-name="Таблица1.B2" office:value-type="string">
            <text:p text:style-name="P61"><text:span text:style-name="T23">П</text:span>рекращает работу программы при ложном утверждении</text:p>
          </table:table-cell>
        </table:table-row>
      </table:table>
      <text:p text:style-name="P36"/>
      <text:p text:style-name="P15"/>
      <text:p text:style-name="P10"/>
      <text:p text:style-name="P11">Исходный код</text:p>
      <text:p text:style-name="P60">topology.h</text:p>
      <text:p text:style-name="P19"/>
      <text:p text:style-name="P20"><text:span text:style-name="comment1_5f_cpp">#ifndef INC_6_8_LAB__TOPOLOGY_H_</text:span></text:p>
      <text:p text:style-name="P20"><text:soft-page-break/><text:span text:style-name="comment1_5f_cpp">#define INC_6_8_LAB__TOPOLOGY_H_</text:span></text:p>
      <text:p text:style-name="P20"><text:span text:style-name="symbol0_5f_c"/></text:p>
      <text:p text:style-name="P20"><text:span text:style-name="comment1_5f_cpp">#include &lt;iostream&gt;</text:span></text:p>
      <text:p text:style-name="P20"><text:span text:style-name="comment1_5f_cpp">#include &lt;list&gt;</text:span></text:p>
      <text:p text:style-name="P20"><text:span text:style-name="comment1_5f_cpp">#include &lt;map&gt;</text:span></text:p>
      <text:p text:style-name="P20"><text:span text:style-name="symbol0_5f_c"/></text:p>
      <text:p text:style-name="P20"><text:span text:style-name="keyword1_5f_cpp">using</text:span><text:span text:style-name="symbol0_5f_c"> node_id_type </text:span><text:span text:style-name="symbol1_5f_cpp">=</text:span><text:span text:style-name="symbol0_5f_c"> </text:span><text:span text:style-name="keyword3_5f_cpp">long</text:span><text:span text:style-name="symbol0_5f_c"> </text:span><text:span text:style-name="keyword3_5f_cpp">long</text:span><text:span text:style-name="symbol4_5f_cpp">;</text:span></text:p>
      <text:p text:style-name="P20"><text:span text:style-name="symbol0_5f_c"/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1_5f_cpp">class</text:span><text:span text:style-name="symbol0_5f_c"> topology_t </text:span><text:span text:style-name="symbol0_5f_cpp">{</text:span></text:p>
      <text:p text:style-name="P20"><text:span text:style-name="symbol0_5f_c"><text:s/></text:span><text:span text:style-name="keyword1_5f_cpp">private</text:span><text:span text:style-name="symbol4_5f_cpp">:</text:span></text:p>
      <text:p text:style-name="P20"><text:span text:style-name="symbol0_5f_c"><text:s text:c="2"/></text:span><text:span text:style-name="keyword1_5f_cpp">using</text:span><text:span text:style-name="symbol0_5f_c"> list_type </text:span><text:span text:style-name="symbol1_5f_cpp">=</text:span><text:span text:style-name="symbol0_5f_c"> std</text:span><text:span text:style-name="symbol4_5f_cpp">::</text:span><text:span text:style-name="member1_5f_cpp">list</text:span><text:span text:style-name="symbol1_5f_cpp">&lt;</text:span><text:span text:style-name="symbol0_5f_c">std</text:span><text:span text:style-name="symbol4_5f_cpp">::</text:span><text:span text:style-name="member1_5f_cpp">list</text:span><text:span text:style-name="symbol1_5f_cpp">&lt;</text:span><text:span text:style-name="symbol0_5f_c">T</text:span><text:span text:style-name="symbol1_5f_cpp">&gt;&gt;</text:span><text:span text:style-name="symbol4_5f_cpp">;</text:span></text:p>
      <text:p text:style-name="P20"><text:span text:style-name="symbol0_5f_c"><text:s text:c="2"/></text:span><text:span text:style-name="keyword1_5f_cpp">using</text:span><text:span text:style-name="symbol0_5f_c"> iterator </text:span><text:span text:style-name="symbol1_5f_cpp">=</text:span><text:span text:style-name="symbol0_5f_c"> </text:span><text:span text:style-name="keyword1_5f_cpp">typename</text:span><text:span text:style-name="symbol0_5f_c"> std</text:span><text:span text:style-name="symbol4_5f_cpp">::</text:span><text:span text:style-name="member1_5f_cpp">list</text:span><text:span text:style-name="symbol1_5f_cpp">&lt;</text:span><text:span text:style-name="symbol0_5f_c">T</text:span><text:span text:style-name="symbol1_5f_cpp">&gt;</text:span><text:span text:style-name="symbol4_5f_cpp">::</text:span><text:span text:style-name="member1_5f_cpp">iterator</text:span><text:span text:style-name="symbol4_5f_cpp">;</text:span></text:p>
      <text:p text:style-name="P20"><text:span text:style-name="symbol0_5f_c"><text:s text:c="2"/></text:span><text:span text:style-name="keyword1_5f_cpp">using</text:span><text:span text:style-name="symbol0_5f_c"> list_iterator </text:span><text:span text:style-name="symbol1_5f_cpp">=</text:span><text:span text:style-name="symbol0_5f_c"> </text:span><text:span text:style-name="keyword1_5f_cpp">typename</text:span><text:span text:style-name="symbol0_5f_c"> list_type</text:span><text:span text:style-name="symbol4_5f_cpp">::</text:span><text:span text:style-name="member1_5f_cpp">iterator</text:span><text:span text:style-name="symbol4_5f_cpp">;</text:span></text:p>
      <text:p text:style-name="P20"><text:span text:style-name="symbol0_5f_c"/></text:p>
      <text:p text:style-name="P20"><text:span text:style-name="symbol0_5f_c"><text:s text:c="2"/>list_type container</text:span><text:span text:style-name="symbol4_5f_cpp">;</text:span></text:p>
      <text:p text:style-name="P20"><text:span text:style-name="symbol0_5f_c"><text:s text:c="2"/></text:span><text:span text:style-name="keyword3_5f_cpp">size_t</text:span><text:span text:style-name="symbol0_5f_c"> container_size</text:span><text:span text:style-name="symbol4_5f_cpp">;</text:span></text:p>
      <text:p text:style-name="P20"><text:span text:style-name="symbol0_5f_c"/></text:p>
      <text:p text:style-name="P20"><text:span text:style-name="symbol0_5f_c"><text:s/></text:span><text:span text:style-name="keyword1_5f_cpp">public</text:span><text:span text:style-name="symbol4_5f_cpp">:</text:span></text:p>
      <text:p text:style-name="P20"><text:span text:style-name="symbol0_5f_c"><text:s text:c="2"/>topology_t</text:span><text:span text:style-name="symbol0_5f_cpp">()</text:span><text:span text:style-name="symbol0_5f_c"> </text:span><text:span text:style-name="symbol4_5f_cpp">:</text:span><text:span text:style-name="symbol0_5f_c"> container</text:span><text:span text:style-name="symbol0_5f_cpp">()</text:span><text:span text:style-name="symbol0_5f_c">, container_size</text:span><text:span text:style-name="symbol0_5f_cpp">(</text:span><text:span text:style-name="number_5f_cpp">0</text:span><text:span text:style-name="symbol0_5f_cpp">){}</text:span><text:span text:style-name="symbol4_5f_cpp">;</text:span></text:p>
      <text:p text:style-name="P20"><text:span text:style-name="symbol0_5f_c"><text:s text:c="2"/>~topology_t</text:span><text:span text:style-name="symbol0_5f_cpp">()</text:span><text:span text:style-name="symbol0_5f_c"> </text:span><text:span text:style-name="symbol1_5f_cpp">=</text:span><text:span text:style-name="symbol0_5f_c"> </text:span><text:span text:style-name="keyword0_5f_cpp">default</text:span><text:span text:style-name="symbol4_5f_cpp">;</text:span></text:p>
      <text:p text:style-name="P20"><text:span text:style-name="symbol0_5f_c"/></text:p>
      <text:p text:style-name="P20"><text:span text:style-name="symbol0_5f_c"><text:s text:c="2"/></text:span><text:span text:style-name="keyword3_5f_cpp">void</text:span><text:span text:style-name="symbol0_5f_c"> insert</text:span><text:span text:style-name="symbol0_5f_cpp">(</text:span><text:span text:style-name="keyword3_5f_cpp">const</text:span><text:span text:style-name="symbol0_5f_c"> T </text:span><text:span text:style-name="symbol3_5f_cpp">&amp;</text:span><text:span text:style-name="symbol0_5f_c">elem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std</text:span><text:span text:style-name="symbol4_5f_cpp">::</text:span><text:span text:style-name="member1_5f_cpp">list</text:span><text:span text:style-name="symbol1_5f_cpp">&lt;</text:span><text:span text:style-name="symbol0_5f_c">T</text:span><text:span text:style-name="symbol1_5f_cpp">&gt;</text:span><text:span text:style-name="symbol0_5f_c"> new_list</text:span><text:span text:style-name="symbol4_5f_cpp">;</text:span></text:p>
      <text:p text:style-name="P20"><text:span text:style-name="symbol0_5f_c"><text:tab/>new_list.</text:span><text:span text:style-name="member0_5f_cpp">emplace_back</text:span><text:span text:style-name="symbol0_5f_cpp">(</text:span><text:span text:style-name="symbol0_5f_c">elem</text:span><text:span text:style-name="symbol0_5f_cpp">)</text:span><text:span text:style-name="symbol4_5f_cpp">;</text:span></text:p>
      <text:p text:style-name="P20"><text:span text:style-name="symbol0_5f_c"><text:tab/></text:span><text:span text:style-name="symbol2_5f_cpp">++</text:span><text:span text:style-name="symbol0_5f_c">container_size</text:span><text:span text:style-name="symbol4_5f_cpp">;</text:span></text:p>
      <text:p text:style-name="P20"><text:span text:style-name="symbol0_5f_c"><text:tab/>container.</text:span><text:span text:style-name="member0_5f_cpp">emplace_back</text:span><text:span text:style-name="symbol0_5f_cpp">(</text:span><text:span text:style-name="symbol0_5f_c">new_list</text:span><text:span text:style-name="symbol0_5f_cpp">)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/></text:p>
      <text:p text:style-name="P20"><text:soft-page-break/><text:span text:style-name="symbol0_5f_c"><text:s text:c="2"/></text:span><text:span text:style-name="keyword3_5f_cpp">bool</text:span><text:span text:style-name="symbol0_5f_c"> insert</text:span><text:span text:style-name="symbol0_5f_cpp">(</text:span><text:span text:style-name="keyword3_5f_cpp">const</text:span><text:span text:style-name="symbol0_5f_c"> T </text:span><text:span text:style-name="symbol3_5f_cpp">&amp;</text:span><text:span text:style-name="symbol0_5f_c">parent, </text:span><text:span text:style-name="keyword3_5f_cpp">const</text:span><text:span text:style-name="symbol0_5f_c"> T </text:span><text:span text:style-name="symbol3_5f_cpp">&amp;</text:span><text:span text:style-name="symbol0_5f_c">elem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for</text:span><text:span text:style-name="symbol0_5f_c"> </text:span><text:span text:style-name="symbol0_5f_cpp">(</text:span><text:span text:style-name="symbol0_5f_c">list_iterator external_it </text:span><text:span text:style-name="symbol1_5f_cpp">=</text:span><text:span text:style-name="symbol0_5f_c"> container.</text:span><text:span text:style-name="member0_5f_cpp">begin</text:span><text:span text:style-name="symbol0_5f_cpp">()</text:span><text:span text:style-name="symbol4_5f_cpp">;</text:span><text:span text:style-name="symbol0_5f_c"> external_it </text:span><text:span text:style-name="symbol3_5f_cpp">!</text:span><text:span text:style-name="symbol1_5f_cpp">=</text:span><text:span text:style-name="symbol0_5f_c"> container.</text:span><text:span text:style-name="member0_5f_cpp">end</text:span><text:span text:style-name="symbol0_5f_cpp">()</text:span><text:span text:style-name="symbol4_5f_cpp">;</text:span><text:span text:style-name="symbol0_5f_c"> </text:span><text:span text:style-name="symbol2_5f_cpp">++</text:span><text:span text:style-name="symbol0_5f_c">external_it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0_5f_cpp">for</text:span><text:span text:style-name="symbol0_5f_c"> </text:span><text:span text:style-name="symbol0_5f_cpp">(</text:span><text:span text:style-name="symbol0_5f_c">iterator internal_it </text:span><text:span text:style-name="symbol1_5f_cpp">=</text:span><text:span text:style-name="symbol0_5f_c"> external_it</text:span><text:span text:style-name="symbol2_5f_cpp">-</text:span><text:span text:style-name="symbol1_5f_cpp">&gt;</text:span><text:span text:style-name="symbol0_5f_c">begin</text:span><text:span text:style-name="symbol0_5f_cpp">()</text:span><text:span text:style-name="symbol4_5f_cpp">;</text:span><text:span text:style-name="symbol0_5f_c"> internal_it </text:span><text:span text:style-name="symbol3_5f_cpp">!</text:span><text:span text:style-name="symbol1_5f_cpp">=</text:span><text:span text:style-name="symbol0_5f_c"> external_it</text:span><text:span text:style-name="symbol2_5f_cpp">-</text:span><text:span text:style-name="symbol1_5f_cpp">&gt;</text:span><text:span text:style-name="symbol0_5f_c">end</text:span><text:span text:style-name="symbol0_5f_cpp">()</text:span><text:span text:style-name="symbol4_5f_cpp">;</text:span><text:span text:style-name="symbol0_5f_c"> </text:span><text:span text:style-name="symbol2_5f_cpp">++</text:span><text:span text:style-name="symbol0_5f_c">internal_it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2_5f_cpp">*</text:span><text:span text:style-name="symbol0_5f_c">internal_it </text:span><text:span text:style-name="symbol1_5f_cpp">==</text:span><text:span text:style-name="symbol0_5f_c"> parent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external_it</text:span><text:span text:style-name="symbol2_5f_cpp">-</text:span><text:span text:style-name="symbol1_5f_cpp">&gt;</text:span><text:span text:style-name="symbol0_5f_c">insert</text:span><text:span text:style-name="symbol0_5f_cpp">(</text:span><text:span text:style-name="symbol2_5f_cpp">++</text:span><text:span text:style-name="symbol0_5f_c">internal_it, elem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symbol2_5f_cpp">++</text:span><text:span text:style-name="symbol0_5f_c">container_size</text:span><text:span text:style-name="symbol4_5f_cpp">;</text:span></text:p>
      <text:p text:style-name="P20"><text:span text:style-name="symbol0_5f_c"><text:tab/><text:tab/> <text:s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</text:span><text:span text:style-name="symbol0_5f_cpp">}</text:span></text:p>
      <text:p text:style-name="P20"><text:span text:style-name="symbol0_5f_c"><text:tab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/></text:p>
      <text:p text:style-name="P20"><text:span text:style-name="symbol0_5f_c"><text:s text:c="2"/></text:span><text:span text:style-name="keyword3_5f_cpp">bool</text:span><text:span text:style-name="symbol0_5f_c"> erase</text:span><text:span text:style-name="symbol0_5f_cpp">(</text:span><text:span text:style-name="keyword3_5f_cpp">const</text:span><text:span text:style-name="symbol0_5f_c"> T </text:span><text:span text:style-name="symbol3_5f_cpp">&amp;</text:span><text:span text:style-name="symbol0_5f_c">elem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for</text:span><text:span text:style-name="symbol0_5f_c"> </text:span><text:span text:style-name="symbol0_5f_cpp">(</text:span><text:span text:style-name="symbol0_5f_c">list_iterator external_it </text:span><text:span text:style-name="symbol1_5f_cpp">=</text:span><text:span text:style-name="symbol0_5f_c"> container.</text:span><text:span text:style-name="member0_5f_cpp">begin</text:span><text:span text:style-name="symbol0_5f_cpp">()</text:span><text:span text:style-name="symbol4_5f_cpp">;</text:span><text:span text:style-name="symbol0_5f_c"> external_it </text:span><text:span text:style-name="symbol3_5f_cpp">!</text:span><text:span text:style-name="symbol1_5f_cpp">=</text:span><text:span text:style-name="symbol0_5f_c"> container.</text:span><text:span text:style-name="member0_5f_cpp">end</text:span><text:span text:style-name="symbol0_5f_cpp">()</text:span><text:span text:style-name="symbol4_5f_cpp">;</text:span><text:span text:style-name="symbol0_5f_c"> </text:span><text:span text:style-name="symbol2_5f_cpp">++</text:span><text:span text:style-name="symbol0_5f_c">external_it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0_5f_cpp">for</text:span><text:span text:style-name="symbol0_5f_c"> </text:span><text:span text:style-name="symbol0_5f_cpp">(</text:span><text:span text:style-name="symbol0_5f_c">iterator internal_it </text:span><text:span text:style-name="symbol1_5f_cpp">=</text:span><text:span text:style-name="symbol0_5f_c"> external_it</text:span><text:span text:style-name="symbol2_5f_cpp">-</text:span><text:span text:style-name="symbol1_5f_cpp">&gt;</text:span><text:span text:style-name="symbol0_5f_c">begin</text:span><text:span text:style-name="symbol0_5f_cpp">()</text:span><text:span text:style-name="symbol4_5f_cpp">;</text:span><text:span text:style-name="symbol0_5f_c"> internal_it </text:span><text:span text:style-name="symbol3_5f_cpp">!</text:span><text:span text:style-name="symbol1_5f_cpp">=</text:span><text:span text:style-name="symbol0_5f_c"> external_it</text:span><text:span text:style-name="symbol2_5f_cpp">-</text:span><text:span text:style-name="symbol1_5f_cpp">&gt;</text:span><text:span text:style-name="symbol0_5f_c">end</text:span><text:span text:style-name="symbol0_5f_cpp">()</text:span><text:span text:style-name="symbol4_5f_cpp">;</text:span><text:span text:style-name="symbol0_5f_c"> </text:span><text:span text:style-name="symbol2_5f_cpp">++</text:span><text:span text:style-name="symbol0_5f_c">internal_it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2_5f_cpp">*</text:span><text:span text:style-name="symbol0_5f_c">internal_it </text:span><text:span text:style-name="symbol1_5f_cpp">==</text:span><text:span text:style-name="symbol0_5f_c"> elem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external_it</text:span><text:span text:style-name="symbol2_5f_cpp">-</text:span><text:span text:style-name="symbol1_5f_cpp">&gt;</text:span><text:span text:style-name="symbol0_5f_c">size</text:span><text:span text:style-name="symbol0_5f_cpp">()</text:span><text:span text:style-name="symbol0_5f_c"> </text:span><text:span text:style-name="symbol1_5f_cpp">&gt;</text:span><text:span text:style-name="symbol0_5f_c"> 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text:tab/>external_it</text:span><text:span text:style-name="symbol2_5f_cpp">-</text:span><text:span text:style-name="symbol1_5f_cpp">&gt;</text:span><text:span text:style-name="symbol0_5f_c">erase</text:span><text:span text:style-name="symbol0_5f_cpp">(</text:span><text:span text:style-name="symbol0_5f_c">internal_it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<text:tab/>container.</text:span><text:span text:style-name="member0_5f_cpp">erase</text:span><text:span text:style-name="symbol0_5f_cpp">(</text:span><text:span text:style-name="symbol0_5f_c">external_it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symbol0_5f_cpp">}</text:span></text:p>
      <text:p text:style-name="P20"><text:span text:style-name="symbol0_5f_c"><text:tab/><text:tab/> <text:s/></text:span><text:span text:style-name="symbol2_5f_cpp">--</text:span><text:span text:style-name="symbol0_5f_c">container_size</text:span><text:span text:style-name="symbol4_5f_cpp">;</text:span></text:p>
      <text:p text:style-name="P20"><text:span text:style-name="symbol0_5f_c"><text:tab/><text:tab/> <text:s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/text:p>
      <text:p text:style-name="P20"><text:soft-page-break/><text:span text:style-name="symbol0_5f_c"><text:tab/></text:span><text:span text:style-name="symbol0_5f_cpp">}</text:span></text:p>
      <text:p text:style-name="P20"><text:span text:style-name="symbol0_5f_c"><text:tab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/></text:p>
      <text:p text:style-name="P20"><text:span text:style-name="symbol0_5f_c"><text:s text:c="2"/></text:span><text:span text:style-name="keyword3_5f_cpp">size_t</text:span><text:span text:style-name="symbol0_5f_c"> size</text:span><text:span text:style-name="symbol0_5f_cpp">(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return</text:span><text:span text:style-name="symbol0_5f_c"> container_siz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</text:span><text:span text:style-name="keyword3_5f_cpp">int</text:span><text:span text:style-name="symbol0_5f_c"> find</text:span><text:span text:style-name="symbol0_5f_cpp">(</text:span><text:span text:style-name="keyword3_5f_cpp">const</text:span><text:span text:style-name="symbol0_5f_c"> T </text:span><text:span text:style-name="symbol3_5f_cpp">&amp;</text:span><text:span text:style-name="symbol0_5f_c">elem</text:span><text:span text:style-name="symbol0_5f_cpp">)</text:span><text:span text:style-name="symbol0_5f_c"> </text:span><text:span text:style-name="symbol0_5f_cpp">{</text:span><text:span text:style-name="comment0_5f_cpp">// in which list exists (or not) element with id $id</text:span></text:p>
      <text:p text:style-name="P20"><text:span text:style-name="symbol0_5f_c"><text:tab/></text:span><text:span text:style-name="keyword3_5f_cpp">int</text:span><text:span text:style-name="symbol0_5f_c"> ind </text:span><text:span text:style-name="symbol1_5f_cpp">=</text:span><text:span text:style-name="symbol0_5f_c"> </text:span><text:span text:style-name="number_5f_cpp">0</text:span><text:span text:style-name="symbol4_5f_cpp">;</text:span></text:p>
      <text:p text:style-name="P20"><text:span text:style-name="symbol0_5f_c"><text:tab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</text:span><text:span text:style-name="symbol3_5f_cpp">&amp;</text:span><text:span text:style-name="symbol0_5f_c">external </text:span><text:span text:style-name="symbol4_5f_cpp">:</text:span><text:span text:style-name="symbol0_5f_c"> container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</text:span><text:span text:style-name="symbol3_5f_cpp">&amp;</text:span><text:span text:style-name="symbol0_5f_c">internal </text:span><text:span text:style-name="symbol4_5f_cpp">:</text:span><text:span text:style-name="symbol0_5f_c"> external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internal </text:span><text:span text:style-name="symbol1_5f_cpp">==</text:span><text:span text:style-name="symbol0_5f_c"> elem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</text:span><text:span text:style-name="keyword0_5f_cpp">return</text:span><text:span text:style-name="symbol0_5f_c"> ind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 <text:s/></text:span><text:span text:style-name="symbol2_5f_cpp">++</text:span><text:span text:style-name="symbol0_5f_c">ind</text:span><text:span text:style-name="symbol4_5f_cpp">;</text:span></text:p>
      <text:p text:style-name="P20"><text:span text:style-name="symbol0_5f_c"><text:tab/></text:span><text:span text:style-name="symbol0_5f_cpp">}</text:span></text:p>
      <text:p text:style-name="P20"><text:span text:style-name="symbol0_5f_c"><text:tab/></text:span><text:span text:style-name="keyword0_5f_cpp">return</text:span><text:span text:style-name="symbol0_5f_c"> </text:span><text:span text:style-name="symbol2_5f_cpp">-</text:span><text:span text:style-name="number_5f_cpp">1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template</text:span><text:span text:style-name="symbol1_5f_cpp">&lt;</text:span><text:span text:style-name="keyword1_5f_cpp">typename</text:span><text:span text:style-name="symbol0_5f_c"> S</text:span><text:span text:style-name="symbol1_5f_cpp">&gt;</text:span></text:p>
      <text:p text:style-name="P20"><text:span text:style-name="symbol0_5f_c"><text:s text:c="2"/></text:span><text:span text:style-name="keyword1_5f_cpp">friend</text:span><text:span text:style-name="symbol0_5f_c"> std</text:span><text:span text:style-name="symbol4_5f_cpp">::</text:span><text:span text:style-name="member1_5f_cpp">ostream</text:span><text:span text:style-name="symbol0_5f_c"> </text:span><text:span text:style-name="symbol3_5f_cpp">&amp;</text:span><text:span text:style-name="symbol0_5f_c">operator</text:span><text:span text:style-name="symbol1_5f_cpp">&lt;&lt;</text:span><text:span text:style-name="symbol0_5f_cpp">(</text:span><text:span text:style-name="symbol0_5f_c">std</text:span><text:span text:style-name="symbol4_5f_cpp">::</text:span><text:span text:style-name="member1_5f_cpp">ostream</text:span><text:span text:style-name="symbol0_5f_c"> </text:span><text:span text:style-name="symbol3_5f_cpp">&amp;</text:span><text:span text:style-name="symbol0_5f_c">os, </text:span><text:span text:style-name="keyword3_5f_cpp">const</text:span><text:span text:style-name="symbol0_5f_c"> topology_t</text:span><text:span text:style-name="symbol1_5f_cpp">&lt;</text:span><text:span text:style-name="symbol0_5f_c">S</text:span><text:span text:style-name="symbol1_5f_cpp">&gt;</text:span><text:span text:style-name="symbol0_5f_c"> </text:span><text:span text:style-name="symbol3_5f_cpp">&amp;</text:span><text:span text:style-name="symbol0_5f_c">topology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</text:span><text:span text:style-name="symbol3_5f_cpp">&amp;</text:span><text:span text:style-name="symbol0_5f_c">external </text:span><text:span text:style-name="symbol4_5f_cpp">:</text:span><text:span text:style-name="symbol0_5f_c"> topology.</text:span><text:span text:style-name="member0_5f_cpp">container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os </text:span><text:span text:style-name="symbol1_5f_cpp">&lt;&lt;</text:span><text:span text:style-name="symbol0_5f_c"> </text:span><text:span text:style-name="string_5f_cpp">"{"</text:span><text:span text:style-name="symbol4_5f_cpp">;</text:span></text:p>
      <text:p text:style-name="P20"><text:span text:style-name="symbol0_5f_c"><text:tab/> <text:s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</text:span><text:span text:style-name="symbol3_5f_cpp">&amp;</text:span><text:span text:style-name="symbol0_5f_c">internal </text:span><text:span text:style-name="symbol4_5f_cpp">:</text:span><text:span text:style-name="symbol0_5f_c"> external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os </text:span><text:span text:style-name="symbol1_5f_cpp">&lt;&lt;</text:span><text:span text:style-name="symbol0_5f_c"> internal </text:span><text:span text:style-name="symbol1_5f_cpp">&lt;&lt;</text:span><text:span text:style-name="symbol0_5f_c"> </text:span><text:span text:style-name="string_5f_cpp">" "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 <text:s/>os </text:span><text:span text:style-name="symbol1_5f_cpp">&lt;&lt;</text:span><text:span text:style-name="symbol0_5f_c"> </text:span><text:span text:style-name="string_5f_cpp">"}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/text:span><text:span text:style-name="symbol0_5f_cpp">}</text:span></text:p>
      <text:p text:style-name="P20"><text:soft-page-break/><text:span text:style-name="symbol0_5f_c"><text:tab/></text:span><text:span text:style-name="keyword0_5f_cpp">return</text:span><text:span text:style-name="symbol0_5f_c"> os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pp">}</text:span><text:span text:style-name="symbol4_5f_cpp">;</text:span></text:p>
      <text:p text:style-name="P20"><text:span text:style-name="symbol0_5f_c"/></text:p>
      <text:p text:style-name="P20"><text:span text:style-name="comment1_5f_cpp">#endif//INC_6_8_LAB__TOPOLOGY_H_</text:span></text:p>
      <text:p text:style-name="P20"><text:span text:style-name="symbol0_5f_c"/></text:p>
      <text:p text:style-name="P56"><text:span text:style-name="symbol0_5f_c"><text:span text:style-name="T10">my_zmq.h</text:span></text:span></text:p>
      <text:p text:style-name="P20"><text:span text:style-name="symbol0_5f_c"/></text:p>
      <text:p text:style-name="P20"><text:span text:style-name="comment1_5f_cpp">#ifndef INC_6_8_LAB__ZMQ_H_</text:span></text:p>
      <text:p text:style-name="P20"><text:span text:style-name="comment1_5f_cpp">#define INC_6_8_LAB__ZMQ_H_</text:span></text:p>
      <text:p text:style-name="P20"><text:span text:style-name="symbol0_5f_c"/></text:p>
      <text:p text:style-name="P20"><text:span text:style-name="comment1_5f_cpp">#include &lt;cassert&gt;</text:span></text:p>
      <text:p text:style-name="P20"><text:span text:style-name="comment1_5f_cpp">#include &lt;cerrno&gt;</text:span></text:p>
      <text:p text:style-name="P20"><text:span text:style-name="comment1_5f_cpp">#include &lt;cstring&gt;</text:span></text:p>
      <text:p text:style-name="P20"><text:span text:style-name="comment1_5f_cpp">#include &lt;string&gt;</text:span></text:p>
      <text:p text:style-name="P20"><text:span text:style-name="comment1_5f_cpp">#include &lt;zmq.hpp&gt;</text:span></text:p>
      <text:p text:style-name="P20"><text:span text:style-name="symbol0_5f_c"/></text:p>
      <text:p text:style-name="P20"><text:span text:style-name="keyword1_5f_cpp">enum</text:span><text:span text:style-name="symbol0_5f_c"> actions_t </text:span><text:span text:style-name="symbol0_5f_cpp">{</text:span></text:p>
      <text:p text:style-name="P20"><text:span text:style-name="symbol0_5f_c"><text:s text:c="2"/>fail </text:span><text:span text:style-name="symbol1_5f_cpp">=</text:span><text:span text:style-name="symbol0_5f_c"> </text:span><text:span text:style-name="number_5f_cpp">0</text:span><text:span text:style-name="symbol0_5f_c">,</text:span></text:p>
      <text:p text:style-name="P20"><text:span text:style-name="symbol0_5f_c"><text:s text:c="2"/>success </text:span><text:span text:style-name="symbol1_5f_cpp">=</text:span><text:span text:style-name="symbol0_5f_c"> </text:span><text:span text:style-name="number_5f_cpp">1</text:span><text:span text:style-name="symbol0_5f_c">,</text:span></text:p>
      <text:p text:style-name="P20"><text:span text:style-name="symbol0_5f_c"><text:s text:c="2"/>create </text:span><text:span text:style-name="symbol1_5f_cpp">=</text:span><text:span text:style-name="symbol0_5f_c"> </text:span><text:span text:style-name="number_5f_cpp">2</text:span><text:span text:style-name="symbol0_5f_c">,</text:span></text:p>
      <text:p text:style-name="P20"><text:span text:style-name="symbol0_5f_c"><text:s text:c="2"/>destroy </text:span><text:span text:style-name="symbol1_5f_cpp">=</text:span><text:span text:style-name="symbol0_5f_c"> </text:span><text:span text:style-name="number_5f_cpp">3</text:span><text:span text:style-name="symbol0_5f_c">,</text:span></text:p>
      <text:p text:style-name="P20"><text:span text:style-name="symbol0_5f_c"><text:s text:c="2"/>bind </text:span><text:span text:style-name="symbol1_5f_cpp">=</text:span><text:span text:style-name="symbol0_5f_c"> </text:span><text:span text:style-name="number_5f_cpp">4</text:span><text:span text:style-name="symbol0_5f_c">,</text:span></text:p>
      <text:p text:style-name="P20"><text:span text:style-name="symbol0_5f_c"><text:s text:c="2"/>ping </text:span><text:span text:style-name="symbol1_5f_cpp">=</text:span><text:span text:style-name="symbol0_5f_c"> </text:span><text:span text:style-name="number_5f_cpp">5</text:span><text:span text:style-name="symbol0_5f_c">,</text:span></text:p>
      <text:p text:style-name="P20"><text:span text:style-name="symbol0_5f_c"><text:s text:c="2"/>exec_check </text:span><text:span text:style-name="symbol1_5f_cpp">=</text:span><text:span text:style-name="symbol0_5f_c"> </text:span><text:span text:style-name="number_5f_cpp">6</text:span><text:span text:style-name="symbol0_5f_c">,</text:span></text:p>
      <text:p text:style-name="P20"><text:span text:style-name="symbol0_5f_c"><text:s text:c="2"/>exec_add </text:span><text:span text:style-name="symbol1_5f_cpp">=</text:span><text:span text:style-name="symbol0_5f_c"> </text:span><text:span text:style-name="number_5f_cpp">7</text:span></text:p>
      <text:p text:style-name="P20"><text:span text:style-name="symbol0_5f_cpp">}</text:span><text:span text:style-name="symbol4_5f_cpp">;</text:span></text:p>
      <text:p text:style-name="P20"><text:span text:style-name="symbol0_5f_c"/></text:p>
      <text:p text:style-name="P20"><text:span text:style-name="keyword3_5f_cpp">const</text:span><text:span text:style-name="symbol0_5f_c"> </text:span><text:span text:style-name="keyword3_5f_cpp">char</text:span><text:span text:style-name="symbol0_5f_c"> </text:span><text:span text:style-name="symbol2_5f_cpp">*</text:span><text:span text:style-name="symbol0_5f_c">NODE_EXECUTABLE_NAME </text:span><text:span text:style-name="symbol1_5f_cpp">=</text:span><text:span text:style-name="symbol0_5f_c"> </text:span><text:span text:style-name="string_5f_cpp">"calculation_node"</text:span><text:span text:style-name="symbol4_5f_cpp">;</text:span></text:p>
      <text:p text:style-name="P20"><text:soft-page-break/><text:span text:style-name="keyword3_5f_cpp">const</text:span><text:span text:style-name="symbol0_5f_c"> </text:span><text:span text:style-name="keyword3_5f_cpp">int</text:span><text:span text:style-name="symbol0_5f_c"> PORT_BASE </text:span><text:span text:style-name="symbol1_5f_cpp">=</text:span><text:span text:style-name="symbol0_5f_c"> </text:span><text:span text:style-name="number_5f_cpp">8000</text:span><text:span text:style-name="symbol4_5f_cpp">;</text:span></text:p>
      <text:p text:style-name="P20"><text:span text:style-name="keyword3_5f_cpp">const</text:span><text:span text:style-name="symbol0_5f_c"> </text:span><text:span text:style-name="keyword3_5f_cpp">int</text:span><text:span text:style-name="symbol0_5f_c"> WAIT_TIME </text:span><text:span text:style-name="symbol1_5f_cpp">=</text:span><text:span text:style-name="symbol0_5f_c"> </text:span><text:span text:style-name="number_5f_cpp">1000</text:span><text:span text:style-name="symbol4_5f_cpp">;</text:span></text:p>
      <text:p text:style-name="P20"><text:span text:style-name="keyword3_5f_cpp">const</text:span><text:span text:style-name="symbol0_5f_c"> </text:span><text:span text:style-name="keyword3_5f_cpp">char</text:span><text:span text:style-name="symbol0_5f_c"> SENTINEL </text:span><text:span text:style-name="symbol1_5f_cpp">=</text:span><text:span text:style-name="symbol0_5f_c"> </text:span><text:span text:style-name="string_5f_cpp">'$'</text:span><text:span text:style-name="symbol4_5f_cpp">;</text:span></text:p>
      <text:p text:style-name="P20"><text:span text:style-name="keyword3_5f_cpp">struct</text:span><text:span text:style-name="symbol0_5f_c"> node_token_t </text:span><text:span text:style-name="symbol0_5f_cpp">{</text:span></text:p>
      <text:p text:style-name="P20"><text:span text:style-name="symbol0_5f_c"><text:s text:c="2"/>actions_t action</text:span><text:span text:style-name="symbol4_5f_cpp">;</text:span></text:p>
      <text:p text:style-name="P20"><text:span text:style-name="symbol0_5f_c"><text:s text:c="2"/></text:span><text:span text:style-name="keyword3_5f_cpp">long</text:span><text:span text:style-name="symbol0_5f_c"> </text:span><text:span text:style-name="keyword3_5f_cpp">long</text:span><text:span text:style-name="symbol0_5f_c"> parent_id, id</text:span><text:span text:style-name="symbol4_5f_cpp">;</text:span></text:p>
      <text:p text:style-name="P20"><text:span text:style-name="symbol0_5f_cpp">}</text:span><text:span text:style-name="symbol4_5f_cpp">;</text:span></text:p>
      <text:p text:style-name="P20"><text:span text:style-name="symbol0_5f_c"/></text:p>
      <text:p text:style-name="P20"><text:span text:style-name="keyword1_5f_cpp">namespace</text:span><text:span text:style-name="symbol0_5f_c"> my_zmq </text:span><text:span text:style-name="symbol0_5f_cpp">{</text:span></text:p>
      <text:p text:style-name="P20"><text:span text:style-name="keyword3_5f_cpp">void</text:span><text:span text:style-name="symbol0_5f_c"> init_pair_socket</text:span><text:span text:style-name="symbol0_5f_cpp">(</text:span><text:span text:style-name="keyword3_5f_cpp">void</text:span><text:span text:style-name="symbol0_5f_c"> </text:span><text:span text:style-name="symbol2_5f_cpp">*</text:span><text:span text:style-name="symbol3_5f_cpp">&amp;</text:span><text:span text:style-name="symbol0_5f_c">context, </text:span><text:span text:style-name="keyword3_5f_cpp">void</text:span><text:span text:style-name="symbol0_5f_c"> </text:span><text:span text:style-name="symbol2_5f_cpp">*</text:span><text:span text:style-name="symbol3_5f_cpp">&amp;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</text:span><text:span text:style-name="symbol4_5f_cpp">;</text:span></text:p>
      <text:p text:style-name="P20"><text:span text:style-name="symbol0_5f_c"><text:s text:c="2"/>context </text:span><text:span text:style-name="symbol1_5f_cpp">=</text:span><text:span text:style-name="symbol0_5f_c"> zmq_ctx_new</text:span><text:span text:style-name="symbol0_5f_cpp">()</text:span><text:span text:style-name="symbol4_5f_cpp">;</text:span></text:p>
      <text:p text:style-name="P20"><text:span text:style-name="symbol0_5f_c"><text:s text:c="2"/>socket </text:span><text:span text:style-name="symbol1_5f_cpp">=</text:span><text:span text:style-name="symbol0_5f_c"> zmq_socket</text:span><text:span text:style-name="symbol0_5f_cpp">(</text:span><text:span text:style-name="symbol0_5f_c">context, ZMQ_PAIR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setsockopt</text:span><text:span text:style-name="symbol0_5f_cpp">(</text:span><text:span text:style-name="symbol0_5f_c">socket, ZMQ_RCVTIMEO, </text:span><text:span text:style-name="symbol3_5f_cpp">&amp;</text:span><text:span text:style-name="symbol0_5f_c">WAIT_TIME, </text:span><text:span text:style-name="keyword2_5f_cpp">sizeof</text:span><text:span text:style-name="symbol0_5f_cpp">(</text:span><text:span text:style-name="keyword3_5f_cpp">in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setsockopt</text:span><text:span text:style-name="symbol0_5f_cpp">(</text:span><text:span text:style-name="symbol0_5f_c">socket, ZMQ_SNDTIMEO, </text:span><text:span text:style-name="symbol3_5f_cpp">&amp;</text:span><text:span text:style-name="symbol0_5f_c">WAIT_TIME, </text:span><text:span text:style-name="keyword2_5f_cpp">sizeof</text:span><text:span text:style-name="symbol0_5f_cpp">(</text:span><text:span text:style-name="keyword3_5f_cpp">in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pp">}</text:span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3_5f_cpp">void</text:span><text:span text:style-name="symbol0_5f_c"> receive_msg</text:span><text:span text:style-name="symbol0_5f_cpp">(</text:span><text:span text:style-name="symbol0_5f_c">T </text:span><text:span text:style-name="symbol3_5f_cpp">&amp;</text:span><text:span text:style-name="symbol0_5f_c">reply_data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 </text:span><text:span text:style-name="symbol1_5f_cpp">=</text:span><text:span text:style-name="symbol0_5f_c"> </text:span><text:span text:style-name="number_5f_cpp">0</text:span><text:span text:style-name="symbol4_5f_cpp">;</text:span></text:p>
      <text:p text:style-name="P20"><text:span text:style-name="symbol0_5f_c"><text:s text:c="2"/>zmq_msg_t reply</text:span><text:span text:style-name="symbol4_5f_cpp">;</text:span></text:p>
      <text:p text:style-name="P20"><text:span text:style-name="symbol0_5f_c"><text:s text:c="2"/>zmq_msg_init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recv</text:span><text:span text:style-name="symbol0_5f_cpp">(</text:span><text:span text:style-name="symbol3_5f_cpp">&amp;</text:span><text:span text:style-name="symbol0_5f_c">reply, socket,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reply_data </text:span><text:span text:style-name="symbol1_5f_cpp">=</text:span><text:span text:style-name="symbol0_5f_c"> </text:span><text:span text:style-name="symbol2_5f_cpp">*</text:span><text:span text:style-name="symbol0_5f_cpp">(</text:span><text:span text:style-name="symbol0_5f_c">T </text:span><text:span text:style-name="symbol2_5f_cpp">*</text:span><text:span text:style-name="symbol0_5f_cpp">)</text:span><text:span text:style-name="symbol0_5f_c">zmq_msg_data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close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pp">}</text:span></text:p>
      <text:p text:style-name="P20"><text:soft-page-break/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3_5f_cpp">bool</text:span><text:span text:style-name="symbol0_5f_c"> receive_msg_wait</text:span><text:span text:style-name="symbol0_5f_cpp">(</text:span><text:span text:style-name="symbol0_5f_c">T </text:span><text:span text:style-name="symbol3_5f_cpp">&amp;</text:span><text:span text:style-name="symbol0_5f_c">reply_data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 </text:span><text:span text:style-name="symbol1_5f_cpp">=</text:span><text:span text:style-name="symbol0_5f_c"> </text:span><text:span text:style-name="number_5f_cpp">0</text:span><text:span text:style-name="symbol4_5f_cpp">;</text:span></text:p>
      <text:p text:style-name="P20"><text:span text:style-name="symbol0_5f_c"><text:s text:c="2"/>zmq_msg_t reply</text:span><text:span text:style-name="symbol4_5f_cpp">;</text:span></text:p>
      <text:p text:style-name="P20"><text:span text:style-name="symbol0_5f_c"><text:s text:c="2"/>zmq_msg_init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recv</text:span><text:span text:style-name="symbol0_5f_cpp">(</text:span><text:span text:style-name="symbol3_5f_cpp">&amp;</text:span><text:span text:style-name="symbol0_5f_c">reply, socket,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0_5f_cpp">if</text:span><text:span text:style-name="symbol0_5f_c"> </text:span><text:span text:style-name="symbol0_5f_cpp">(</text:span><text:span text:style-name="symbol0_5f_c">rc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zmq_msg_close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tab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reply_data </text:span><text:span text:style-name="symbol1_5f_cpp">=</text:span><text:span text:style-name="symbol0_5f_c"> </text:span><text:span text:style-name="symbol2_5f_cpp">*</text:span><text:span text:style-name="symbol0_5f_cpp">(</text:span><text:span text:style-name="symbol0_5f_c">T </text:span><text:span text:style-name="symbol2_5f_cpp">*</text:span><text:span text:style-name="symbol0_5f_cpp">)</text:span><text:span text:style-name="symbol0_5f_c">zmq_msg_data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close</text:span><text:span text:style-name="symbol0_5f_cpp">(</text:span><text:span text:style-name="symbol3_5f_cpp">&amp;</text:span><text:span text:style-name="symbol0_5f_c">reply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pp">}</text:span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3_5f_cpp">void</text:span><text:span text:style-name="symbol0_5f_c"> send_msg</text:span><text:span text:style-name="symbol0_5f_cpp">(</text:span><text:span text:style-name="symbol0_5f_c">T </text:span><text:span text:style-name="symbol2_5f_cpp">*</text:span><text:span text:style-name="symbol0_5f_c">token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 </text:span><text:span text:style-name="symbol1_5f_cpp">=</text:span><text:span text:style-name="symbol0_5f_c"> </text:span><text:span text:style-name="number_5f_cpp">0</text:span><text:span text:style-name="symbol4_5f_cpp">;</text:span></text:p>
      <text:p text:style-name="P20"><text:span text:style-name="symbol0_5f_c"><text:s text:c="2"/>zmq_msg_t message</text:span><text:span text:style-name="symbol4_5f_cpp">;</text:span></text:p>
      <text:p text:style-name="P20"><text:span text:style-name="symbol0_5f_c"><text:s text:c="2"/>zmq_msg_init</text:span><text:span text:style-name="symbol0_5f_cpp">(</text:span><text:span text:style-name="symbol3_5f_cpp">&amp;</text:span><text:span text:style-name="symbol0_5f_c">message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size</text:span><text:span text:style-name="symbol0_5f_cpp">(</text:span><text:span text:style-name="symbol3_5f_cpp">&amp;</text:span><text:span text:style-name="symbol0_5f_c">message,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data</text:span><text:span text:style-name="symbol0_5f_cpp">(</text:span><text:span text:style-name="symbol3_5f_cpp">&amp;</text:span><text:span text:style-name="symbol0_5f_c">message, token, </text:span><text:span text:style-name="keyword2_5f_cpp">sizeof</text:span><text:span text:style-name="symbol0_5f_cpp">(</text:span><text:span text:style-name="symbol0_5f_c">T</text:span><text:span text:style-name="symbol0_5f_cpp">)</text:span><text:span text:style-name="symbol0_5f_c">, </text:span><text:span text:style-name="keyword1_5f_cpp">NULL</text:span><text:span text:style-name="symbol0_5f_c">, </text:span><text:span text:style-name="keyword1_5f_cpp">NULL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send</text:span><text:span text:style-name="symbol0_5f_cpp">(</text:span><text:span text:style-name="symbol3_5f_cpp">&amp;</text:span><text:span text:style-name="symbol0_5f_c">message, socket,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pp">}</text:span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oft-page-break/><text:span text:style-name="keyword3_5f_cpp">bool</text:span><text:span text:style-name="symbol0_5f_c"> send_msg_no_wait</text:span><text:span text:style-name="symbol0_5f_cpp">(</text:span><text:span text:style-name="symbol0_5f_c">T </text:span><text:span text:style-name="symbol2_5f_cpp">*</text:span><text:span text:style-name="symbol0_5f_c">token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</text:span><text:span text:style-name="symbol4_5f_cpp">;</text:span></text:p>
      <text:p text:style-name="P20"><text:span text:style-name="symbol0_5f_c"><text:s text:c="2"/>zmq_msg_t message</text:span><text:span text:style-name="symbol4_5f_cpp">;</text:span></text:p>
      <text:p text:style-name="P20"><text:span text:style-name="symbol0_5f_c"><text:s text:c="2"/>zmq_msg_init</text:span><text:span text:style-name="symbol0_5f_cpp">(</text:span><text:span text:style-name="symbol3_5f_cpp">&amp;</text:span><text:span text:style-name="symbol0_5f_c">message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size</text:span><text:span text:style-name="symbol0_5f_cpp">(</text:span><text:span text:style-name="symbol3_5f_cpp">&amp;</text:span><text:span text:style-name="symbol0_5f_c">message,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data</text:span><text:span text:style-name="symbol0_5f_cpp">(</text:span><text:span text:style-name="symbol3_5f_cpp">&amp;</text:span><text:span text:style-name="symbol0_5f_c">message, token, </text:span><text:span text:style-name="keyword2_5f_cpp">sizeof</text:span><text:span text:style-name="symbol0_5f_cpp">(</text:span><text:span text:style-name="symbol0_5f_c">T</text:span><text:span text:style-name="symbol0_5f_cpp">)</text:span><text:span text:style-name="symbol0_5f_c">, </text:span><text:span text:style-name="keyword1_5f_cpp">NULL</text:span><text:span text:style-name="symbol0_5f_c">, </text:span><text:span text:style-name="keyword1_5f_cpp">NULL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send</text:span><text:span text:style-name="symbol0_5f_cpp">(</text:span><text:span text:style-name="symbol3_5f_cpp">&amp;</text:span><text:span text:style-name="symbol0_5f_c">message, socket, ZMQ_DONTWAIT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0_5f_cpp">if</text:span><text:span text:style-name="symbol0_5f_c"> </text:span><text:span text:style-name="symbol0_5f_cpp">(</text:span><text:span text:style-name="symbol0_5f_c">rc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zmq_msg_close</text:span><text:span text:style-name="symbol0_5f_cpp">(</text:span><text:span text:style-name="symbol3_5f_cpp">&amp;</text:span><text:span text:style-name="symbol0_5f_c">message</text:span><text:span text:style-name="symbol0_5f_cpp">)</text:span><text:span text:style-name="symbol4_5f_cpp">;</text:span></text:p>
      <text:p text:style-name="P20"><text:span text:style-name="symbol0_5f_c"><text:tab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pp">}</text:span></text:p>
      <text:p text:style-name="P20"><text:span text:style-name="comment_5f_multi_5f_cpp">/* Returns true if T was successfully queued on the socket */</text:span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3_5f_cpp">bool</text:span><text:span text:style-name="symbol0_5f_c"> send_msg_wait</text:span><text:span text:style-name="symbol0_5f_cpp">(</text:span><text:span text:style-name="symbol0_5f_c">T </text:span><text:span text:style-name="symbol2_5f_cpp">*</text:span><text:span text:style-name="symbol0_5f_c">token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</text:span><text:span text:style-name="symbol4_5f_cpp">;</text:span></text:p>
      <text:p text:style-name="P20"><text:span text:style-name="symbol0_5f_c"><text:s text:c="2"/>zmq_msg_t message</text:span><text:span text:style-name="symbol4_5f_cpp">;</text:span></text:p>
      <text:p text:style-name="P20"><text:span text:style-name="symbol0_5f_c"><text:s text:c="2"/>zmq_msg_init</text:span><text:span text:style-name="symbol0_5f_cpp">(</text:span><text:span text:style-name="symbol3_5f_cpp">&amp;</text:span><text:span text:style-name="symbol0_5f_c">message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size</text:span><text:span text:style-name="symbol0_5f_cpp">(</text:span><text:span text:style-name="symbol3_5f_cpp">&amp;</text:span><text:span text:style-name="symbol0_5f_c">message,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init_data</text:span><text:span text:style-name="symbol0_5f_cpp">(</text:span><text:span text:style-name="symbol3_5f_cpp">&amp;</text:span><text:span text:style-name="symbol0_5f_c">message, token, </text:span><text:span text:style-name="keyword2_5f_cpp">sizeof</text:span><text:span text:style-name="symbol0_5f_cpp">(</text:span><text:span text:style-name="symbol0_5f_c">T</text:span><text:span text:style-name="symbol0_5f_cpp">)</text:span><text:span text:style-name="symbol0_5f_c">, </text:span><text:span text:style-name="keyword1_5f_cpp">NULL</text:span><text:span text:style-name="symbol0_5f_c">, </text:span><text:span text:style-name="keyword1_5f_cpp">NULL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rc </text:span><text:span text:style-name="symbol1_5f_cpp">=</text:span><text:span text:style-name="symbol0_5f_c"> zmq_msg_send</text:span><text:span text:style-name="symbol0_5f_cpp">(</text:span><text:span text:style-name="symbol3_5f_cpp">&amp;</text:span><text:span text:style-name="symbol0_5f_c">message, socket,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keyword0_5f_cpp">if</text:span><text:span text:style-name="symbol0_5f_c"> </text:span><text:span text:style-name="symbol0_5f_cpp">(</text:span><text:span text:style-name="symbol0_5f_c">rc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zmq_msg_close</text:span><text:span text:style-name="symbol0_5f_cpp">(</text:span><text:span text:style-name="symbol3_5f_cpp">&amp;</text:span><text:span text:style-name="symbol0_5f_c">message</text:span><text:span text:style-name="symbol0_5f_cpp">)</text:span><text:span text:style-name="symbol4_5f_cpp">;</text:span></text:p>
      <text:p text:style-name="P20"><text:soft-page-break/><text:span text:style-name="symbol0_5f_c"><text:tab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keyword2_5f_cpp">sizeof</text:span><text:span text:style-name="symbol0_5f_cpp">(</text:span><text:span text:style-name="symbol0_5f_c">T</text:span><text:span text:style-name="symbol0_5f_cpp">))</text:span><text:span text:style-name="symbol4_5f_cpp">;</text:span></text:p>
      <text:p text:style-name="P20"><text:span text:style-name="symbol0_5f_c"><text:s text:c="2"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pp">}</text:span></text:p>
      <text:p text:style-name="P20"><text:span text:style-name="comment_5f_multi_5f_cpp">/* send_msg &amp;&amp; receive_msg */</text:span></text:p>
      <text:p text:style-name="P20"><text:span text:style-name="symbol0_5f_c">template</text:span><text:span text:style-name="symbol1_5f_cpp">&lt;</text:span><text:span text:style-name="keyword1_5f_cpp">typename</text:span><text:span text:style-name="symbol0_5f_c"> T</text:span><text:span text:style-name="symbol1_5f_cpp">&gt;</text:span></text:p>
      <text:p text:style-name="P20"><text:span text:style-name="keyword3_5f_cpp">bool</text:span><text:span text:style-name="symbol0_5f_c"> send_receive_wait</text:span><text:span text:style-name="symbol0_5f_cpp">(</text:span><text:span text:style-name="symbol0_5f_c">T </text:span><text:span text:style-name="symbol2_5f_cpp">*</text:span><text:span text:style-name="symbol0_5f_c">token_send, T </text:span><text:span text:style-name="symbol3_5f_cpp">&amp;</text:span><text:span text:style-name="symbol0_5f_c">token_reply, </text:span><text:span text:style-name="keyword3_5f_cpp">void</text:span><text:span text:style-name="symbol0_5f_c"> </text:span><text:span text:style-name="symbol2_5f_cpp">*</text:span><text:span text:style-name="symbol0_5f_c">socket</text:span><text:span text:style-name="symbol0_5f_cpp">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0_5f_cpp">if</text:span><text:span text:style-name="symbol0_5f_c"> </text:span><text:span text:style-name="symbol0_5f_cpp">(</text:span><text:span text:style-name="symbol0_5f_c">send_msg_wait</text:span><text:span text:style-name="symbol0_5f_cpp">(</text:span><text:span text:style-name="symbol0_5f_c">token_send, socket</text:span><text:span text:style-name="symbol0_5f_cpp">)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if</text:span><text:span text:style-name="symbol0_5f_c"> </text:span><text:span text:style-name="symbol0_5f_cpp">(</text:span><text:span text:style-name="symbol0_5f_c">receive_msg_wait</text:span><text:span text:style-name="symbol0_5f_cpp">(</text:span><text:span text:style-name="symbol0_5f_c">token_reply, socket</text:span><text:span text:style-name="symbol0_5f_cpp">)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0_5f_cpp">return</text:span><text:span text:style-name="symbol0_5f_c"> </text:span><text:span text:style-name="keyword1_5f_cpp">true</text:span><text:span text:style-name="symbol4_5f_cpp">;</text:span></text:p>
      <text:p text:style-name="P20"><text:span text:style-name="symbol0_5f_c"><text:tab/></text:span><text:span text:style-name="symbol0_5f_cpp">}</text:span></text:p>
      <text:p text:style-name="P20"><text:span text:style-name="symbol0_5f_c"><text:s text:c="2"/></text:span><text:span text:style-name="symbol0_5f_cpp">}</text:span></text:p>
      <text:p text:style-name="P20"><text:span text:style-name="symbol0_5f_c"><text:s text:c="2"/></text:span><text:span text:style-name="keyword0_5f_cpp">return</text:span><text:span text:style-name="symbol0_5f_c"> </text:span><text:span text:style-name="keyword1_5f_cpp">false</text:span><text:span text:style-name="symbol4_5f_cpp">;</text:span></text:p>
      <text:p text:style-name="P20"><text:span text:style-name="symbol0_5f_cpp">}</text:span></text:p>
      <text:p text:style-name="P20"><text:span text:style-name="symbol0_5f_cpp">}</text:span><text:span text:style-name="comment0_5f_cpp">// namespace my_zmq</text:span></text:p>
      <text:p text:style-name="P20"><text:span text:style-name="symbol0_5f_c"/></text:p>
      <text:p text:style-name="P20"><text:span text:style-name="comment1_5f_cpp">#endif//INC_6_8_LAB__ZMQ_H_</text:span></text:p>
      <text:p text:style-name="P20"><text:span text:style-name="symbol0_5f_c"/></text:p>
      <text:p text:style-name="P56"><text:span text:style-name="symbol0_5f_c"><text:span text:style-name="T10">control_node.cpp</text:span></text:span></text:p>
      <text:p text:style-name="P20"><text:span text:style-name="comment1_5f_cpp">#include &lt;unistd.h&gt;</text:span></text:p>
      <text:p text:style-name="P20"><text:span text:style-name="comment1_5f_cpp">#include &lt;vector&gt;</text:span></text:p>
      <text:p text:style-name="P20"><text:span text:style-name="comment1_5f_cpp">#include &lt;zmq.hpp&gt;</text:span></text:p>
      <text:p text:style-name="P20"><text:span text:style-name="symbol0_5f_c"/></text:p>
      <text:p text:style-name="P20"><text:span text:style-name="comment1_5f_cpp">#include "my_zmq.h"</text:span></text:p>
      <text:p text:style-name="P20"><text:span text:style-name="comment1_5f_cpp">#include "topology.h"</text:span></text:p>
      <text:p text:style-name="P20"><text:span text:style-name="symbol0_5f_c"/></text:p>
      <text:p text:style-name="P20"><text:span text:style-name="keyword1_5f_cpp">using</text:span><text:span text:style-name="symbol0_5f_c"> node_id_type </text:span><text:span text:style-name="symbol1_5f_cpp">=</text:span><text:span text:style-name="symbol0_5f_c"> </text:span><text:span text:style-name="keyword3_5f_cpp">long</text:span><text:span text:style-name="symbol0_5f_c"> </text:span><text:span text:style-name="keyword3_5f_cpp">long</text:span><text:span text:style-name="symbol4_5f_cpp">;</text:span></text:p>
      <text:p text:style-name="P20"><text:span text:style-name="symbol0_5f_c"/></text:p>
      <text:p text:style-name="P20"><text:soft-page-break/><text:span text:style-name="keyword3_5f_cpp">int</text:span><text:span text:style-name="symbol0_5f_c"> main</text:span><text:span text:style-name="symbol0_5f_cpp">()</text:span><text:span text:style-name="symbol0_5f_c"> </text:span><text:span text:style-name="symbol0_5f_cpp">{</text:span></text:p>
      <text:p text:style-name="P20"><text:span text:style-name="symbol0_5f_c"><text:s text:c="2"/></text:span><text:span text:style-name="keyword3_5f_cpp">int</text:span><text:span text:style-name="symbol0_5f_c"> rc</text:span><text:span text:style-name="symbol4_5f_cpp">;</text:span></text:p>
      <text:p text:style-name="P20"><text:span text:style-name="symbol0_5f_c"><text:s text:c="2"/></text:span><text:span text:style-name="keyword3_5f_cpp">bool</text:span><text:span text:style-name="symbol0_5f_c"> ok</text:span><text:span text:style-name="symbol4_5f_cpp">;</text:span></text:p>
      <text:p text:style-name="P20"><text:span text:style-name="symbol0_5f_c"><text:s text:c="2"/>topology_t</text:span><text:span text:style-name="symbol1_5f_cpp">&lt;</text:span><text:span text:style-name="symbol0_5f_c">node_id_type</text:span><text:span text:style-name="symbol1_5f_cpp">&gt;</text:span><text:span text:style-name="symbol0_5f_c"> control_node</text:span><text:span text:style-name="symbol4_5f_cpp">;</text:span></text:p>
      <text:p text:style-name="P20"><text:span text:style-name="symbol0_5f_c"><text:s text:c="2"/>std</text:span><text:span text:style-name="symbol4_5f_cpp">::</text:span><text:span text:style-name="member1_5f_cpp">vector</text:span><text:span text:style-name="symbol1_5f_cpp">&lt;</text:span><text:span text:style-name="symbol0_5f_c">std</text:span><text:span text:style-name="symbol4_5f_cpp">::</text:span><text:span text:style-name="member1_5f_cpp">pair</text:span><text:span text:style-name="symbol1_5f_cpp">&lt;</text:span><text:span text:style-name="keyword3_5f_cpp">void</text:span><text:span text:style-name="symbol0_5f_c"> </text:span><text:span text:style-name="symbol2_5f_cpp">*</text:span><text:span text:style-name="symbol0_5f_c">, </text:span><text:span text:style-name="keyword3_5f_cpp">void</text:span><text:span text:style-name="symbol0_5f_c"> </text:span><text:span text:style-name="symbol2_5f_cpp">*</text:span><text:span text:style-name="symbol1_5f_cpp">&gt;&gt;</text:span><text:span text:style-name="symbol0_5f_c"> children</text:span><text:span text:style-name="symbol4_5f_cpp">;</text:span><text:span text:style-name="comment0_5f_cpp">// [context, socket]</text:span></text:p>
      <text:p text:style-name="P20"><text:span text:style-name="symbol0_5f_c"><text:s text:c="2"/>std</text:span><text:span text:style-name="symbol4_5f_cpp">::</text:span><text:span text:style-name="member1_5f_cpp">string</text:span><text:span text:style-name="symbol0_5f_c"> s</text:span><text:span text:style-name="symbol4_5f_cpp">;</text:span></text:p>
      <text:p text:style-name="P20"><text:span text:style-name="symbol0_5f_c"><text:s text:c="2"/>node_id_type id</text:span><text:span text:style-name="symbol4_5f_cpp">;</text:span></text:p>
      <text:p text:style-name="P20"><text:span text:style-name="symbol0_5f_c"><text:s text:c="2"/></text:span><text:span text:style-name="keyword0_5f_cpp">while</text:span><text:span text:style-name="symbol0_5f_c"> </text:span><text:span text:style-name="symbol0_5f_cpp">(</text:span><text:span text:style-name="symbol0_5f_c">std</text:span><text:span text:style-name="symbol4_5f_cpp">::</text:span><text:span text:style-name="member1_5f_cpp">cin</text:span><text:span text:style-name="symbol0_5f_c"> </text:span><text:span text:style-name="symbol1_5f_cpp">&gt;&gt;</text:span><text:span text:style-name="symbol0_5f_c"> s </text:span><text:span text:style-name="symbol1_5f_cpp">&gt;&gt;</text:span><text:span text:style-name="symbol0_5f_c"> id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/text:span><text:span text:style-name="keyword0_5f_cpp">if</text:span><text:span text:style-name="symbol0_5f_c"> </text:span><text:span text:style-name="symbol0_5f_cpp">(</text:span><text:span text:style-name="symbol0_5f_c">s </text:span><text:span text:style-name="symbol1_5f_cpp">==</text:span><text:span text:style-name="symbol0_5f_c"> </text:span><text:span text:style-name="string_5f_cpp">"create"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node_id_type parent_id</text:span><text:span text:style-name="symbol4_5f_cpp">;</text:span></text:p>
      <text:p text:style-name="P20"><text:span text:style-name="symbol0_5f_c"><text:tab/> <text:s/>std</text:span><text:span text:style-name="symbol4_5f_cpp">::</text:span><text:span text:style-name="member1_5f_cpp">cin</text:span><text:span text:style-name="symbol0_5f_c"> </text:span><text:span text:style-name="symbol1_5f_cpp">&gt;&gt;</text:span><text:span text:style-name="symbol0_5f_c"> parent_id</text:span><text:span text:style-name="symbol4_5f_cpp">;</text:span></text:p>
      <text:p text:style-name="P20"><text:span text:style-name="symbol0_5f_c"><text:tab/> <text:s/></text:span><text:span text:style-name="keyword3_5f_cpp">int</text:span><text:span text:style-name="symbol0_5f_c"> ind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parent_id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3_5f_cpp">void</text:span><text:span text:style-name="symbol0_5f_c"> </text:span><text:span text:style-name="symbol2_5f_cpp">*</text:span><text:span text:style-name="symbol0_5f_c">new_context </text:span><text:span text:style-name="symbol1_5f_cpp">=</text:span><text:span text:style-name="symbol0_5f_c"> nullptr</text:span><text:span text:style-name="symbol4_5f_cpp">;</text:span></text:p>
      <text:p text:style-name="P20"><text:span text:style-name="symbol0_5f_c"><text:tab/><text:tab/></text:span><text:span text:style-name="keyword3_5f_cpp">void</text:span><text:span text:style-name="symbol0_5f_c"> </text:span><text:span text:style-name="symbol2_5f_cpp">*</text:span><text:span text:style-name="symbol0_5f_c">new_socket </text:span><text:span text:style-name="symbol1_5f_cpp">=</text:span><text:span text:style-name="symbol0_5f_c"> nullptr</text:span><text:span text:style-name="symbol4_5f_cpp">;</text:span></text:p>
      <text:p text:style-name="P20"><text:span text:style-name="symbol0_5f_c"><text:tab/><text:tab/>my_zmq</text:span><text:span text:style-name="symbol4_5f_cpp">::</text:span><text:span text:style-name="member1_5f_cpp">init_pair_socket</text:span><text:span text:style-name="symbol0_5f_cpp">(</text:span><text:span text:style-name="symbol0_5f_c">new_context, new_socket</text:span><text:span text:style-name="symbol0_5f_cpp">)</text:span><text:span text:style-name="symbol4_5f_cpp">;</text:span></text:p>
      <text:p text:style-name="P20"><text:span text:style-name="symbol0_5f_c"><text:tab/><text:tab/>rc </text:span><text:span text:style-name="symbol1_5f_cpp">=</text:span><text:span text:style-name="symbol0_5f_c"> zmq_bind</text:span><text:span text:style-name="symbol0_5f_cpp">(</text:span><text:span text:style-name="symbol0_5f_c">new_socket, </text:span><text:span text:style-name="symbol0_5f_cpp">(</text:span><text:span text:style-name="string_5f_cpp">"tcp://*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20"><text:span text:style-name="symbol0_5f_c"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/></text:p>
      <text:p text:style-name="P20"><text:span text:style-name="symbol0_5f_c"><text:tab/><text:tab/></text:span><text:span text:style-name="keyword3_5f_cpp">int</text:span><text:span text:style-name="symbol0_5f_c"> fork_id </text:span><text:span text:style-name="symbol1_5f_cpp">=</text:span><text:span text:style-name="symbol0_5f_c"> fork</text:span><text:span text:style-name="symbol0_5f_cpp">()</text:span><text:span text:style-name="symbol4_5f_cpp">;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fork_id </text:span><text:span text:style-name="symbol1_5f_cpp">==</text:span><text:span text:style-name="symbol0_5f_c"> </text:span><text:span text:style-name="number_5f_cpp">0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rc </text:span><text:span text:style-name="symbol1_5f_cpp">=</text:span><text:span text:style-name="symbol0_5f_c"> execl</text:span><text:span text:style-name="symbol0_5f_cpp">(</text:span><text:span text:style-name="symbol0_5f_c">NODE_EXECUTABLE_NAME, NODE_EXECUTABLE_NAME, std</text:span><text:span text:style-name="symbol4_5f_cpp">::</text:span><text:span text:style-name="member1_5f_cpp">to_string</text:span><text:span text:style-name="symbol0_5f_cpp">(</text:span><text:span text:style-name="symbol0_5f_c">id</text:span><text:span text:style-name="symbol0_5f_cpp">)</text:span><text:span text:style-name="symbol0_5f_c">.</text:span><text:span text:style-name="member0_5f_cpp">c_str</text:span><text:span text:style-name="symbol0_5f_cpp">()</text:span><text:span text:style-name="symbol0_5f_c">, nullptr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3_5f_cpp">!</text:span><text:span text:style-name="symbol1_5f_cpp">=</text:span><text:span text:style-name="symbol0_5f_c"> </text:span><text:span text:style-name="symbol2_5f_cpp">-</text:span><text:span text:style-name="number_5f_cpp">1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0_5f_cpp">return</text:span><text:span text:style-name="symbol0_5f_c"> </text:span><text:span text:style-name="number_5f_cpp">0</text:span><text:span text:style-name="symbol4_5f_cpp">;</text:span></text:p>
      <text:p text:style-name="P20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 <text:s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ping, id, id</text:span><text:span text:style-name="symbol0_5f_cpp">})</text:span><text:span text:style-name="symbol4_5f_cpp">;</text:span></text:p>
      <text:p text:style-name="P20"><text:span text:style-name="symbol0_5f_c"><text:tab/><text:tab/> <text:s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oft-page-break/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new_socket</text:span><text:span text:style-name="symbol0_5f_cpp">)</text:span><text:span text:style-name="symbol0_5f_c"> and reply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text:tab/>children.</text:span><text:span text:style-name="member0_5f_cpp">emplace_back</text:span><text:span text:style-name="symbol0_5f_cpp">(</text:span><text:span text:style-name="symbol0_5f_c">std</text:span><text:span text:style-name="symbol4_5f_cpp">::</text:span><text:span text:style-name="member1_5f_cpp">make_pair</text:span><text:span text:style-name="symbol0_5f_cpp">(</text:span><text:span text:style-name="symbol0_5f_c">new_context, new_socket</text:span><text:span text:style-name="symbol0_5f_cpp">))</text:span><text:span text:style-name="symbol4_5f_cpp">;</text:span></text:p>
      <text:p text:style-name="P20"><text:span text:style-name="symbol0_5f_c"><text:tab/><text:tab/><text:tab/>control_node.</text:span><text:span text:style-name="member0_5f_cpp">insert</text:span><text:span text:style-name="symbol0_5f_cpp">(</text:span><text:span text:style-name="symbol0_5f_c">id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<text:tab/>rc </text:span><text:span text:style-name="symbol1_5f_cpp">=</text:span><text:span text:style-name="symbol0_5f_c"> zmq_close</text:span><text:span text:style-name="symbol0_5f_cpp">(</text:span><text:span text:style-name="symbol0_5f_c">new_socket</text:span><text:span text:style-name="symbol0_5f_cpp">)</text:span><text:span text:style-name="symbol4_5f_cpp">;</text:span></text:p>
      <text:p text:style-name="P20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<text:tab/>rc </text:span><text:span text:style-name="symbol1_5f_cpp">=</text:span><text:span text:style-name="symbol0_5f_c"> zmq_ctx_term</text:span><text:span text:style-name="symbol0_5f_cpp">(</text:span><text:span text:style-name="symbol0_5f_c">new_context</text:span><text:span text:style-name="symbol0_5f_cpp">)</text:span><text:span text:style-name="symbol4_5f_cpp">;</text:span></text:p>
      <text:p text:style-name="P20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symbol0_5f_cpp">}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(</text:span><text:span text:style-name="symbol0_5f_c">ind </text:span><text:span text:style-name="symbol1_5f_cpp">=</text:span><text:span text:style-name="symbol0_5f_c"> control_node.</text:span><text:span text:style-name="member0_5f_cpp">find</text:span><text:span text:style-name="symbol0_5f_cpp">(</text:span><text:span text:style-name="symbol0_5f_c">parent_id</text:span><text:span text:style-name="symbol0_5f_cpp">))</text:span><text:span text:style-name="symbol0_5f_c">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t found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control_node.</text:span><text:span text:style-name="member0_5f_cpp">find</text:span><text:span text:style-name="symbol0_5f_cpp">(</text:span><text:span text:style-name="symbol0_5f_c">id</text:span><text:span text:style-name="symbol0_5f_cpp">)</text:span><text:span text:style-name="symbol0_5f_c"> </text:span><text:span text:style-name="symbol3_5f_cpp">!</text:span><text:span text:style-name="symbol1_5f_cpp">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Already exists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 <text:s/></text:span><text:span text:style-name="keyword0_5f_cpp">continue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create, parent_id, id</text:span><text:span text:style-name="symbol0_5f_cpp">})</text:span><text:span text:style-name="symbol4_5f_cpp">;</text:span></text:p>
      <text:p text:style-name="P20"><text:span text:style-name="symbol0_5f_c"><text:tab/><text:tab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0_5f_c"> and reply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control_node.</text:span><text:span text:style-name="member0_5f_cpp">insert</text:span><text:span text:style-name="symbol0_5f_cpp">(</text:span><text:span text:style-name="symbol0_5f_c">parent_id, id</text:span><text:span text:style-name="symbol0_5f_cpp">)</text:span><text:span text:style-name="symbol4_5f_cpp">;</text:span></text:p>
      <text:p text:style-name="P20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Parent is unavailable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s </text:span><text:span text:style-name="symbol1_5f_cpp">==</text:span><text:span text:style-name="symbol0_5f_c"> </text:span><text:span text:style-name="string_5f_cpp">"remove"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3_5f_cpp">int</text:span><text:span text:style-name="symbol0_5f_c"> ind </text:span><text:span text:style-name="symbol1_5f_cpp">=</text:span><text:span text:style-name="symbol0_5f_c"> control_node.</text:span><text:span text:style-name="member0_5f_cpp">find</text:span><text:span text:style-name="symbol0_5f_cpp">(</text:span><text:span text:style-name="symbol0_5f_c">id</text:span><text:span text:style-name="symbol0_5f_cpp">)</text:span><text:span text:style-name="symbol4_5f_cpp">;</text:span></text:p>
      <text:p text:style-name="P20"><text:soft-page-break/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ind </text:span><text:span text:style-name="symbol3_5f_cpp">!</text:span><text:span text:style-name="symbol1_5f_cpp">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destroy, id, id</text:span><text:span text:style-name="symbol0_5f_cpp">})</text:span><text:span text:style-name="symbol4_5f_cpp">;</text:span></text:p>
      <text:p text:style-name="P20"><text:span text:style-name="symbol0_5f_c"><text:tab/><text:tab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pan text:style-name="symbol0_5f_c"><text:tab/><text:tab/>ok </text:span><text:span text:style-name="symbol1_5f_cpp">=</text:span><text:span text:style-name="symbol0_5f_c"> 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4_5f_cpp">;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reply.</text:span><text:span text:style-name="member0_5f_cpp">action</text:span><text:span text:style-name="symbol0_5f_c"> </text:span><text:span text:style-name="symbol1_5f_cpp">==</text:span><text:span text:style-name="symbol0_5f_c"> destroy and reply.</text:span><text:span text:style-name="member0_5f_cpp">parent_id</text:span><text:span text:style-name="symbol0_5f_c"> </text:span><text:span text:style-name="symbol1_5f_cpp">==</text:span><text:span text:style-name="symbol0_5f_c"> id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rc </text:span><text:span text:style-name="symbol1_5f_cpp">=</text:span><text:span text:style-name="symbol0_5f_c"> zmq_close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 <text:s/>rc </text:span><text:span text:style-name="symbol1_5f_cpp">=</text:span><text:span text:style-name="symbol0_5f_c"> zmq_ctx_term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first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3_5f_cpp">auto</text:span><text:span text:style-name="symbol0_5f_c"> it </text:span><text:span text:style-name="symbol1_5f_cpp">=</text:span><text:span text:style-name="symbol0_5f_c"> children.</text:span><text:span text:style-name="member0_5f_cpp">begin</text:span><text:span text:style-name="symbol0_5f_cpp">()</text:span><text:span text:style-name="symbol4_5f_cpp">;</text:span></text:p>
      <text:p text:style-name="P20"><text:span text:style-name="symbol0_5f_c"><text:tab/><text:tab/> <text:s/></text:span><text:span text:style-name="keyword0_5f_cpp">while</text:span><text:span text:style-name="symbol0_5f_c"> </text:span><text:span text:style-name="symbol0_5f_cpp">(</text:span><text:span text:style-name="symbol0_5f_c">ind</text:span><text:span text:style-name="symbol2_5f_cpp">--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text:tab/></text:span><text:span text:style-name="symbol2_5f_cpp">++</text:span><text:span text:style-name="symbol0_5f_c">it</text:span><text:span text:style-name="symbol4_5f_cpp">;</text:span></text:p>
      <text:p text:style-name="P20"><text:span text:style-name="symbol0_5f_c"><text:tab/><text:tab/> <text:s/></text:span><text:span text:style-name="symbol0_5f_cpp">}</text:span></text:p>
      <text:p text:style-name="P20"><text:span text:style-name="symbol0_5f_c"><text:tab/><text:tab/> <text:s/>children.</text:span><text:span text:style-name="member0_5f_cpp">erase</text:span><text:span text:style-name="symbol0_5f_cpp">(</text:span><text:span text:style-name="symbol0_5f_c">it</text:span><text:span text:style-name="symbol0_5f_cpp">)</text:span><text:span text:style-name="symbol4_5f_cpp">;</text:span></text:p>
      <text:p text:style-name="P20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reply.</text:span><text:span text:style-name="member0_5f_cpp">action</text:span><text:span text:style-name="symbol0_5f_c"> </text:span><text:span text:style-name="symbol1_5f_cpp">==</text:span><text:span text:style-name="symbol0_5f_c"> bind and reply.</text:span><text:span text:style-name="member0_5f_cpp">parent_id</text:span><text:span text:style-name="symbol0_5f_c"> </text:span><text:span text:style-name="symbol1_5f_cpp">==</text:span><text:span text:style-name="symbol0_5f_c"> id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rc </text:span><text:span text:style-name="symbol1_5f_cpp">=</text:span><text:span text:style-name="symbol0_5f_c"> zmq_close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 <text:s/>rc </text:span><text:span text:style-name="symbol1_5f_cpp">=</text:span><text:span text:style-name="symbol0_5f_c"> zmq_ctx_term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first</text:span><text:span text:style-name="symbol0_5f_cpp">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 <text:s/>my_zmq</text:span><text:span text:style-name="symbol4_5f_cpp">::</text:span><text:span text:style-name="member1_5f_cpp">init_pair_socket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first</text:span><text:span text:style-name="symbol0_5f_c">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4_5f_cpp">;</text:span></text:p>
      <text:p text:style-name="P20"><text:span text:style-name="symbol0_5f_c"><text:tab/><text:tab/> <text:s/>rc </text:span><text:span text:style-name="symbol1_5f_cpp">=</text:span><text:span text:style-name="symbol0_5f_c"> zmq_bind</text:span><text:span text:style-name="symbol0_5f_cpp">(</text:span><text:span text:style-name="symbol0_5f_c">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">, </text:span><text:span text:style-name="symbol0_5f_cpp">(</text:span><text:span text:style-name="string_5f_cpp">"tcp://*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20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ok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control_node.</text:span><text:span text:style-name="member0_5f_cpp">erase</text:span><text:span text:style-name="symbol0_5f_cpp">(</text:span><text:span text:style-name="symbol0_5f_c">id</text:span><text:span text:style-name="symbol0_5f_cpp">)</text:span><text:span text:style-name="symbol4_5f_cpp">;</text:span></text:p>
      <text:p text:style-name="P20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de is unavailable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oft-page-break/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t found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s </text:span><text:span text:style-name="symbol1_5f_cpp">==</text:span><text:span text:style-name="symbol0_5f_c"> </text:span><text:span text:style-name="string_5f_cpp">"ping"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</text:span><text:span text:style-name="keyword3_5f_cpp">int</text:span><text:span text:style-name="symbol0_5f_c"> ind </text:span><text:span text:style-name="symbol1_5f_cpp">=</text:span><text:span text:style-name="symbol0_5f_c"> control_node.</text:span><text:span text:style-name="member0_5f_cpp">find</text:span><text:span text:style-name="symbol0_5f_cpp">(</text:span><text:span text:style-name="symbol0_5f_c">id</text:span><text:span text:style-name="symbol0_5f_cpp">)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ind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t found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/text:span><text:span text:style-name="keyword0_5f_cpp">continue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 <text:s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ping, id, id</text:span><text:span text:style-name="symbol0_5f_cpp">})</text:span><text:span text:style-name="symbol4_5f_cpp">;</text:span></text:p>
      <text:p text:style-name="P20"><text:span text:style-name="symbol0_5f_c"><text:tab/> <text:s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0_5f_c"> and reply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 1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 0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s </text:span><text:span text:style-name="symbol1_5f_cpp">==</text:span><text:span text:style-name="symbol0_5f_c"> </text:span><text:span text:style-name="string_5f_cpp">"exec"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 <text:s/>ok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20"><text:span text:style-name="symbol0_5f_c"><text:tab/> <text:s/>std</text:span><text:span text:style-name="symbol4_5f_cpp">::</text:span><text:span text:style-name="member1_5f_cpp">string</text:span><text:span text:style-name="symbol0_5f_c"> key</text:span><text:span text:style-name="symbol4_5f_cpp">;</text:span></text:p>
      <text:p text:style-name="P20"><text:span text:style-name="symbol0_5f_c"><text:tab/> <text:s/></text:span><text:span text:style-name="keyword3_5f_cpp">char</text:span><text:span text:style-name="symbol0_5f_c"> c</text:span><text:span text:style-name="symbol4_5f_cpp">;</text:span></text:p>
      <text:p text:style-name="P20"><text:span text:style-name="symbol0_5f_c"><text:tab/> <text:s/></text:span><text:span text:style-name="keyword3_5f_cpp">int</text:span><text:span text:style-name="symbol0_5f_c"> val </text:span><text:span text:style-name="symbol1_5f_cpp">=</text:span><text:span text:style-name="symbol0_5f_c"> </text:span><text:span text:style-name="symbol2_5f_cpp">-</text:span><text:span text:style-name="number_5f_cpp">1</text:span><text:span text:style-name="symbol4_5f_cpp">;</text:span></text:p>
      <text:p text:style-name="P20"><text:span text:style-name="symbol0_5f_c"><text:tab/> <text:s/></text:span><text:span text:style-name="keyword3_5f_cpp">bool</text:span><text:span text:style-name="symbol0_5f_c"> add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tab/> <text:s/>std</text:span><text:span text:style-name="symbol4_5f_cpp">::</text:span><text:span text:style-name="member1_5f_cpp">cin</text:span><text:span text:style-name="symbol0_5f_c"> </text:span><text:span text:style-name="symbol1_5f_cpp">&gt;&gt;</text:span><text:span text:style-name="symbol0_5f_c"> key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(</text:span><text:span text:style-name="symbol0_5f_c">c </text:span><text:span text:style-name="symbol1_5f_cpp">=</text:span><text:span text:style-name="symbol0_5f_c"> </text:span><text:span text:style-name="keyword2_5f_cpp">getchar</text:span><text:span text:style-name="symbol0_5f_cpp">())</text:span><text:span text:style-name="symbol0_5f_c"> </text:span><text:span text:style-name="symbol1_5f_cpp">==</text:span><text:span text:style-name="symbol0_5f_c"> </text:span><text:span text:style-name="string_5f_cpp">' '</text:span><text:span text:style-name="symbol0_5f_cpp">){</text:span></text:p>
      <text:p text:style-name="P20"><text:span text:style-name="symbol0_5f_c"><text:tab/><text:tab/>add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20"><text:span text:style-name="symbol0_5f_c"><text:tab/><text:tab/>std</text:span><text:span text:style-name="symbol4_5f_cpp">::</text:span><text:span text:style-name="member1_5f_cpp">cin</text:span><text:span text:style-name="symbol0_5f_c"> </text:span><text:span text:style-name="symbol1_5f_cpp">&gt;&gt;</text:span><text:span text:style-name="symbol0_5f_c"> val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oft-page-break/><text:span text:style-name="symbol0_5f_c"><text:tab/> <text:s/></text:span><text:span text:style-name="keyword3_5f_cpp">int</text:span><text:span text:style-name="symbol0_5f_c"> ind </text:span><text:span text:style-name="symbol1_5f_cpp">=</text:span><text:span text:style-name="symbol0_5f_c"> control_node.</text:span><text:span text:style-name="member0_5f_cpp">find</text:span><text:span text:style-name="symbol0_5f_cpp">(</text:span><text:span text:style-name="symbol0_5f_c">id</text:span><text:span text:style-name="symbol0_5f_cpp">)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ind </text:span><text:span text:style-name="symbol1_5f_cpp">==</text:span><text:span text:style-name="symbol0_5f_c"> </text:span><text:span text:style-name="symbol2_5f_cpp">-</text:span><text:span text:style-name="number_5f_cpp">1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t found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/text:span><text:span text:style-name="keyword0_5f_cpp">continue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 <text:s/>key </text:span><text:span text:style-name="symbol2_5f_cpp">+</text:span><text:span text:style-name="symbol1_5f_cpp">=</text:span><text:span text:style-name="symbol0_5f_c"> SENTINEL</text:span><text:span text:style-name="symbol4_5f_cpp">;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add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i</text:span><text:span text:style-name="symbol4_5f_cpp">:</text:span><text:span text:style-name="symbol0_5f_c"> key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exec_add, i, id</text:span><text:span text:style-name="symbol0_5f_cpp">})</text:span><text:span text:style-name="symbol4_5f_cpp">;</text:span></text:p>
      <text:p text:style-name="P20"><text:span text:style-name="symbol0_5f_c"><text:tab/><text:tab/> <text:s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3_5f_cpp">!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0_5f_c"> or reply.</text:span><text:span text:style-name="member0_5f_cpp">action</text:span><text:span text:style-name="symbol0_5f_c"> </text:span><text:span text:style-name="symbol3_5f_cpp">!</text:span><text:span text:style-name="symbol1_5f_cpp">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Fail: "</text:span><text:span text:style-name="symbol0_5f_c"> </text:span><text:span text:style-name="symbol1_5f_cpp">&lt;&lt;</text:span><text:span text:style-name="symbol0_5f_c"> i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text:tab/>ok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tab/><text:tab/><text:tab/></text:span><text:span text:style-name="keyword0_5f_cpp">break</text:span><text:span text:style-name="symbol4_5f_cpp">;</text:span></text:p>
      <text:p text:style-name="P20"><text:span text:style-name="symbol0_5f_c"><text:tab/><text:tab/> <text:s/></text:span><text:span text:style-name="symbol0_5f_cpp">}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exec_add, val, id</text:span><text:span text:style-name="symbol0_5f_cpp">})</text:span><text:span text:style-name="symbol4_5f_cpp">;</text:span></text:p>
      <text:p text:style-name="P20"><text:span text:style-name="symbol0_5f_c"><text:tab/><text:tab/>node_token_t reply</text:span><text:span text:style-name="symbol0_5f_cpp">({</text:span><text:span text:style-name="symbol0_5f_c">fail, id, id</text:span><text:span text:style-name="symbol0_5f_cpp">})</text:span><text:span text:style-name="symbol4_5f_cpp">;</text:span></text:p>
      <text:p text:style-name="P20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3_5f_cpp">!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0_5f_c"> or reply.</text:span><text:span text:style-name="member0_5f_cpp">action</text:span><text:span text:style-name="symbol0_5f_c"> </text:span><text:span text:style-name="symbol3_5f_cpp">!</text:span><text:span text:style-name="symbol1_5f_cpp">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Fail: "</text:span><text:span text:style-name="symbol0_5f_c"> </text:span><text:span text:style-name="symbol1_5f_cpp">&lt;&lt;</text:span><text:span text:style-name="symbol0_5f_c"> val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 <text:s/>ok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20"><text:span text:style-name="symbol0_5f_c"><text:tab/><text:tab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i</text:span><text:span text:style-name="symbol4_5f_cpp">:</text:span><text:span text:style-name="symbol0_5f_c"> key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<text:tab/> <text:s/></text:span><text:span text:style-name="keyword3_5f_cpp">auto</text:span><text:span text:style-name="symbol0_5f_c"> </text:span><text:span text:style-name="symbol2_5f_cpp">*</text:span><text:span text:style-name="symbol0_5f_c">toke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exec_check, i, id</text:span><text:span text:style-name="symbol0_5f_cpp">})</text:span><text:span text:style-name="symbol4_5f_cpp">;</text:span></text:p>
      <text:p text:style-name="P20"><text:span text:style-name="symbol0_5f_c"><text:tab/><text:tab/> <text:s/>node_token_t reply</text:span><text:span text:style-name="symbol0_5f_cpp">({</text:span><text:span text:style-name="symbol0_5f_c">fail, i, id</text:span><text:span text:style-name="symbol0_5f_cpp">})</text:span><text:span text:style-name="symbol4_5f_cpp">;</text:span></text:p>
      <text:p text:style-name="P20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3_5f_cpp">!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, reply, children</text:span><text:span text:style-name="symbol0_5f_cpp">[</text:span><text:span text:style-name="symbol0_5f_c">ind</text:span><text:span text:style-name="symbol0_5f_cpp">]</text:span><text:span text:style-name="symbol0_5f_c">.</text:span><text:span text:style-name="member0_5f_cpp">second</text:span><text:span text:style-name="symbol0_5f_cpp">)</text:span><text:span text:style-name="symbol0_5f_c"> or reply.</text:span><text:span text:style-name="member0_5f_cpp">action</text:span><text:span text:style-name="symbol0_5f_c"> </text:span><text:span text:style-name="symbol3_5f_cpp">!</text:span><text:span text:style-name="symbol1_5f_cpp">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20"><text:soft-page-break/><text:span text:style-name="symbol0_5f_c"><text:tab/><text:tab/><text:tab/>ok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20"><text:span text:style-name="symbol0_5f_c"><text:tab/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Fail: "</text:span><text:span text:style-name="symbol0_5f_c"> </text:span><text:span text:style-name="symbol1_5f_cpp">&lt;&lt;</text:span><text:span text:style-name="symbol0_5f_c"> i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<text:tab/><text:tab/></text:span><text:span text:style-name="keyword0_5f_cpp">break</text:span><text:span text:style-name="symbol4_5f_cpp">;</text:span></text:p>
      <text:p text:style-name="P20"><text:span text:style-name="symbol0_5f_c"><text:tab/><text:tab/> <text:s/></text:span><text:span text:style-name="symbol0_5f_cpp">}</text:span></text:p>
      <text:p text:style-name="P20"><text:span text:style-name="symbol0_5f_c"><text:tab/><text:tab/></text:span><text:span text:style-name="symbol0_5f_cpp">}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3_5f_cpp">!</text:span><text:span text:style-name="symbol0_5f_c">ok</text:span><text:span text:style-name="symbol0_5f_cpp">){</text:span></text:p>
      <text:p text:style-name="P20"><text:span text:style-name="symbol0_5f_c"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Error: Node is unavailable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20"><text:span text:style-name="symbol0_5f_c"><text:tab/> <text:s/></text:span><text:span text:style-name="symbol0_5f_cpp">}</text:span></text:p>
      <text:p text:style-name="P20"><text:span text:style-name="symbol0_5f_c"><text:tab/></text:span><text:span text:style-name="symbol0_5f_cpp">}</text:span></text:p>
      <text:p text:style-name="P20"><text:span text:style-name="symbol0_5f_c"><text:s text:c="2"/></text:span><text:span text:style-name="symbol0_5f_cpp">}</text:span></text:p>
      <text:p text:style-name="P20"><text:span text:style-name="symbol0_5f_c"/></text:p>
      <text:p text:style-name="P20"><text:span text:style-name="symbol0_5f_c"><text:s text:c="2"/></text:span><text:span text:style-name="keyword0_5f_cpp">for</text:span><text:span text:style-name="symbol0_5f_c"> </text:span><text:span text:style-name="symbol0_5f_cpp">(</text:span><text:span text:style-name="keyword3_5f_cpp">auto</text:span><text:span text:style-name="symbol0_5f_c"> </text:span><text:span text:style-name="symbol0_5f_cpp">[</text:span><text:span text:style-name="symbol0_5f_c">context, socket</text:span><text:span text:style-name="symbol0_5f_cpp">]</text:span><text:span text:style-name="symbol4_5f_cpp">:</text:span><text:span text:style-name="symbol0_5f_c"> children</text:span><text:span text:style-name="symbol0_5f_cpp">)</text:span><text:span text:style-name="symbol0_5f_c"> </text:span><text:span text:style-name="symbol0_5f_cpp">{</text:span></text:p>
      <text:p text:style-name="P20"><text:span text:style-name="symbol0_5f_c"><text:tab/>rc </text:span><text:span text:style-name="symbol1_5f_cpp">=</text:span><text:span text:style-name="symbol0_5f_c"> zmq_close</text:span><text:span text:style-name="symbol0_5f_cpp">(</text:span><text:span text:style-name="symbol0_5f_c">socket</text:span><text:span text:style-name="symbol0_5f_cpp">)</text:span><text:span text:style-name="symbol4_5f_cpp">;</text:span></text:p>
      <text:p text:style-name="P20"><text:span text:style-name="symbol0_5f_c"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tab/>rc </text:span><text:span text:style-name="symbol1_5f_cpp">=</text:span><text:span text:style-name="symbol0_5f_c"> zmq_ctx_term</text:span><text:span text:style-name="symbol0_5f_cpp">(</text:span><text:span text:style-name="symbol0_5f_c">context</text:span><text:span text:style-name="symbol0_5f_cpp">)</text:span><text:span text:style-name="symbol4_5f_cpp">;</text:span></text:p>
      <text:p text:style-name="P20"><text:span text:style-name="symbol0_5f_c"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20"><text:span text:style-name="symbol0_5f_c"><text:s text:c="2"/></text:span><text:span text:style-name="symbol0_5f_cpp">}</text:span></text:p>
      <text:p text:style-name="P20"><text:span text:style-name="symbol0_5f_cpp">}</text:span></text:p>
      <text:p text:style-name="P20"><text:span text:style-name="symbol0_5f_c"/></text:p>
      <text:p text:style-name="P56"><text:span text:style-name="symbol0_5f_c"><text:span text:style-name="T10">calculation_node.cpp</text:span></text:span></text:p>
      <text:p text:style-name="P57"><text:span text:style-name="comment1_5f_cpp">#include "my_zmq.h"</text:span></text:p>
      <text:p text:style-name="P57"><text:span text:style-name="comment1_5f_cpp">#include &lt;iostream&gt;</text:span></text:p>
      <text:p text:style-name="P57"><text:span text:style-name="comment1_5f_cpp">#include &lt;map&gt;</text:span></text:p>
      <text:p text:style-name="P57"><text:span text:style-name="comment1_5f_cpp">#include &lt;unistd.h&gt;</text:span></text:p>
      <text:p text:style-name="P57"><text:span text:style-name="symbol0_5f_c"/></text:p>
      <text:p text:style-name="P57"><text:span text:style-name="keyword3_5f_cpp">long</text:span><text:span text:style-name="symbol0_5f_c"> </text:span><text:span text:style-name="keyword3_5f_cpp">long</text:span><text:span text:style-name="symbol0_5f_c"> node_id</text:span><text:span text:style-name="symbol4_5f_cpp">;</text:span></text:p>
      <text:p text:style-name="P57"><text:span text:style-name="symbol0_5f_c"/></text:p>
      <text:p text:style-name="P57"><text:span text:style-name="keyword3_5f_cpp">int</text:span><text:span text:style-name="symbol0_5f_c"> main</text:span><text:span text:style-name="symbol0_5f_cpp">(</text:span><text:span text:style-name="keyword3_5f_cpp">int</text:span><text:span text:style-name="symbol0_5f_c"> argc, </text:span><text:span text:style-name="keyword3_5f_cpp">char</text:span><text:span text:style-name="symbol0_5f_c"> </text:span><text:span text:style-name="symbol2_5f_cpp">**</text:span><text:span text:style-name="symbol0_5f_c">argv</text:span><text:span text:style-name="symbol0_5f_cpp">)</text:span><text:span text:style-name="symbol0_5f_c"> </text:span><text:span text:style-name="symbol0_5f_cpp">{</text:span></text:p>
      <text:p text:style-name="P57"><text:soft-page-break/><text:span text:style-name="symbol0_5f_c"><text:s text:c="2"/>std</text:span><text:span text:style-name="symbol4_5f_cpp">::</text:span><text:span text:style-name="member1_5f_cpp">string</text:span><text:span text:style-name="symbol0_5f_c"> key</text:span><text:span text:style-name="symbol4_5f_cpp">;</text:span></text:p>
      <text:p text:style-name="P57"><text:span text:style-name="symbol0_5f_c"><text:s text:c="2"/></text:span><text:span text:style-name="keyword3_5f_cpp">int</text:span><text:span text:style-name="symbol0_5f_c"> val</text:span><text:span text:style-name="symbol4_5f_cpp">;</text:span></text:p>
      <text:p text:style-name="P57"><text:span text:style-name="symbol0_5f_c"><text:s text:c="2"/>std</text:span><text:span text:style-name="symbol4_5f_cpp">::</text:span><text:span text:style-name="member1_5f_cpp">map</text:span><text:span text:style-name="symbol1_5f_cpp">&lt;</text:span><text:span text:style-name="symbol0_5f_c">std</text:span><text:span text:style-name="symbol4_5f_cpp">::</text:span><text:span text:style-name="member1_5f_cpp">string</text:span><text:span text:style-name="symbol0_5f_c">, </text:span><text:span text:style-name="keyword3_5f_cpp">int</text:span><text:span text:style-name="symbol1_5f_cpp">&gt;</text:span><text:span text:style-name="symbol0_5f_c"> dict</text:span><text:span text:style-name="symbol4_5f_cpp">;</text:span></text:p>
      <text:p text:style-name="P57"><text:span text:style-name="symbol0_5f_c"><text:s text:c="2"/></text:span><text:span text:style-name="keyword3_5f_cpp">int</text:span><text:span text:style-name="symbol0_5f_c"> rc</text:span><text:span text:style-name="symbol4_5f_cpp">;</text:span></text:p>
      <text:p text:style-name="P57"><text:span text:style-name="symbol0_5f_c"><text:s text:c="2"/></text:span><text:span text:style-name="keyword2_5f_cpp">assert</text:span><text:span text:style-name="symbol0_5f_cpp">(</text:span><text:span text:style-name="symbol0_5f_c">argc </text:span><text:span text:style-name="symbol1_5f_cpp">==</text:span><text:span text:style-name="symbol0_5f_c"> </text:span><text:span text:style-name="number_5f_cpp">2</text:span><text:span text:style-name="symbol0_5f_cpp">)</text:span><text:span text:style-name="symbol4_5f_cpp">;</text:span></text:p>
      <text:p text:style-name="P57"><text:span text:style-name="symbol0_5f_c"><text:s text:c="2"/>node_id </text:span><text:span text:style-name="symbol1_5f_cpp">=</text:span><text:span text:style-name="symbol0_5f_c"> std</text:span><text:span text:style-name="symbol4_5f_cpp">::</text:span><text:span text:style-name="member1_5f_cpp">stoll</text:span><text:span text:style-name="symbol0_5f_cpp">(</text:span><text:span text:style-name="symbol0_5f_c">std</text:span><text:span text:style-name="symbol4_5f_cpp">::</text:span><text:span text:style-name="member1_5f_cpp">string</text:span><text:span text:style-name="symbol0_5f_cpp">(</text:span><text:span text:style-name="symbol0_5f_c">argv</text:span><text:span text:style-name="symbol0_5f_cpp">[</text:span><text:span text:style-name="number_5f_cpp">1</text:span><text:span text:style-name="symbol0_5f_cpp">]))</text:span><text:span text:style-name="symbol4_5f_cpp">;</text:span></text:p>
      <text:p text:style-name="P57"><text:span text:style-name="symbol0_5f_c"/></text:p>
      <text:p text:style-name="P57"><text:span text:style-name="symbol0_5f_c"><text:s text:c="2"/></text:span><text:span text:style-name="keyword3_5f_cpp">void</text:span><text:span text:style-name="symbol0_5f_c"> </text:span><text:span text:style-name="symbol2_5f_cpp">*</text:span><text:span text:style-name="symbol0_5f_c">node_parent_context </text:span><text:span text:style-name="symbol1_5f_cpp">=</text:span><text:span text:style-name="symbol0_5f_c"> zmq_ctx_new</text:span><text:span text:style-name="symbol0_5f_cpp">()</text:span><text:span text:style-name="symbol4_5f_cpp">;</text:span></text:p>
      <text:p text:style-name="P57"><text:span text:style-name="symbol0_5f_c"><text:s text:c="2"/></text:span><text:span text:style-name="keyword3_5f_cpp">void</text:span><text:span text:style-name="symbol0_5f_c"> </text:span><text:span text:style-name="symbol2_5f_cpp">*</text:span><text:span text:style-name="symbol0_5f_c">node_parent_socket </text:span><text:span text:style-name="symbol1_5f_cpp">=</text:span><text:span text:style-name="symbol0_5f_c"> zmq_socket</text:span><text:span text:style-name="symbol0_5f_cpp">(</text:span><text:span text:style-name="symbol0_5f_c">node_parent_context, ZMQ_PAIR</text:span><text:span text:style-name="symbol0_5f_cpp">)</text:span><text:span text:style-name="symbol4_5f_cpp">;</text:span></text:p>
      <text:p text:style-name="P57"><text:span text:style-name="symbol0_5f_c"><text:s text:c="2"/>rc </text:span><text:span text:style-name="symbol1_5f_cpp">=</text:span><text:span text:style-name="symbol0_5f_c"> zmq_connect</text:span><text:span text:style-name="symbol0_5f_cpp">(</text:span><text:span text:style-name="symbol0_5f_c">node_parent_socket, </text:span><text:span text:style-name="symbol0_5f_cpp">(</text:span><text:span text:style-name="string_5f_cpp">"tcp://localhost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node_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57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/></text:p>
      <text:p text:style-name="P57"><text:span text:style-name="symbol0_5f_c"><text:s text:c="2"/></text:span><text:span text:style-name="keyword3_5f_cpp">long</text:span><text:span text:style-name="symbol0_5f_c"> </text:span><text:span text:style-name="keyword3_5f_cpp">long</text:span><text:span text:style-name="symbol0_5f_c"> child_id </text:span><text:span text:style-name="symbol1_5f_cpp">=</text:span><text:span text:style-name="symbol0_5f_c"> </text:span><text:span text:style-name="symbol2_5f_cpp">-</text:span><text:span text:style-name="number_5f_cpp">1</text:span><text:span text:style-name="symbol4_5f_cpp">;</text:span></text:p>
      <text:p text:style-name="P57"><text:span text:style-name="symbol0_5f_c"><text:s text:c="2"/></text:span><text:span text:style-name="keyword3_5f_cpp">void</text:span><text:span text:style-name="symbol0_5f_c"> </text:span><text:span text:style-name="symbol2_5f_cpp">*</text:span><text:span text:style-name="symbol0_5f_c">node_context </text:span><text:span text:style-name="symbol1_5f_cpp">=</text:span><text:span text:style-name="symbol0_5f_c"> nullptr</text:span><text:span text:style-name="symbol4_5f_cpp">;</text:span></text:p>
      <text:p text:style-name="P57"><text:span text:style-name="symbol0_5f_c"><text:s text:c="2"/></text:span><text:span text:style-name="keyword3_5f_cpp">void</text:span><text:span text:style-name="symbol0_5f_c"> </text:span><text:span text:style-name="symbol2_5f_cpp">*</text:span><text:span text:style-name="symbol0_5f_c">node_socket </text:span><text:span text:style-name="symbol1_5f_cpp">=</text:span><text:span text:style-name="symbol0_5f_c"> nullptr</text:span><text:span text:style-name="symbol4_5f_cpp">;</text:span></text:p>
      <text:p text:style-name="P57"><text:span text:style-name="symbol0_5f_c"><text:s text:c="2"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 "</text:span><text:span text:style-name="symbol0_5f_c"> </text:span><text:span text:style-name="symbol1_5f_cpp">&lt;&lt;</text:span><text:span text:style-name="symbol0_5f_c"> getpid</text:span><text:span text:style-name="symbol0_5f_cpp">()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57"><text:span text:style-name="symbol0_5f_c"/></text:p>
      <text:p text:style-name="P57"><text:span text:style-name="symbol0_5f_c"><text:s text:c="2"/></text:span><text:span text:style-name="keyword3_5f_cpp">bool</text:span><text:span text:style-name="symbol0_5f_c"> has_child </text:span><text:span text:style-name="symbol1_5f_cpp">=</text:span><text:span text:style-name="symbol0_5f_c"> </text:span><text:span text:style-name="keyword1_5f_cpp">false</text:span><text:span text:style-name="symbol0_5f_c">, awake </text:span><text:span text:style-name="symbol1_5f_cpp">=</text:span><text:span text:style-name="symbol0_5f_c"> </text:span><text:span text:style-name="keyword1_5f_cpp">true</text:span><text:span text:style-name="symbol0_5f_c">, add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s text:c="2"/></text:span><text:span text:style-name="keyword0_5f_cpp">while</text:span><text:span text:style-name="symbol0_5f_c"> </text:span><text:span text:style-name="symbol0_5f_cpp">(</text:span><text:span text:style-name="symbol0_5f_c">awake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node_token_t token</text:span><text:span text:style-name="symbol0_5f_cpp">({</text:span><text:span text:style-name="symbol0_5f_c">fail, </text:span><text:span text:style-name="number_5f_cpp">0</text:span><text:span text:style-name="symbol0_5f_c">, </text:span><text:span text:style-name="number_5f_cpp">0</text:span><text:span text:style-name="symbol0_5f_cpp">})</text:span><text:span text:style-name="symbol4_5f_cpp">;</text:span></text:p>
      <text:p text:style-name="P57"><text:span text:style-name="symbol0_5f_c"><text:tab/>my_zmq</text:span><text:span text:style-name="symbol4_5f_cpp">::</text:span><text:span text:style-name="member1_5f_cpp">receive_msg</text:span><text:span text:style-name="symbol0_5f_cpp">(</text:span><text:span text:style-name="symbol0_5f_c">token, node_parent_socket</text:span><text:span text:style-name="symbol0_5f_cpp">)</text:span><text:span text:style-name="symbol4_5f_cpp">;</text:span></text:p>
      <text:p text:style-name="P57"><text:span text:style-name="symbol0_5f_c"><text:tab/></text:span><text:span text:style-name="keyword3_5f_cpp">auto</text:span><text:span text:style-name="symbol0_5f_c"> </text:span><text:span text:style-name="symbol2_5f_cpp">*</text:span><text:span text:style-name="symbol0_5f_c">reply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fail, node_id, node_id</text:span><text:span text:style-name="symbol0_5f_cpp">})</text:span><text:span text:style-name="symbol4_5f_cpp">;</text:span></text:p>
      <text:p text:style-name="P57"><text:span text:style-name="symbol0_5f_c"/></text:p>
      <text:p text:style-name="P57"><text:span text:style-name="symbol0_5f_c"><text:tab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bind and token.</text:span><text:span text:style-name="member0_5f_cpp">parent_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 <text:s/></text:span><text:span text:style-name="comment_5f_multi_5f_cpp">/*</text:span></text:p>
      <text:p text:style-name="P57"><text:span text:style-name="comment_5f_multi_5f_cpp"><text:tab/><text:tab/><text:tab/> * Bind could be recieved when parent created node</text:span></text:p>
      <text:p text:style-name="P57"><text:span text:style-name="comment_5f_multi_5f_cpp"><text:tab/><text:tab/><text:tab/> * and this node should bind to parent's child</text:span></text:p>
      <text:p text:style-name="P57"><text:span text:style-name="comment_5f_multi_5f_cpp"><text:tab/><text:tab/><text:tab/> */</text:span></text:p>
      <text:p text:style-name="P57"><text:soft-page-break/><text:span text:style-name="symbol0_5f_c"><text:tab/> <text:s/>my_zmq</text:span><text:span text:style-name="symbol4_5f_cpp">::</text:span><text:span text:style-name="member1_5f_cpp">init_pair_socket</text:span><text:span text:style-name="symbol0_5f_cpp">(</text:span><text:span text:style-name="symbol0_5f_c">node_context, node_socket</text:span><text:span text:style-name="symbol0_5f_cpp">)</text:span><text:span text:style-name="symbol4_5f_cpp">;</text:span></text:p>
      <text:p text:style-name="P57"><text:span text:style-name="symbol0_5f_c"><text:tab/> <text:s/>rc </text:span><text:span text:style-name="symbol1_5f_cpp">=</text:span><text:span text:style-name="symbol0_5f_c"> zmq_bind</text:span><text:span text:style-name="symbol0_5f_cpp">(</text:span><text:span text:style-name="symbol0_5f_c">node_socket, </text:span><text:span text:style-name="symbol0_5f_cpp">(</text:span><text:span text:style-name="string_5f_cpp">"tcp://*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token.</text:span><text:span text:style-name="member0_5f_cpp">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57"><text:span text:style-name="symbol0_5f_c"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 <text:s/>has_child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 <text:s/>child_id </text:span><text:span text:style-name="symbol1_5f_cpp">=</text:span><text:span text:style-name="symbol0_5f_c"> token.</text:span><text:span text:style-name="member0_5f_cpp">id</text:span><text:span text:style-name="symbol4_5f_cpp">;</text:span></text:p>
      <text:p text:style-name="P57"><text:span text:style-name="symbol0_5f_c"><text:tab/> <text:s/></text:span><text:span text:style-name="keyword3_5f_cpp">auto</text:span><text:span text:style-name="symbol0_5f_c"> </text:span><text:span text:style-name="symbol2_5f_cpp">*</text:span><text:span text:style-name="symbol0_5f_c">token_ping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ping, child_id, child_id</text:span><text:span text:style-name="symbol0_5f_cpp">})</text:span><text:span text:style-name="symbol4_5f_cpp">;</text:span></text:p>
      <text:p text:style-name="P57"><text:span text:style-name="symbol0_5f_c"><text:tab/> <text:s/>node_token_t reply_ping</text:span><text:span text:style-name="symbol0_5f_cpp">({</text:span><text:span text:style-name="symbol0_5f_c">fail, child_id, child_id</text:span><text:span text:style-name="symbol0_5f_cpp">})</text:span><text:span text:style-name="symbol4_5f_cpp">;</text:span></text:p>
      <text:p text:style-name="P57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ping, reply_ping, node_socket</text:span><text:span text:style-name="symbol0_5f_cpp">)</text:span><text:span text:style-name="symbol0_5f_c"> and reply_ping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create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parent_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 <text:s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<text:tab/>my_zmq</text:span><text:span text:style-name="symbol4_5f_cpp">::</text:span><text:span text:style-name="member1_5f_cpp">init_pair_socket</text:span><text:span text:style-name="symbol0_5f_cpp">(</text:span><text:span text:style-name="symbol0_5f_c">node_context, node_socket</text:span><text:span text:style-name="symbol0_5f_cpp">)</text:span><text:span text:style-name="symbol4_5f_cpp">;</text:span></text:p>
      <text:p text:style-name="P57"><text:span text:style-name="symbol0_5f_c"><text:tab/><text:tab/>rc </text:span><text:span text:style-name="symbol1_5f_cpp">=</text:span><text:span text:style-name="symbol0_5f_c"> zmq_bind</text:span><text:span text:style-name="symbol0_5f_cpp">(</text:span><text:span text:style-name="symbol0_5f_c">node_socket, </text:span><text:span text:style-name="symbol0_5f_cpp">(</text:span><text:span text:style-name="string_5f_cpp">"tcp://*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token.</text:span><text:span text:style-name="member0_5f_cpp">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57"><text:span text:style-name="symbol0_5f_c"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/></text:p>
      <text:p text:style-name="P57"><text:span text:style-name="symbol0_5f_c"><text:tab/><text:tab/></text:span><text:span text:style-name="keyword3_5f_cpp">int</text:span><text:span text:style-name="symbol0_5f_c"> fork_id </text:span><text:span text:style-name="symbol1_5f_cpp">=</text:span><text:span text:style-name="symbol0_5f_c"> fork</text:span><text:span text:style-name="symbol0_5f_cpp">()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fork_id </text:span><text:span text:style-name="symbol1_5f_cpp">==</text:span><text:span text:style-name="symbol0_5f_c"> </text:span><text:span text:style-name="number_5f_cpp">0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rc </text:span><text:span text:style-name="symbol1_5f_cpp">=</text:span><text:span text:style-name="symbol0_5f_c"> execl</text:span><text:span text:style-name="symbol0_5f_cpp">(</text:span><text:span text:style-name="symbol0_5f_c">NODE_EXECUTABLE_NAME, NODE_EXECUTABLE_NAME, std</text:span><text:span text:style-name="symbol4_5f_cpp">::</text:span><text:span text:style-name="member1_5f_cpp">to_string</text:span><text:span text:style-name="symbol0_5f_cpp">(</text:span><text:span text:style-name="symbol0_5f_c">token.</text:span><text:span text:style-name="member0_5f_cpp">id</text:span><text:span text:style-name="symbol0_5f_cpp">)</text:span><text:span text:style-name="symbol0_5f_c">.</text:span><text:span text:style-name="member0_5f_cpp">c_str</text:span><text:span text:style-name="symbol0_5f_cpp">()</text:span><text:span text:style-name="symbol0_5f_c">, nullptr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3_5f_cpp">!</text:span><text:span text:style-name="symbol1_5f_cpp">=</text:span><text:span text:style-name="symbol0_5f_c"> </text:span><text:span text:style-name="symbol2_5f_cpp">-</text:span><text:span text:style-name="number_5f_cpp">1</text:span><text:span text:style-name="symbol0_5f_cpp">)</text:span><text:span text:style-name="symbol4_5f_cpp">;</text:span></text:p>
      <text:p text:style-name="P57"><text:soft-page-break/><text:span text:style-name="symbol0_5f_c"><text:tab/><text:tab/> <text:s/></text:span><text:span text:style-name="keyword0_5f_cpp">return</text:span><text:span text:style-name="symbol0_5f_c"> </text:span><text:span text:style-name="number_5f_cpp">0</text:span><text:span text:style-name="symbol4_5f_cpp">;</text:span></text:p>
      <text:p text:style-name="P57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57"><text:span text:style-name="symbol0_5f_c"><text:tab/><text:tab/> <text:s/></text:span><text:span text:style-name="keyword3_5f_cpp">bool</text:span><text:span text:style-name="symbol0_5f_c"> ok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</text:span><text:span text:style-name="keyword3_5f_cpp">auto</text:span><text:span text:style-name="symbol0_5f_c"> </text:span><text:span text:style-name="symbol2_5f_cpp">*</text:span><text:span text:style-name="symbol0_5f_c">token_bind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bind, token.</text:span><text:span text:style-name="member0_5f_cpp">id</text:span><text:span text:style-name="symbol0_5f_c">, child_id</text:span><text:span text:style-name="symbol0_5f_cpp">})</text:span><text:span text:style-name="symbol4_5f_cpp">;</text:span></text:p>
      <text:p text:style-name="P57"><text:span text:style-name="symbol0_5f_c"><text:tab/><text:tab/><text:tab/>node_token_t reply_bind</text:span><text:span text:style-name="symbol0_5f_cpp">({</text:span><text:span text:style-name="symbol0_5f_c">fail, token.</text:span><text:span text:style-name="member0_5f_cpp">id</text:span><text:span text:style-name="symbol0_5f_c">, token.</text:span><text:span text:style-name="member0_5f_cpp">id</text:span><text:span text:style-name="symbol0_5f_cpp">})</text:span><text:span text:style-name="symbol4_5f_cpp">;</text:span></text:p>
      <text:p text:style-name="P57"><text:span text:style-name="symbol0_5f_c"><text:tab/><text:tab/><text:tab/>ok </text:span><text:span text:style-name="symbol1_5f_cpp">=</text:span><text:span text:style-name="symbol0_5f_c"> my_zmq</text:span><text:span text:style-name="symbol4_5f_cpp">::</text:span><text:span text:style-name="member1_5f_cpp">send_receive_wait</text:span><text:span text:style-name="symbol0_5f_cpp">(</text:span><text:span text:style-name="symbol0_5f_c">token_bind, reply_bind, node_socket</text:span><text:span text:style-name="symbol0_5f_cpp">)</text:span><text:span text:style-name="symbol4_5f_cpp">;</text:span></text:p>
      <text:p text:style-name="P57"><text:span text:style-name="symbol0_5f_c"><text:tab/><text:tab/><text:tab/>ok </text:span><text:span text:style-name="symbol1_5f_cpp">=</text:span><text:span text:style-name="symbol0_5f_c"> ok and </text:span><text:span text:style-name="symbol0_5f_cpp">(</text:span><text:span text:style-name="symbol0_5f_c">reply_bind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symbol0_5f_cpp">}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ok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</text:span><text:span text:style-name="comment_5f_multi_5f_cpp">/* We should check if child has connected to this node */</text:span></text:p>
      <text:p text:style-name="P57"><text:span text:style-name="symbol0_5f_c"><text:tab/><text:tab/><text:tab/></text:span><text:span text:style-name="keyword3_5f_cpp">auto</text:span><text:span text:style-name="symbol0_5f_c"> </text:span><text:span text:style-name="symbol2_5f_cpp">*</text:span><text:span text:style-name="symbol0_5f_c">token_ping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ping, token.</text:span><text:span text:style-name="member0_5f_cpp">id</text:span><text:span text:style-name="symbol0_5f_c">, token.</text:span><text:span text:style-name="member0_5f_cpp">id</text:span><text:span text:style-name="symbol0_5f_cpp">})</text:span><text:span text:style-name="symbol4_5f_cpp">;</text:span></text:p>
      <text:p text:style-name="P57"><text:span text:style-name="symbol0_5f_c"><text:tab/><text:tab/><text:tab/>node_token_t reply_ping</text:span><text:span text:style-name="symbol0_5f_cpp">({</text:span><text:span text:style-name="symbol0_5f_c">fail, token.</text:span><text:span text:style-name="member0_5f_cpp">id</text:span><text:span text:style-name="symbol0_5f_c">, token.</text:span><text:span text:style-name="member0_5f_cpp">id</text:span><text:span text:style-name="symbol0_5f_cpp">})</text:span><text:span text:style-name="symbol4_5f_cpp">;</text:span></text:p>
      <text:p text:style-name="P57"><text:span text:style-name="symbol0_5f_c"><text:tab/><text:tab/><text:tab/>ok </text:span><text:span text:style-name="symbol1_5f_cpp">=</text:span><text:span text:style-name="symbol0_5f_c"> my_zmq</text:span><text:span text:style-name="symbol4_5f_cpp">::</text:span><text:span text:style-name="member1_5f_cpp">send_receive_wait</text:span><text:span text:style-name="symbol0_5f_cpp">(</text:span><text:span text:style-name="symbol0_5f_c">token_ping, reply_ping, node_socket</text:span><text:span text:style-name="symbol0_5f_cpp">)</text:span><text:span text:style-name="symbol4_5f_cpp">;</text:span></text:p>
      <text:p text:style-name="P57"><text:span text:style-name="symbol0_5f_c"><text:tab/><text:tab/><text:tab/>ok </text:span><text:span text:style-name="symbol1_5f_cpp">=</text:span><text:span text:style-name="symbol0_5f_c"> ok and </text:span><text:span text:style-name="symbol0_5f_cpp">(</text:span><text:span text:style-name="symbol0_5f_c">reply_ping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keyword0_5f_cpp">if</text:span><text:span text:style-name="symbol0_5f_c"> </text:span><text:span text:style-name="symbol0_5f_cpp">(</text:span><text:span text:style-name="symbol0_5f_c">ok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<text:tab/> <text:s/>child_id </text:span><text:span text:style-name="symbol1_5f_cpp">=</text:span><text:span text:style-name="symbol0_5f_c"> token.</text:span><text:span text:style-name="member0_5f_cpp">id</text:span><text:span text:style-name="symbol4_5f_cpp">;</text:span></text:p>
      <text:p text:style-name="P57"><text:span text:style-name="symbol0_5f_c"><text:tab/><text:tab/><text:tab/> <text:s/>has_child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57"><text:span text:style-name="symbol0_5f_c"><text:tab/><text:tab/><text:tab/> <text:s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 <text:s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symbol0_5f_cpp">}</text:span></text:p>
      <text:p text:style-name="P57"><text:span text:style-name="symbol0_5f_c"><text:tab/><text:tab/> <text:s/></text:span><text:span text:style-name="symbol0_5f_cpp">}</text:span></text:p>
      <text:p text:style-name="P57"><text:soft-page-break/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node_token_t reply_down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reply_down.</text:span><text:span text:style-name="member0_5f_cpp">action</text:span><text:span text:style-name="symbol0_5f_c"> </text:span><text:span text:style-name="symbol1_5f_cpp">=</text:span><text:span text:style-name="symbol0_5f_c"> fail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0_5f_c"> and reply_down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</text:span><text:span text:style-name="symbol2_5f_cpp">*</text:span><text:span text:style-name="symbol0_5f_c">reply </text:span><text:span text:style-name="symbol1_5f_cpp">=</text:span><text:span text:style-name="symbol0_5f_c"> reply_down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ping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node_token_t reply_down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reply_down.</text:span><text:span text:style-name="member0_5f_cpp">action</text:span><text:span text:style-name="symbol0_5f_c"> </text:span><text:span text:style-name="symbol1_5f_cpp">=</text:span><text:span text:style-name="symbol0_5f_c"> fail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0_5f_c"> and reply_down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</text:span><text:span text:style-name="symbol2_5f_cpp">*</text:span><text:span text:style-name="symbol0_5f_c">reply </text:span><text:span text:style-name="symbol1_5f_cpp">=</text:span><text:span text:style-name="symbol0_5f_c"> reply_down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destroy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child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</text:span><text:span text:style-name="keyword3_5f_cpp">bool</text:span><text:span text:style-name="symbol0_5f_c"> ok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<text:tab/> <text:s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destroy, node_id, child_id</text:span><text:span text:style-name="symbol0_5f_cpp">})</text:span><text:span text:style-name="symbol4_5f_cpp">;</text:span></text:p>
      <text:p text:style-name="P57"><text:span text:style-name="symbol0_5f_c"><text:tab/><text:tab/> <text:s/>node_token_t reply_down</text:span><text:span text:style-name="symbol0_5f_cpp">({</text:span><text:span text:style-name="symbol0_5f_c">fail, child_id, child_id</text:span><text:span text:style-name="symbol0_5f_cpp">})</text:span><text:span text:style-name="symbol4_5f_cpp">;</text:span></text:p>
      <text:p text:style-name="P57"><text:soft-page-break/><text:span text:style-name="symbol0_5f_c"><text:tab/><text:tab/> <text:s/>ok </text:span><text:span text:style-name="symbol1_5f_cpp">=</text:span><text:span text:style-name="symbol0_5f_c"> 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comment_5f_multi_5f_cpp">/* We should get special reply from child */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reply_down.</text:span><text:span text:style-name="member0_5f_cpp">action</text:span><text:span text:style-name="symbol0_5f_c"> </text:span><text:span text:style-name="symbol1_5f_cpp">==</text:span><text:span text:style-name="symbol0_5f_c"> destroy and reply_down.</text:span><text:span text:style-name="member0_5f_cpp">parent_id</text:span><text:span text:style-name="symbol0_5f_c"> </text:span><text:span text:style-name="symbol1_5f_cpp">==</text:span><text:span text:style-name="symbol0_5f_c"> child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has_child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tab/><text:tab/><text:tab/>child_id </text:span><text:span text:style-name="symbol1_5f_cpp">=</text:span><text:span text:style-name="symbol0_5f_c"> </text:span><text:span text:style-name="symbol2_5f_cpp">-</text:span><text:span text:style-name="number_5f_cpp">1</text:span><text:span text:style-name="symbol4_5f_cpp">;</text:span></text:p>
      <text:p text:style-name="P57"><text:span text:style-name="symbol0_5f_c"><text:tab/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reply_down.</text:span><text:span text:style-name="member0_5f_cpp">action</text:span><text:span text:style-name="symbol0_5f_c"> </text:span><text:span text:style-name="symbol1_5f_cpp">==</text:span><text:span text:style-name="symbol0_5f_c"> bind and reply_down.</text:span><text:span text:style-name="member0_5f_cpp">parent_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my_zmq</text:span><text:span text:style-name="symbol4_5f_cpp">::</text:span><text:span text:style-name="member1_5f_cpp">init_pair_socket</text:span><text:span text:style-name="symbol0_5f_cpp">(</text:span><text:span text:style-name="symbol0_5f_c">node_context, node_socket</text:span><text:span text:style-name="symbol0_5f_cpp">)</text:span><text:span text:style-name="symbol4_5f_cpp">;</text:span></text:p>
      <text:p text:style-name="P57"><text:span text:style-name="symbol0_5f_c"><text:tab/><text:tab/><text:tab/>rc </text:span><text:span text:style-name="symbol1_5f_cpp">=</text:span><text:span text:style-name="symbol0_5f_c"> zmq_bind</text:span><text:span text:style-name="symbol0_5f_cpp">(</text:span><text:span text:style-name="symbol0_5f_c">node_socket, </text:span><text:span text:style-name="symbol0_5f_cpp">(</text:span><text:span text:style-name="string_5f_cpp">"tcp://*:"</text:span><text:span text:style-name="symbol0_5f_c"> </text:span><text:span text:style-name="symbol2_5f_cpp">+</text:span><text:span text:style-name="symbol0_5f_c"> std</text:span><text:span text:style-name="symbol4_5f_cpp">::</text:span><text:span text:style-name="member1_5f_cpp">to_string</text:span><text:span text:style-name="symbol0_5f_cpp">(</text:span><text:span text:style-name="symbol0_5f_c">PORT_BASE </text:span><text:span text:style-name="symbol2_5f_cpp">+</text:span><text:span text:style-name="symbol0_5f_c"> reply_down.</text:span><text:span text:style-name="member0_5f_cpp">id</text:span><text:span text:style-name="symbol0_5f_cpp">))</text:span><text:span text:style-name="symbol0_5f_c">.</text:span><text:span text:style-name="member0_5f_cpp">c_str</text:span><text:span text:style-name="symbol0_5f_cpp">())</text:span><text:span text:style-name="symbol4_5f_cpp">;</text:span></text:p>
      <text:p text:style-name="P57"><text:span text:style-name="symbol0_5f_c"><text:tab/><text:tab/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<text:tab/>child_id </text:span><text:span text:style-name="symbol1_5f_cpp">=</text:span><text:span text:style-name="symbol0_5f_c"> reply_down.</text:span><text:span text:style-name="member0_5f_cpp">id</text:span><text:span text:style-name="symbol4_5f_cpp">;</text:span></text:p>
      <text:p text:style-name="P57"><text:span text:style-name="symbol0_5f_c"><text:tab/><text:tab/><text:tab/></text:span><text:span text:style-name="keyword3_5f_cpp">auto</text:span><text:span text:style-name="symbol0_5f_c"> </text:span><text:span text:style-name="symbol2_5f_cpp">*</text:span><text:span text:style-name="symbol0_5f_c">token_ping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{</text:span><text:span text:style-name="symbol0_5f_c">ping, child_id, child_id</text:span><text:span text:style-name="symbol0_5f_cpp">})</text:span><text:span text:style-name="symbol4_5f_cpp">;</text:span></text:p>
      <text:p text:style-name="P57"><text:span text:style-name="symbol0_5f_c"><text:tab/><text:tab/><text:tab/>node_token_t reply_ping</text:span><text:span text:style-name="symbol0_5f_cpp">({</text:span><text:span text:style-name="symbol0_5f_c">fail, child_id, child_id</text:span><text:span text:style-name="symbol0_5f_cpp">})</text:span><text:span text:style-name="symbol4_5f_cpp">;</text:span></text:p>
      <text:p text:style-name="P57"><text:span text:style-name="symbol0_5f_c"><text:tab/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ping, reply_ping, node_socket</text:span><text:span text:style-name="symbol0_5f_cpp">)</text:span><text:span text:style-name="symbol0_5f_c"> and reply_ping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 <text:s/>ok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<text:tab/><text:tab/></text:span><text:span text:style-name="symbol0_5f_cpp">}</text:span></text:p>
      <text:p text:style-name="P57"><text:span text:style-name="symbol0_5f_c"><text:tab/><text:tab/> <text:s/></text:span><text:span text:style-name="symbol0_5f_cpp">}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ok</text:span><text:span text:style-name="symbol0_5f_cpp">)</text:span><text:span text:style-name="symbol0_5f_c"> </text:span><text:span text:style-name="symbol0_5f_cpp">{</text:span></text:p>
      <text:p text:style-name="P57"><text:soft-page-break/><text:span text:style-name="symbol0_5f_c"><text:tab/><text:tab/><text:tab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 <text:s/></text:span><text:span text:style-name="symbol0_5f_cpp">}</text:span></text:p>
      <text:p text:style-name="P57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 <text:s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 <text:s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text:tab/> <text:s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<text:tab/> <text:s/>has_child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bind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id </text:span><text:span text:style-name="symbol1_5f_cpp">=</text:span><text:span text:style-name="symbol0_5f_c"> child_id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parent_id </text:span><text:span text:style-name="symbol1_5f_cpp">=</text:span><text:span text:style-name="symbol0_5f_c"> token.</text:span><text:span text:style-name="member0_5f_cpp">parent_id</text:span><text:span text:style-name="symbol4_5f_cpp">;</text:span></text:p>
      <text:p text:style-name="P57"><text:span text:style-name="symbol0_5f_c"><text:tab/><text:tab/> <text:s/>awake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symbol0_5f_cpp">{</text:span></text:p>
      <text:p text:style-name="P57"><text:span text:style-name="symbol0_5f_c"><text:tab/><text:tab/> <text:s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 <text:s/>node_token_t reply_down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 <text:s/>reply_down.</text:span><text:span text:style-name="member0_5f_cpp">action</text:span><text:span text:style-name="symbol0_5f_c"> </text:span><text:span text:style-name="symbol1_5f_cpp">=</text:span><text:span text:style-name="symbol0_5f_c"> fail</text:span><text:span text:style-name="symbol4_5f_cpp">;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0_5f_c"> and reply_down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text:tab/></text:span><text:span text:style-name="symbol2_5f_cpp">*</text:span><text:span text:style-name="symbol0_5f_c">reply </text:span><text:span text:style-name="symbol1_5f_cpp">=</text:span><text:span text:style-name="symbol0_5f_c"> reply_down</text:span><text:span text:style-name="symbol4_5f_cpp">;</text:span></text:p>
      <text:p text:style-name="P57"><text:span text:style-name="symbol0_5f_c"><text:tab/><text:tab/> <text:s/></text:span><text:span text:style-name="symbol0_5f_cpp">}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node_i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<text:tab/></text:span><text:span text:style-name="comment_5f_multi_5f_cpp">/* Special message to parent */</text:span></text:p>
      <text:p text:style-name="P57"><text:span text:style-name="symbol0_5f_c"><text:tab/><text:tab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destroy</text:span><text:span text:style-name="symbol4_5f_cpp">;</text:span></text:p>
      <text:p text:style-name="P57"><text:span text:style-name="symbol0_5f_c"><text:tab/><text:tab/>reply</text:span><text:span text:style-name="symbol2_5f_cpp">-</text:span><text:span text:style-name="symbol1_5f_cpp">&gt;</text:span><text:span text:style-name="symbol0_5f_c">parent_id </text:span><text:span text:style-name="symbol1_5f_cpp">=</text:span><text:span text:style-name="symbol0_5f_c"> node_id</text:span><text:span text:style-name="symbol4_5f_cpp">;</text:span></text:p>
      <text:p text:style-name="P57"><text:span text:style-name="symbol0_5f_c"><text:tab/><text:tab/>reply</text:span><text:span text:style-name="symbol2_5f_cpp">-</text:span><text:span text:style-name="symbol1_5f_cpp">&gt;</text:span><text:span text:style-name="symbol0_5f_c">id </text:span><text:span text:style-name="symbol1_5f_cpp">=</text:span><text:span text:style-name="symbol0_5f_c"> node_id</text:span><text:span text:style-name="symbol4_5f_cpp">;</text:span></text:p>
      <text:p text:style-name="P57"><text:span text:style-name="symbol0_5f_c"><text:tab/><text:tab/>awake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exec_check</text:span><text:span text:style-name="symbol0_5f_cpp">){</text:span></text:p>
      <text:p text:style-name="P57"><text:soft-page-break/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node_id</text:span><text:span text:style-name="symbol0_5f_cpp">){</text:span></text:p>
      <text:p text:style-name="P57"><text:span text:style-name="symbol0_5f_c"><text:tab/><text:tab/></text:span><text:span text:style-name="keyword3_5f_cpp">char</text:span><text:span text:style-name="symbol0_5f_c"> c </text:span><text:span text:style-name="symbol1_5f_cpp">=</text:span><text:span text:style-name="symbol0_5f_c"> token.</text:span><text:span text:style-name="member0_5f_cpp">parent_id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c </text:span><text:span text:style-name="symbol1_5f_cpp">==</text:span><text:span text:style-name="symbol0_5f_c"> SENTINEL</text:span><text:span text:style-name="symbol0_5f_cpp">){</text:span></text:p>
      <text:p text:style-name="P57"><text:span text:style-name="symbol0_5f_c"><text:tab/><text:tab/> <text:s/></text:span><text:span text:style-name="keyword0_5f_cpp">if</text:span><text:span text:style-name="symbol0_5f_c"> </text:span><text:span text:style-name="symbol0_5f_cpp">(</text:span><text:span text:style-name="symbol0_5f_c">dict.</text:span><text:span text:style-name="member0_5f_cpp">find</text:span><text:span text:style-name="symbol0_5f_cpp">(</text:span><text:span text:style-name="symbol0_5f_c">key</text:span><text:span text:style-name="symbol0_5f_cpp">)</text:span><text:span text:style-name="symbol0_5f_c"> </text:span><text:span text:style-name="symbol3_5f_cpp">!</text:span><text:span text:style-name="symbol1_5f_cpp">=</text:span><text:span text:style-name="symbol0_5f_c"> dict.</text:span><text:span text:style-name="member0_5f_cpp">end</text:span><text:span text:style-name="symbol0_5f_cpp">()){</text:span></text:p>
      <text:p text:style-name="P57"><text:span text:style-name="symbol0_5f_c"><text:tab/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"</text:span><text:span text:style-name="symbol0_5f_c"> </text:span><text:span text:style-name="symbol1_5f_cpp">&lt;&lt;</text:span><text:span text:style-name="symbol0_5f_c"> node_id </text:span><text:span text:style-name="symbol1_5f_cpp">&lt;&lt;</text:span><text:span text:style-name="symbol0_5f_c"> </text:span><text:span text:style-name="string_5f_cpp">":"</text:span><text:span text:style-name="symbol0_5f_c"> </text:span><text:span text:style-name="symbol1_5f_cpp">&lt;&lt;</text:span><text:span text:style-name="symbol0_5f_c"> dict</text:span><text:span text:style-name="symbol0_5f_cpp">[</text:span><text:span text:style-name="symbol0_5f_c">key</text:span><text:span text:style-name="symbol0_5f_cpp">]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57"><text:span text:style-name="symbol0_5f_c"><text:tab/><text:tab/> <text:s/></text:span><text:span text:style-name="symbol0_5f_cpp">}</text:span><text:span text:style-name="symbol0_5f_c"> </text:span><text:span text:style-name="keyword0_5f_cpp">else</text:span><text:span text:style-name="symbol0_5f_cpp">{</text:span></text:p>
      <text:p text:style-name="P57"><text:span text:style-name="symbol0_5f_c"><text:tab/><text:tab/><text:tab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"</text:span><text:span text:style-name="symbol0_5f_c"> </text:span><text:span text:style-name="symbol1_5f_cpp">&lt;&lt;</text:span><text:span text:style-name="symbol0_5f_c"> node_id </text:span><text:span text:style-name="symbol1_5f_cpp">&lt;&lt;</text:span><text:span text:style-name="symbol0_5f_c"> </text:span><text:span text:style-name="string_5f_cpp">":'"</text:span><text:span text:style-name="symbol0_5f_c"> </text:span><text:span text:style-name="symbol1_5f_cpp">&lt;&lt;</text:span><text:span text:style-name="symbol0_5f_c"> key </text:span><text:span text:style-name="symbol1_5f_cpp">&lt;&lt;</text:span><text:span text:style-name="symbol0_5f_c"> </text:span><text:span text:style-name="string_5f_cpp">"' not found"</text:span><text:span text:style-name="symbol0_5f_c">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57"><text:span text:style-name="symbol0_5f_c"><text:tab/><text:tab/> <text:s/></text:span><text:span text:style-name="symbol0_5f_cpp">}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 <text:s/>key </text:span><text:span text:style-name="symbol1_5f_cpp">=</text:span><text:span text:style-name="symbol0_5f_c"> </text:span><text:span text:style-name="string_5f_cpp">""</text:span><text:span text:style-name="symbol4_5f_cpp">;</text:span></text:p>
      <text:p text:style-name="P57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pp">{</text:span></text:p>
      <text:p text:style-name="P57"><text:span text:style-name="symbol0_5f_c"><text:tab/><text:tab/> <text:s/>key </text:span><text:span text:style-name="symbol2_5f_cpp">+</text:span><text:span text:style-name="symbol1_5f_cpp">=</text:span><text:span text:style-name="symbol0_5f_c"> c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{</text:span></text:p>
      <text:p text:style-name="P57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node_token_t reply_down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reply_down.</text:span><text:span text:style-name="member0_5f_cpp">action</text:span><text:span text:style-name="symbol0_5f_c"> </text:span><text:span text:style-name="symbol1_5f_cpp">=</text:span><text:span text:style-name="symbol0_5f_c"> fail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0_5f_c"> and reply_down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{</text:span></text:p>
      <text:p text:style-name="P57"><text:span text:style-name="symbol0_5f_c"><text:tab/><text:tab/> <text:s/></text:span><text:span text:style-name="symbol2_5f_cpp">*</text:span><text:span text:style-name="symbol0_5f_c">reply </text:span><text:span text:style-name="symbol1_5f_cpp">=</text:span><text:span text:style-name="symbol0_5f_c"> reply_down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action</text:span><text:span text:style-name="symbol0_5f_c"> </text:span><text:span text:style-name="symbol1_5f_cpp">==</text:span><text:span text:style-name="symbol0_5f_c"> exec_add</text:span><text:span text:style-name="symbol0_5f_cpp">){</text:span></text:p>
      <text:p text:style-name="P57"><text:span text:style-name="symbol0_5f_c"><text:tab/> <text:s/></text:span><text:span text:style-name="keyword0_5f_cpp">if</text:span><text:span text:style-name="symbol0_5f_c"> </text:span><text:span text:style-name="symbol0_5f_cpp">(</text:span><text:span text:style-name="symbol0_5f_c">token.</text:span><text:span text:style-name="member0_5f_cpp">id</text:span><text:span text:style-name="symbol0_5f_c"> </text:span><text:span text:style-name="symbol1_5f_cpp">==</text:span><text:span text:style-name="symbol0_5f_c"> node_id</text:span><text:span text:style-name="symbol0_5f_cpp">){</text:span></text:p>
      <text:p text:style-name="P57"><text:span text:style-name="symbol0_5f_c"><text:tab/><text:tab/></text:span><text:span text:style-name="keyword3_5f_cpp">char</text:span><text:span text:style-name="symbol0_5f_c"> c </text:span><text:span text:style-name="symbol1_5f_cpp">=</text:span><text:span text:style-name="symbol0_5f_c"> token.</text:span><text:span text:style-name="member0_5f_cpp">parent_id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c </text:span><text:span text:style-name="symbol1_5f_cpp">==</text:span><text:span text:style-name="symbol0_5f_c"> SENTINEL</text:span><text:span text:style-name="symbol0_5f_cpp">){</text:span></text:p>
      <text:p text:style-name="P57"><text:span text:style-name="symbol0_5f_c"><text:tab/><text:tab/> <text:s/>add </text:span><text:span text:style-name="symbol1_5f_cpp">=</text:span><text:span text:style-name="symbol0_5f_c"> </text:span><text:span text:style-name="keyword1_5f_cpp">true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oft-page-break/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pp">(</text:span><text:span text:style-name="symbol0_5f_c">add</text:span><text:span text:style-name="symbol0_5f_cpp">){</text:span></text:p>
      <text:p text:style-name="P57"><text:span text:style-name="symbol0_5f_c"><text:tab/><text:tab/> <text:s/>val </text:span><text:span text:style-name="symbol1_5f_cpp">=</text:span><text:span text:style-name="symbol0_5f_c"> token.</text:span><text:span text:style-name="member0_5f_cpp">parent_id</text:span><text:span text:style-name="symbol4_5f_cpp">;</text:span></text:p>
      <text:p text:style-name="P57"><text:span text:style-name="symbol0_5f_c"><text:tab/><text:tab/> <text:s/>dict</text:span><text:span text:style-name="symbol0_5f_cpp">[</text:span><text:span text:style-name="symbol0_5f_c">key</text:span><text:span text:style-name="symbol0_5f_cpp">]</text:span><text:span text:style-name="symbol0_5f_c"> </text:span><text:span text:style-name="symbol1_5f_cpp">=</text:span><text:span text:style-name="symbol0_5f_c"> val</text:span><text:span text:style-name="symbol4_5f_cpp">;</text:span></text:p>
      <text:p text:style-name="P57"><text:span text:style-name="symbol0_5f_c"><text:tab/><text:tab/> <text:s/>std</text:span><text:span text:style-name="symbol4_5f_cpp">::</text:span><text:span text:style-name="member1_5f_cpp">cout</text:span><text:span text:style-name="symbol0_5f_c"> </text:span><text:span text:style-name="symbol1_5f_cpp">&lt;&lt;</text:span><text:span text:style-name="symbol0_5f_c"> </text:span><text:span text:style-name="string_5f_cpp">"OK:"</text:span><text:span text:style-name="symbol0_5f_c"> </text:span><text:span text:style-name="symbol1_5f_cpp">&lt;&lt;</text:span><text:span text:style-name="symbol0_5f_c"> node_id </text:span><text:span text:style-name="symbol1_5f_cpp">&lt;&lt;</text:span><text:span text:style-name="symbol0_5f_c"> std</text:span><text:span text:style-name="symbol4_5f_cpp">::</text:span><text:span text:style-name="member1_5f_cpp">endl</text:span><text:span text:style-name="symbol4_5f_cpp">;</text:span></text:p>
      <text:p text:style-name="P57"><text:span text:style-name="symbol0_5f_c"><text:tab/><text:tab/> <text:s/>add </text:span><text:span text:style-name="symbol1_5f_cpp">=</text:span><text:span text:style-name="symbol0_5f_c"> </text:span><text:span text:style-name="keyword1_5f_cpp">false</text:span><text:span text:style-name="symbol4_5f_cpp">;</text:span></text:p>
      <text:p text:style-name="P57"><text:span text:style-name="symbol0_5f_c"><text:tab/><text:tab/> <text:s/>key </text:span><text:span text:style-name="symbol1_5f_cpp">=</text:span><text:span text:style-name="symbol0_5f_c"> </text:span><text:span text:style-name="string_5f_cpp">""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</text:span><text:span text:style-name="symbol0_5f_cpp">}</text:span><text:span text:style-name="symbol0_5f_c"> </text:span><text:span text:style-name="keyword0_5f_cpp">else</text:span><text:span text:style-name="symbol0_5f_cpp">{</text:span></text:p>
      <text:p text:style-name="P57"><text:span text:style-name="symbol0_5f_c"><text:tab/><text:tab/> <text:s/>key </text:span><text:span text:style-name="symbol2_5f_cpp">+</text:span><text:span text:style-name="symbol1_5f_cpp">=</text:span><text:span text:style-name="symbol0_5f_c"> c</text:span><text:span text:style-name="symbol4_5f_cpp">;</text:span></text:p>
      <text:p text:style-name="P57"><text:span text:style-name="symbol0_5f_c"><text:tab/><text:tab/> <text:s/>reply</text:span><text:span text:style-name="symbol2_5f_cpp">-</text:span><text:span text:style-name="symbol1_5f_cpp">&gt;</text:span><text:span text:style-name="symbol0_5f_c">action </text:span><text:span text:style-name="symbol1_5f_cpp">=</text:span><text:span text:style-name="symbol0_5f_c"> success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text:span text:style-name="symbol0_5f_c"> </text:span><text:span text:style-name="keyword0_5f_cpp">else</text:span><text:span text:style-name="symbol0_5f_c"> </text:span><text:span text:style-name="keyword0_5f_cpp">if</text:span><text:span text:style-name="symbol0_5f_cpp">(</text:span><text:span text:style-name="symbol0_5f_c">has_child</text:span><text:span text:style-name="symbol0_5f_cpp">){</text:span></text:p>
      <text:p text:style-name="P57"><text:span text:style-name="symbol0_5f_c"><text:tab/><text:tab/></text:span><text:span text:style-name="keyword3_5f_cpp">auto</text:span><text:span text:style-name="symbol0_5f_c"> </text:span><text:span text:style-name="symbol2_5f_cpp">*</text:span><text:span text:style-name="symbol0_5f_c">token_down </text:span><text:span text:style-name="symbol1_5f_cpp">=</text:span><text:span text:style-name="symbol0_5f_c"> </text:span><text:span text:style-name="keyword2_5f_cpp">new</text:span><text:span text:style-name="symbol0_5f_c"> node_token_t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node_token_t reply_down</text:span><text:span text:style-name="symbol0_5f_cpp">(</text:span><text:span text:style-name="symbol0_5f_c">token</text:span><text:span text:style-name="symbol0_5f_cpp">)</text:span><text:span text:style-name="symbol4_5f_cpp">;</text:span></text:p>
      <text:p text:style-name="P57"><text:span text:style-name="symbol0_5f_c"><text:tab/><text:tab/>reply_down.</text:span><text:span text:style-name="member0_5f_cpp">action</text:span><text:span text:style-name="symbol0_5f_c"> </text:span><text:span text:style-name="symbol1_5f_cpp">=</text:span><text:span text:style-name="symbol0_5f_c"> fail</text:span><text:span text:style-name="symbol4_5f_cpp">;</text:span></text:p>
      <text:p text:style-name="P57"><text:span text:style-name="symbol0_5f_c"><text:tab/><text:tab/></text:span><text:span text:style-name="keyword0_5f_cpp">if</text:span><text:span text:style-name="symbol0_5f_c"> </text:span><text:span text:style-name="symbol0_5f_cpp">(</text:span><text:span text:style-name="symbol0_5f_c">my_zmq</text:span><text:span text:style-name="symbol4_5f_cpp">::</text:span><text:span text:style-name="member1_5f_cpp">send_receive_wait</text:span><text:span text:style-name="symbol0_5f_cpp">(</text:span><text:span text:style-name="symbol0_5f_c">token_down, reply_down, node_socket</text:span><text:span text:style-name="symbol0_5f_cpp">)</text:span><text:span text:style-name="symbol0_5f_c"> and reply_down.</text:span><text:span text:style-name="member0_5f_cpp">action</text:span><text:span text:style-name="symbol0_5f_c"> </text:span><text:span text:style-name="symbol1_5f_cpp">==</text:span><text:span text:style-name="symbol0_5f_c"> success</text:span><text:span text:style-name="symbol0_5f_cpp">){</text:span></text:p>
      <text:p text:style-name="P57"><text:span text:style-name="symbol0_5f_c"><text:tab/><text:tab/> <text:s/></text:span><text:span text:style-name="symbol2_5f_cpp">*</text:span><text:span text:style-name="symbol0_5f_c">reply </text:span><text:span text:style-name="symbol1_5f_cpp">=</text:span><text:span text:style-name="symbol0_5f_c"> reply_down</text:span><text:span text:style-name="symbol4_5f_cpp">;</text:span></text:p>
      <text:p text:style-name="P57"><text:span text:style-name="symbol0_5f_c"><text:tab/><text:tab/></text:span><text:span text:style-name="symbol0_5f_cpp">}</text:span></text:p>
      <text:p text:style-name="P57"><text:span text:style-name="symbol0_5f_c"><text:tab/> <text:s/></text:span><text:span text:style-name="symbol0_5f_cpp">}</text:span></text:p>
      <text:p text:style-name="P57"><text:span text:style-name="symbol0_5f_c"><text:tab/></text:span><text:span text:style-name="symbol0_5f_cpp">}</text:span></text:p>
      <text:p text:style-name="P57"><text:span text:style-name="symbol0_5f_c"><text:tab/>my_zmq</text:span><text:span text:style-name="symbol4_5f_cpp">::</text:span><text:span text:style-name="member1_5f_cpp">send_msg_no_wait</text:span><text:span text:style-name="symbol0_5f_cpp">(</text:span><text:span text:style-name="symbol0_5f_c">reply, node_parent_socket</text:span><text:span text:style-name="symbol0_5f_cpp">)</text:span><text:span text:style-name="symbol4_5f_cpp">;</text:span></text:p>
      <text:p text:style-name="P57"><text:span text:style-name="symbol0_5f_c"><text:s text:c="2"/></text:span><text:span text:style-name="symbol0_5f_cpp">}</text:span></text:p>
      <text:p text:style-name="P57"><text:span text:style-name="symbol0_5f_c"><text:s text:c="2"/></text:span><text:span text:style-name="keyword0_5f_cpp">if</text:span><text:span text:style-name="symbol0_5f_c"> </text:span><text:span text:style-name="symbol0_5f_cpp">(</text:span><text:span text:style-name="symbol0_5f_c">has_child</text:span><text:span text:style-name="symbol0_5f_cpp">)</text:span><text:span text:style-name="symbol0_5f_c"> </text:span><text:span text:style-name="symbol0_5f_cpp">{</text:span></text:p>
      <text:p text:style-name="P57"><text:span text:style-name="symbol0_5f_c"><text:tab/>rc </text:span><text:span text:style-name="symbol1_5f_cpp">=</text:span><text:span text:style-name="symbol0_5f_c"> zmq_close</text:span><text:span text:style-name="symbol0_5f_cpp">(</text:span><text:span text:style-name="symbol0_5f_c">node_socket</text:span><text:span text:style-name="symbol0_5f_cpp">)</text:span><text:span text:style-name="symbol4_5f_cpp">;</text:span></text:p>
      <text:p text:style-name="P57"><text:span text:style-name="symbol0_5f_c"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tab/>rc </text:span><text:span text:style-name="symbol1_5f_cpp">=</text:span><text:span text:style-name="symbol0_5f_c"> zmq_ctx_term</text:span><text:span text:style-name="symbol0_5f_cpp">(</text:span><text:span text:style-name="symbol0_5f_c">node_context</text:span><text:span text:style-name="symbol0_5f_cpp">)</text:span><text:span text:style-name="symbol4_5f_cpp">;</text:span></text:p>
      <text:p text:style-name="P57"><text:span text:style-name="symbol0_5f_c"><text:tab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s text:c="2"/></text:span><text:span text:style-name="symbol0_5f_cpp">}</text:span></text:p>
      <text:p text:style-name="P57"><text:soft-page-break/><text:span text:style-name="symbol0_5f_c"><text:s text:c="2"/>rc </text:span><text:span text:style-name="symbol1_5f_cpp">=</text:span><text:span text:style-name="symbol0_5f_c"> zmq_close</text:span><text:span text:style-name="symbol0_5f_cpp">(</text:span><text:span text:style-name="symbol0_5f_c">node_parent_socket</text:span><text:span text:style-name="symbol0_5f_cpp">)</text:span><text:span text:style-name="symbol4_5f_cpp">;</text:span></text:p>
      <text:p text:style-name="P57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"><text:s text:c="2"/>rc </text:span><text:span text:style-name="symbol1_5f_cpp">=</text:span><text:span text:style-name="symbol0_5f_c"> zmq_ctx_term</text:span><text:span text:style-name="symbol0_5f_cpp">(</text:span><text:span text:style-name="symbol0_5f_c">node_parent_context</text:span><text:span text:style-name="symbol0_5f_cpp">)</text:span><text:span text:style-name="symbol4_5f_cpp">;</text:span></text:p>
      <text:p text:style-name="P57"><text:span text:style-name="symbol0_5f_c"><text:s text:c="2"/></text:span><text:span text:style-name="keyword2_5f_cpp">assert</text:span><text:span text:style-name="symbol0_5f_cpp">(</text:span><text:span text:style-name="symbol0_5f_c">rc </text:span><text:span text:style-name="symbol1_5f_cpp">==</text:span><text:span text:style-name="symbol0_5f_c"> </text:span><text:span text:style-name="number_5f_cpp">0</text:span><text:span text:style-name="symbol0_5f_cpp">)</text:span><text:span text:style-name="symbol4_5f_cpp">;</text:span></text:p>
      <text:p text:style-name="P57"><text:span text:style-name="symbol0_5f_cpp">}</text:span></text:p>
      <text:p text:style-name="P58"><text:span text:style-name="symbol0_5f_c"><text:span text:style-name="T16"/></text:span></text:p>
      <text:p text:style-name="P21"><text:span text:style-name="symbol0_5f_c"/></text:p>
      <text:p text:style-name="P22"><text:span text:style-name="symbol0_5f_c"><text:span text:style-name="T9">Сборка программы</text:span></text:span></text:p>
      <text:p text:style-name="P59"><text:span text:style-name="symbol0_5f_c"><text:span text:style-name="T12">Сборка осуществляется при помощи утилиты cmake.</text:span></text:span></text:p>
      <text:p text:style-name="P59"><text:span text:style-name="symbol0_5f_bash"><text:span text:style-name="T23">[</text:span></text:span><text:span text:style-name="symbol0_5f_c"><text:span text:style-name="T12">Temi4</text:span></text:span><text:span text:style-name="symbol0_5f_bash"><text:span text:style-name="T23">@</text:span></text:span><text:span text:style-name="symbol0_5f_c"><text:span text:style-name="T12">localhost </text:span></text:span><text:span text:style-name="number_5f_bash"><text:span text:style-name="T23">6</text:span></text:span><text:span text:style-name="symbol0_5f_c"><text:span text:style-name="T12">-8_lab</text:span></text:span><text:span text:style-name="symbol0_5f_bash"><text:span text:style-name="T23">]</text:span></text:span><text:span text:style-name="symbol0_5f_c"><text:span text:style-name="T12">$ </text:span></text:span><text:span text:style-name="keyword1_5f_bash"><text:span text:style-name="T23">cat</text:span></text:span><text:span text:style-name="symbol0_5f_c"><text:span text:style-name="T12"> CMakeLists.txt </text:span></text:span></text:p>
      <text:p text:style-name="P59"><text:span text:style-name="symbol0_5f_c"><text:span text:style-name="T12">cmake_minimum_required</text:span></text:span><text:span text:style-name="symbol0_5f_bash"><text:span text:style-name="T23">(</text:span></text:span><text:span text:style-name="symbol0_5f_c"><text:span text:style-name="T12">VERSION </text:span></text:span><text:span text:style-name="number_5f_bash"><text:span text:style-name="T23">3.20</text:span></text:span><text:span text:style-name="symbol0_5f_bash"><text:span text:style-name="T23">)</text:span></text:span></text:p>
      <text:p text:style-name="P59"><text:span text:style-name="symbol0_5f_c"><text:span text:style-name="T12">project</text:span></text:span><text:span text:style-name="symbol0_5f_bash"><text:span text:style-name="T23">(</text:span></text:span><text:span text:style-name="number_5f_bash"><text:span text:style-name="T23">6</text:span></text:span><text:span text:style-name="symbol0_5f_c"><text:span text:style-name="T12">-8_lab</text:span></text:span><text:span text:style-name="symbol0_5f_bash"><text:span text:style-name="T23">/</text:span></text:span><text:span text:style-name="symbol0_5f_c"><text:span text:style-name="T12">src</text:span></text:span><text:span text:style-name="symbol0_5f_bash"><text:span text:style-name="T23">)</text:span></text:span></text:p>
      <text:p text:style-name="P59"><text:span text:style-name="symbol0_5f_c"><text:span text:style-name="T12"/></text:span></text:p>
      <text:p text:style-name="P59"><text:span text:style-name="symbol0_5f_c"><text:span text:style-name="T12">add_definitions</text:span></text:span><text:span text:style-name="symbol0_5f_bash"><text:span text:style-name="T23">(</text:span></text:span><text:span text:style-name="symbol0_5f_c"><text:span text:style-name="T12"> </text:span></text:span><text:span text:style-name="regexp4_5f_bash"><text:span text:style-name="T23">-</text:span></text:span><text:span text:style-name="keyword1_5f_bash"><text:span text:style-name="T23">Wall</text:span></text:span><text:span text:style-name="symbol0_5f_c"><text:span text:style-name="T12"> </text:span></text:span><text:span text:style-name="regexp4_5f_bash"><text:span text:style-name="T23">-Werror</text:span></text:span><text:span text:style-name="symbol0_5f_c"><text:span text:style-name="T12"> -Wextra</text:span></text:span><text:span text:style-name="symbol0_5f_bash"><text:span text:style-name="T23">)</text:span></text:span></text:p>
      <text:p text:style-name="P59"><text:span text:style-name="symbol0_5f_c"><text:span text:style-name="T12">add_executable</text:span></text:span><text:span text:style-name="symbol0_5f_bash"><text:span text:style-name="T23">(</text:span></text:span><text:span text:style-name="symbol0_5f_c"><text:span text:style-name="T12">control src</text:span></text:span><text:span text:style-name="symbol0_5f_bash"><text:span text:style-name="T23">/</text:span></text:span><text:span text:style-name="symbol0_5f_c"><text:span text:style-name="T12">control_node.</text:span></text:span><text:span text:style-name="keyword1_5f_bash"><text:span text:style-name="T23">cpp</text:span></text:span><text:span text:style-name="symbol0_5f_bash"><text:span text:style-name="T23">)</text:span></text:span></text:p>
      <text:p text:style-name="P59"><text:span text:style-name="symbol0_5f_c"><text:span text:style-name="T12">add_executable</text:span></text:span><text:span text:style-name="symbol0_5f_bash"><text:span text:style-name="T23">(</text:span></text:span><text:span text:style-name="symbol0_5f_c"><text:span text:style-name="T12">calculation_node src</text:span></text:span><text:span text:style-name="symbol0_5f_bash"><text:span text:style-name="T23">/</text:span></text:span><text:span text:style-name="symbol0_5f_c"><text:span text:style-name="T12">calculation_node.</text:span></text:span><text:span text:style-name="keyword1_5f_bash"><text:span text:style-name="T23">cpp</text:span></text:span><text:span text:style-name="symbol0_5f_bash"><text:span text:style-name="T23">)</text:span></text:span></text:p>
      <text:p text:style-name="P59"><text:span text:style-name="symbol0_5f_c"><text:span text:style-name="T12">target_link_libraries</text:span></text:span><text:span text:style-name="symbol0_5f_bash"><text:span text:style-name="T23">(</text:span></text:span><text:span text:style-name="symbol0_5f_c"><text:span text:style-name="T12">control zmq</text:span></text:span><text:span text:style-name="symbol0_5f_bash"><text:span text:style-name="T23">)</text:span></text:span></text:p>
      <text:p text:style-name="P59"><text:span text:style-name="symbol0_5f_c"><text:span text:style-name="T12">target_link_libraries</text:span></text:span><text:span text:style-name="symbol0_5f_bash"><text:span text:style-name="T23">(</text:span></text:span><text:span text:style-name="symbol0_5f_c"><text:span text:style-name="T12">calculation_node zmq</text:span></text:span><text:span text:style-name="symbol0_5f_bash"><text:span text:style-name="T23">)[</text:span></text:span><text:span text:style-name="symbol0_5f_c"><text:span text:style-name="T12">Temi4</text:span></text:span><text:span text:style-name="symbol0_5f_bash"><text:span text:style-name="T23">@</text:span></text:span><text:span text:style-name="symbol0_5f_c"><text:span text:style-name="T12">localhost </text:span></text:span><text:span text:style-name="number_5f_bash"><text:span text:style-name="T23">6</text:span></text:span><text:span text:style-name="symbol0_5f_c"><text:span text:style-name="T12">-8_lab</text:span></text:span><text:span text:style-name="symbol0_5f_bash"><text:span text:style-name="T23">]</text:span></text:span><text:span text:style-name="symbol0_5f_c"><text:span text:style-name="T12">$ cmake CMakeLists.txt </text:span></text:span></text:p>
      <text:p text:style-name="P59"><text:span text:style-name="regexp4_5f_bash"><text:span text:style-name="T23">--</text:span></text:span><text:span text:style-name="symbol0_5f_c"><text:span text:style-name="T12"> The </text:span></text:span><text:span text:style-name="keyword1_5f_bash"><text:span text:style-name="T23">C</text:span></text:span><text:span text:style-name="symbol0_5f_c"><text:span text:style-name="T12"> compiler identification is GNU </text:span></text:span><text:span text:style-name="number_5f_bash"><text:span text:style-name="T23">11.2.1</text:span></text:span></text:p>
      <text:p text:style-name="P59"><text:span text:style-name="regexp4_5f_bash"><text:span text:style-name="T23">--</text:span></text:span><text:span text:style-name="symbol0_5f_c"><text:span text:style-name="T12"> The CXX compiler identification is GNU </text:span></text:span><text:span text:style-name="number_5f_bash"><text:span text:style-name="T23">11.2.1</text:span></text:span></text:p>
      <text:p text:style-name="P59"><text:span text:style-name="regexp4_5f_bash"><text:span text:style-name="T23">--</text:span></text:span><text:span text:style-name="symbol0_5f_c"><text:span text:style-name="T12"> Detecting </text:span></text:span><text:span text:style-name="keyword1_5f_bash"><text:span text:style-name="T23">C</text:span></text:span><text:span text:style-name="symbol0_5f_c"><text:span text:style-name="T12"> compiler ABI info</text:span></text:span></text:p>
      <text:p text:style-name="P59"><text:span text:style-name="regexp4_5f_bash"><text:span text:style-name="T23">--</text:span></text:span><text:span text:style-name="symbol0_5f_c"><text:span text:style-name="T12"> Detecting </text:span></text:span><text:span text:style-name="keyword1_5f_bash"><text:span text:style-name="T23">C</text:span></text:span><text:span text:style-name="symbol0_5f_c"><text:span text:style-name="T12"> compiler ABI info -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Check </text:span></text:span><text:span text:style-name="keyword0_5f_bash"><text:span text:style-name="T23">for</text:span></text:span><text:span text:style-name="symbol0_5f_c"><text:span text:style-name="T12"> working </text:span></text:span><text:span text:style-name="keyword1_5f_bash"><text:span text:style-name="T23">C</text:span></text:span><text:span text:style-name="symbol0_5f_c"><text:span text:style-name="T12"> compiler: </text:span></text:span><text:span text:style-name="symbol0_5f_bash"><text:span text:style-name="T23">/</text:span></text:span><text:span text:style-name="symbol0_5f_c"><text:span text:style-name="T12">usr</text:span></text:span><text:span text:style-name="symbol0_5f_bash"><text:span text:style-name="T23">/</text:span></text:span><text:span text:style-name="symbol0_5f_c"><text:span text:style-name="T12">bin</text:span></text:span><text:span text:style-name="symbol0_5f_bash"><text:span text:style-name="T23">/</text:span></text:span><text:span text:style-name="keyword1_5f_bash"><text:span text:style-name="T23">cc</text:span></text:span><text:span text:style-name="symbol0_5f_c"><text:span text:style-name="T12"> - skipped</text:span></text:span></text:p>
      <text:p text:style-name="P59"><text:span text:style-name="regexp4_5f_bash"><text:span text:style-name="T23">--</text:span></text:span><text:span text:style-name="symbol0_5f_c"><text:span text:style-name="T12"> Detecting </text:span></text:span><text:span text:style-name="keyword1_5f_bash"><text:span text:style-name="T23">C</text:span></text:span><text:span text:style-name="symbol0_5f_c"><text:span text:style-name="T12"> compile features</text:span></text:span></text:p>
      <text:p text:style-name="P59"><text:span text:style-name="regexp4_5f_bash"><text:span text:style-name="T23">--</text:span></text:span><text:span text:style-name="symbol0_5f_c"><text:span text:style-name="T12"> Detecting </text:span></text:span><text:span text:style-name="keyword1_5f_bash"><text:span text:style-name="T23">C</text:span></text:span><text:span text:style-name="symbol0_5f_c"><text:span text:style-name="T12"> compile features -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Detecting CXX compiler ABI info</text:span></text:span></text:p>
      <text:p text:style-name="P59"><text:span text:style-name="regexp4_5f_bash"><text:span text:style-name="T23">--</text:span></text:span><text:span text:style-name="symbol0_5f_c"><text:span text:style-name="T12"> Detecting CXX compiler ABI info -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Check </text:span></text:span><text:span text:style-name="keyword0_5f_bash"><text:span text:style-name="T23">for</text:span></text:span><text:span text:style-name="symbol0_5f_c"><text:span text:style-name="T12"> working CXX compiler: </text:span></text:span><text:span text:style-name="symbol0_5f_bash"><text:span text:style-name="T23">/</text:span></text:span><text:span text:style-name="symbol0_5f_c"><text:span text:style-name="T12">usr</text:span></text:span><text:span text:style-name="symbol0_5f_bash"><text:span text:style-name="T23">/</text:span></text:span><text:span text:style-name="symbol0_5f_c"><text:span text:style-name="T12">bin</text:span></text:span><text:span text:style-name="symbol0_5f_bash"><text:span text:style-name="T23">/</text:span></text:span><text:span text:style-name="keyword1_5f_bash"><text:span text:style-name="T23">c</text:span></text:span><text:span text:style-name="symbol0_5f_c"><text:span text:style-name="T12">++ - skipped</text:span></text:span></text:p>
      <text:p text:style-name="P59"><text:soft-page-break/><text:span text:style-name="regexp4_5f_bash"><text:span text:style-name="T23">--</text:span></text:span><text:span text:style-name="symbol0_5f_c"><text:span text:style-name="T12"> Detecting CXX compile features</text:span></text:span></text:p>
      <text:p text:style-name="P59"><text:span text:style-name="regexp4_5f_bash"><text:span text:style-name="T23">--</text:span></text:span><text:span text:style-name="symbol0_5f_c"><text:span text:style-name="T12"> Detecting CXX compile features -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Configuring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Generating </text:span></text:span><text:span text:style-name="keyword0_5f_bash"><text:span text:style-name="T23">done</text:span></text:span></text:p>
      <text:p text:style-name="P59"><text:span text:style-name="regexp4_5f_bash"><text:span text:style-name="T23">--</text:span></text:span><text:span text:style-name="symbol0_5f_c"><text:span text:style-name="T12"> Build files have been written to: </text:span></text:span><text:span text:style-name="symbol0_5f_bash"><text:span text:style-name="T23">/</text:span></text:span><text:span text:style-name="symbol0_5f_c"><text:span text:style-name="T12">home</text:span></text:span><text:span text:style-name="symbol0_5f_bash"><text:span text:style-name="T23">/</text:span></text:span><text:span text:style-name="symbol0_5f_c"><text:span text:style-name="T12">Temi4</text:span></text:span><text:span text:style-name="symbol0_5f_bash"><text:span text:style-name="T23">/</text:span></text:span><text:span text:style-name="symbol0_5f_c"><text:span text:style-name="T12">CLionProjects</text:span></text:span><text:span text:style-name="symbol0_5f_bash"><text:span text:style-name="T23">/</text:span></text:span><text:span text:style-name="symbol0_5f_c"><text:span text:style-name="T12">OS</text:span></text:span><text:span text:style-name="symbol0_5f_bash"><text:span text:style-name="T23">/</text:span></text:span><text:span text:style-name="number_5f_bash"><text:span text:style-name="T23">6</text:span></text:span><text:span text:style-name="symbol0_5f_c"><text:span text:style-name="T12">-8_lab</text:span></text:span></text:p>
      <text:p text:style-name="P59"><text:span text:style-name="symbol0_5f_bash"><text:span text:style-name="T23">[</text:span></text:span><text:span text:style-name="symbol0_5f_c"><text:span text:style-name="T12">Temi4</text:span></text:span><text:span text:style-name="symbol0_5f_bash"><text:span text:style-name="T23">@</text:span></text:span><text:span text:style-name="symbol0_5f_c"><text:span text:style-name="T12">localhost </text:span></text:span><text:span text:style-name="number_5f_bash"><text:span text:style-name="T23">6</text:span></text:span><text:span text:style-name="symbol0_5f_c"><text:span text:style-name="T12">-8_lab</text:span></text:span><text:span text:style-name="symbol0_5f_bash"><text:span text:style-name="T23">]</text:span></text:span><text:span text:style-name="symbol0_5f_c"><text:span text:style-name="T12">$ </text:span></text:span><text:span text:style-name="keyword1_5f_bash"><text:span text:style-name="T23">make</text:span></text:span></text:p>
      <text:p text:style-name="P59"><text:span text:style-name="symbol0_5f_bash"><text:span text:style-name="T23">[</text:span></text:span><text:span text:style-name="symbol0_5f_c"><text:span text:style-name="T12"> </text:span></text:span><text:span text:style-name="number_5f_bash"><text:span text:style-name="T23">25</text:span></text:span><text:span text:style-name="symbol0_5f_bash"><text:span text:style-name="T23">%]</text:span></text:span><text:span text:style-name="symbol0_5f_c"><text:span text:style-name="T12"> Building CXX object CMakeFiles</text:span></text:span><text:span text:style-name="symbol0_5f_bash"><text:span text:style-name="T23">/</text:span></text:span><text:span text:style-name="symbol0_5f_c"><text:span text:style-name="T12">control.</text:span></text:span><text:span text:style-name="keyword1_5f_bash"><text:span text:style-name="T23">dir</text:span></text:span><text:span text:style-name="symbol0_5f_bash"><text:span text:style-name="T23">/</text:span></text:span><text:span text:style-name="symbol0_5f_c"><text:span text:style-name="T12">src</text:span></text:span><text:span text:style-name="symbol0_5f_bash"><text:span text:style-name="T23">/</text:span></text:span><text:span text:style-name="symbol0_5f_c"><text:span text:style-name="T12">control_node.</text:span></text:span><text:span text:style-name="keyword1_5f_bash"><text:span text:style-name="T23">cpp</text:span></text:span><text:span text:style-name="symbol0_5f_c"><text:span text:style-name="T12">.o</text:span></text:span></text:p>
      <text:p text:style-name="P59"><text:span text:style-name="symbol0_5f_bash"><text:span text:style-name="T23">[</text:span></text:span><text:span text:style-name="symbol0_5f_c"><text:span text:style-name="T12"> </text:span></text:span><text:span text:style-name="number_5f_bash"><text:span text:style-name="T23">50</text:span></text:span><text:span text:style-name="symbol0_5f_bash"><text:span text:style-name="T23">%]</text:span></text:span><text:span text:style-name="symbol0_5f_c"><text:span text:style-name="T12"> Linking CXX executable control</text:span></text:span></text:p>
      <text:p text:style-name="P59"><text:span text:style-name="symbol0_5f_bash"><text:span text:style-name="T23">[</text:span></text:span><text:span text:style-name="symbol0_5f_c"><text:span text:style-name="T12"> </text:span></text:span><text:span text:style-name="number_5f_bash"><text:span text:style-name="T23">50</text:span></text:span><text:span text:style-name="symbol0_5f_bash"><text:span text:style-name="T23">%]</text:span></text:span><text:span text:style-name="symbol0_5f_c"><text:span text:style-name="T12"> Built target control</text:span></text:span></text:p>
      <text:p text:style-name="P59"><text:span text:style-name="symbol0_5f_bash"><text:span text:style-name="T23">[</text:span></text:span><text:span text:style-name="symbol0_5f_c"><text:span text:style-name="T12"> </text:span></text:span><text:span text:style-name="number_5f_bash"><text:span text:style-name="T23">75</text:span></text:span><text:span text:style-name="symbol0_5f_bash"><text:span text:style-name="T23">%]</text:span></text:span><text:span text:style-name="symbol0_5f_c"><text:span text:style-name="T12"> Building CXX object CMakeFiles</text:span></text:span><text:span text:style-name="symbol0_5f_bash"><text:span text:style-name="T23">/</text:span></text:span><text:span text:style-name="symbol0_5f_c"><text:span text:style-name="T12">calculation_node.</text:span></text:span><text:span text:style-name="keyword1_5f_bash"><text:span text:style-name="T23">dir</text:span></text:span><text:span text:style-name="symbol0_5f_bash"><text:span text:style-name="T23">/</text:span></text:span><text:span text:style-name="symbol0_5f_c"><text:span text:style-name="T12">src</text:span></text:span><text:span text:style-name="symbol0_5f_bash"><text:span text:style-name="T23">/</text:span></text:span><text:span text:style-name="symbol0_5f_c"><text:span text:style-name="T12">calculation_node.</text:span></text:span><text:span text:style-name="keyword1_5f_bash"><text:span text:style-name="T23">cpp</text:span></text:span><text:span text:style-name="symbol0_5f_c"><text:span text:style-name="T12">.o</text:span></text:span></text:p>
      <text:p text:style-name="P59"><text:span text:style-name="symbol0_5f_bash"><text:span text:style-name="T23">[</text:span></text:span><text:span text:style-name="number_5f_bash"><text:span text:style-name="T23">100</text:span></text:span><text:span text:style-name="symbol0_5f_bash"><text:span text:style-name="T23">%]</text:span></text:span><text:span text:style-name="symbol0_5f_c"><text:span text:style-name="T12"> Linking CXX executable calculation_node</text:span></text:span></text:p>
      <text:p text:style-name="P59"><text:span text:style-name="symbol0_5f_bash"><text:span text:style-name="T23">[</text:span></text:span><text:span text:style-name="number_5f_bash"><text:span text:style-name="T23">100</text:span></text:span><text:span text:style-name="symbol0_5f_bash"><text:span text:style-name="T23">%]</text:span></text:span><text:span text:style-name="symbol0_5f_c"><text:span text:style-name="T12"> Built target calculation_node</text:span></text:span></text:p>
      <text:p text:style-name="P17">Демонстрация работы программы</text:p>
      <text:p text:style-name="P7"><text:span text:style-name="symbol0_5f_bash">[</text:span><text:span text:style-name="number_5f_bash">Temi4</text:span><text:span text:style-name="symbol0_5f_bash">@</text:span><text:span text:style-name="number_5f_bash">localhost src</text:span><text:span text:style-name="symbol0_5f_bash">]</text:span><text:span text:style-name="number_5f_bash">$ .</text:span><text:span text:style-name="symbol0_5f_bash">/</text:span><text:span text:style-name="number_5f_bash">control</text:span></text:p>
      <text:p text:style-name="P7"><text:span text:style-name="number_5f_bash">create 10 -1</text:span></text:p>
      <text:p text:style-name="P7"><text:span text:style-name="number_5f_bash">OK: 26141</text:span></text:p>
      <text:p text:style-name="P7"><text:span text:style-name="number_5f_bash">create 1 -1</text:span></text:p>
      <text:p text:style-name="P7"><text:span text:style-name="number_5f_bash">OK: 26147</text:span></text:p>
      <text:p text:style-name="P7"><text:span text:style-name="keyword1_5f_bash">ping</text:span><text:span text:style-name="number_5f_bash"> 10</text:span></text:p>
      <text:p text:style-name="P7"><text:span text:style-name="number_5f_bash">OK: 1</text:span></text:p>
      <text:p text:style-name="P7"><text:span text:style-name="keyword1_5f_bash">ping</text:span><text:span text:style-name="number_5f_bash"> 1</text:span></text:p>
      <text:p text:style-name="P7"><text:span text:style-name="number_5f_bash">OK: 1</text:span></text:p>
      <text:p text:style-name="P7"><text:span text:style-name="number_5f_bash">create 2 10</text:span></text:p>
      <text:p text:style-name="P7"><text:span text:style-name="number_5f_bash">OK: 26155</text:span></text:p>
      <text:p text:style-name="P7"><text:span text:style-name="keyword1_5f_bash">ping</text:span><text:span text:style-name="number_5f_bash"> 2</text:span></text:p>
      <text:p text:style-name="P7"><text:span text:style-name="number_5f_bash">OK: 1</text:span></text:p>
      <text:p text:style-name="P7"><text:span text:style-name="keyword2_5f_bash">exec</text:span><text:span text:style-name="number_5f_bash"> 10 abc</text:span></text:p>
      <text:p text:style-name="P7"><text:span text:style-name="number_5f_bash">OK:10:</text:span><text:span text:style-name="string_5f_bash">'abc'</text:span><text:span text:style-name="number_5f_bash"> not found</text:span></text:p>
      <text:p text:style-name="P7"><text:span text:style-name="keyword2_5f_bash">exec</text:span><text:span text:style-name="number_5f_bash"> 10 abc 10</text:span></text:p>
      <text:p text:style-name="P7"><text:span text:style-name="number_5f_bash">OK:10</text:span></text:p>
      <text:p text:style-name="P7"><text:span text:style-name="keyword2_5f_bash">exec</text:span><text:span text:style-name="number_5f_bash"> 10 abc</text:span></text:p>
      <text:p text:style-name="P7"><text:span text:style-name="number_5f_bash">OK:10:10</text:span></text:p>
      <text:p text:style-name="P7"><text:span text:style-name="keyword2_5f_bash">exec</text:span><text:span text:style-name="number_5f_bash"> 2 abc</text:span></text:p>
      <text:p text:style-name="P7"><text:span text:style-name="number_5f_bash">OK:2:</text:span><text:span text:style-name="string_5f_bash">'abc'</text:span><text:span text:style-name="number_5f_bash"> not found</text:span></text:p>
      <text:p text:style-name="P7"><text:span text:style-name="number_5f_bash">remove 10</text:span></text:p>
      <text:p text:style-name="P7"><text:soft-page-break/><text:span text:style-name="number_5f_bash">OK</text:span></text:p>
      <text:p text:style-name="P7"><text:span text:style-name="keyword1_5f_bash">ping</text:span><text:span text:style-name="number_5f_bash"> 2</text:span></text:p>
      <text:p text:style-name="P7"><text:span text:style-name="number_5f_bash">OK: 0</text:span></text:p>
      <text:p text:style-name="P7"><text:span text:style-name="keyword1_5f_bash">ping</text:span><text:span text:style-name="number_5f_bash"> 1</text:span></text:p>
      <text:p text:style-name="P7"><text:span text:style-name="number_5f_bash">OK: 1</text:span></text:p>
      <text:p text:style-name="P7"><text:span text:style-name="symbol0_5f_bash"/></text:p>
      <text:p text:style-name="P23"/>
      <text:p text:style-name="P13">Выводы</text:p>
      <text:p text:style-name="P14"/>
      <text:p text:style-name="P52"><text:span text:style-name="T1">В ходе выполнения лабораторной работы я изучил основы работы с очередями сообщений ZeroMQ и реализовал программу с использованием этой библиотеки. Для достижения отказоустойчивости я пробовал разные способы связи, больше всего подошёл ZMQ_PAIR. Самым сложным в работе оказались удаление узла из сети и вставка узла между другими узлами. При таких операциях нужно было переподключать сокеты на вычислительных узлах. </text:span></text:p>
      <text:p text:style-name="P45"><text:span text:style-name="T4">Когда параллельных вычислений становится мало, на помощь приходят распределённые вычисления (распределение вычислений осуществляется уже не между потоками процессора, а между отдельными ЭВМ). Очереди сообщений используются для взаимодействия нескольких машин в одной большой сети. Опыт работы с ZeroMQ пригодится мне при настройке собственной системы распределённых вычисле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number_5f_bash" style:display-name="number_bash" style:family="text">
      <style:text-properties fo:color="#000000" loext:opacity="100%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keyword0_5f_bash" style:display-name="keyword0_bash" style:family="text">
      <style:text-properties fo:color="#000000" loext:opacity="100%" fo:font-style="normal" fo:font-weight="bold"/>
    </style:style>
    <style:style style:name="string_5f_bash" style:display-name="string_bash" style:family="text">
      <style:text-properties fo:color="#ff0000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29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12-08T00:59:19.217837579</dc:date>
    <meta:editing-cycles>10</meta:editing-cycles>
    <meta:editing-duration>PT26M3S</meta:editing-duration>
    <meta:generator>LibreOffice/7.2.3.2$Linux_X86_64 LibreOffice_project/20$Build-2</meta:generator>
    <meta:document-statistic meta:table-count="1" meta:image-count="0" meta:object-count="0" meta:page-count="29" meta:paragraph-count="720" meta:word-count="2895" meta:character-count="22836" meta:non-whitespace-character-count="1933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